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2000000D000000DF000000DF22419743.svm" manifest:media-type="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6669in" svg:height="6.0472in" svg:x="0.3106in" svg:y="9.0748in">
            <draw:object draw:notify-on-update-of-ranges="Sheet1.A3:Sheet1.A53 Sheet1.N1:Sheet1.N1 Sheet1.N3:Sheet1.N53 Sheet1.A3:Sheet1.A53 Sheet1.B1:Sheet1.B1 Sheet1.B3:Sheet1.B53 Sheet1.A3:Sheet1.A53 Sheet1.M1:Sheet1.M1 Sheet1.M3:Sheet1.M53 Sheet1.A3:Sheet1.A53 Sheet1.J1:Sheet1.J1 Sheet1.J3:Sheet1.J53 Sheet1.A3:Sheet1.A53 Sheet1.D1:Sheet1.D1 Sheet1.D3:Sheet1.D53 Sheet1.A3:Sheet1.A53 Sheet1.H1:Sheet1.H1 Sheet1.H3:Sheet1.H5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AVL</text:p>
          </table:table-cell>
          <table:table-cell/>
          <table:table-cell office:value-type="string" calcext:value-type="string">
            <text:p>Gap</text:p>
          </table:table-cell>
          <table:table-cell/>
          <table:table-cell table:style-name="ce1" table:number-columns-repeated="2"/>
          <table:table-cell office:value-type="string" calcext:value-type="string">
            <text:p>Red-Black</text:p>
          </table:table-cell>
          <table:table-cell/>
          <table:table-cell office:value-type="string" calcext:value-type="string">
            <text:p>Left-Hybrid</text:p>
          </table:table-cell>
          <table:table-cell table:number-columns-repeated="2"/>
          <table:table-cell office:value-type="string" calcext:value-type="string">
            <text:p>Pair</text:p>
          </table:table-cell>
          <table:table-cell office:value-type="string" calcext:value-type="string">
            <text:p>Balance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rue Heigh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'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'</text:p>
          </table:table-cell>
          <table:table-cell office:value-type="string" calcext:value-type="string">
            <text:p>maxRB'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”</text:p>
          </table:table-cell>
          <table:table-cell office:value-type="string" calcext:value-type="string">
            <text:p>P'</text:p>
          </table:table-cell>
          <table:table-cell table:number-columns-repeated="2"/>
          <table:table-cell office:value-type="string" calcext:value-type="string">
            <text:p>True Height</text:p>
          </table:table-cell>
          <table:table-cell office:value-type="string" calcext:value-type="string">
            <text:p>Log2A</text:p>
          </table:table-cell>
          <table:table-cell office:value-type="string" calcext:value-type="string">
            <text:p>Log2G'</text:p>
          </table:table-cell>
          <table:table-cell office:value-type="string" calcext:value-type="string">
            <text:p>Log2mRB'</text:p>
          </table:table-cell>
          <table:table-cell office:value-type="string" calcext:value-type="string">
            <text:p>Log2L'</text:p>
          </table:table-cell>
          <table:table-cell office:value-type="string" calcext:value-type="string">
            <text:p>Log2P'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formula="of:=MAX([.F3];[.G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+[.E3]+[.G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MAX([.F4];[.G4])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+2*[.N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LOG([.B4];2)" office:value-type="float" office:value="0" calcext:value-type="float">
            <text:p>0</text:p>
          </table:table-cell>
          <table:table-cell table:formula="of:=LOG([.D4];2)" office:value-type="float" office:value="0" calcext:value-type="float">
            <text:p>0</text:p>
          </table:table-cell>
          <table:table-cell table:formula="of:=LOG([.H4];2)" office:value-type="float" office:value="0" calcext:value-type="float">
            <text:p>0</text:p>
          </table:table-cell>
          <table:table-cell table:formula="of:=LOG([.J4];2)" office:value-type="float" office:value="0" calcext:value-type="float">
            <text:p>0</text:p>
          </table:table-cell>
          <table:table-cell table:formula="of:=LOG([.M4];2)"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formula="of:=1+[.B4]+[.B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1+[.D4]+[.C3]" office:value-type="float" office:value="2" calcext:value-type="float">
            <text:p>2</text:p>
          </table:table-cell>
          <table:table-cell table:formula="of:=1+2*[.E3]" office:value-type="float" office:value="1" calcext:value-type="float">
            <text:p>1</text:p>
          </table:table-cell>
          <table:table-cell table:formula="of:=1+[.E4]+[.G4]" office:value-type="float" office:value="2" calcext:value-type="float">
            <text:p>2</text:p>
          </table:table-cell>
          <table:table-cell table:formula="of:=1+[.F4]+[.E3]" office:value-type="float" office:value="2" calcext:value-type="float">
            <text:p>2</text:p>
          </table:table-cell>
          <table:table-cell table:formula="of:=MAX([.F5];[.G5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1+[.J4]+[.I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1+[.K4]+[.L3]" office:value-type="float" office:value="2" calcext:value-type="float">
            <text:p>2</text:p>
          </table:table-cell>
          <table:table-cell table:formula="of:=1+[.M4]+[.L3]" office:value-type="float" office:value="2" calcext:value-type="float">
            <text:p>2</text:p>
          </table:table-cell>
          <table:table-cell table:formula="of:=1+2*[.N4]" office:value-type="float" office:value="3" calcext:value-type="float">
            <text:p>3</text:p>
          </table:table-cell>
          <table:table-cell/>
          <table:table-cell table:formula="of:=[.P4]+1" office:value-type="float" office:value="2" calcext:value-type="float">
            <text:p>2</text:p>
          </table:table-cell>
          <table:table-cell table:formula="of:=LOG([.B5];2)" office:value-type="float" office:value="1" calcext:value-type="float">
            <text:p>1</text:p>
          </table:table-cell>
          <table:table-cell table:formula="of:=LOG([.D5];2)" office:value-type="float" office:value="1" calcext:value-type="float">
            <text:p>1</text:p>
          </table:table-cell>
          <table:table-cell table:formula="of:=LOG([.H5];2)" office:value-type="float" office:value="1" calcext:value-type="float">
            <text:p>1</text:p>
          </table:table-cell>
          <table:table-cell table:formula="of:=LOG([.J5];2)" office:value-type="float" office:value="1" calcext:value-type="float">
            <text:p>1</text:p>
          </table:table-cell>
          <table:table-cell table:formula="of:=LOG([.M5];2)" office:value-type="float" office:value="1" calcext:value-type="float">
            <text:p>1</text:p>
          </table:table-cell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formula="of:=1+[.B5]+[.B4]" office:value-type="float" office:value="4" calcext:value-type="float">
            <text:p>4</text:p>
          </table:table-cell>
          <table:table-cell table:formula="of:=1+2*[.C4]" office:value-type="float" office:value="3" calcext:value-type="float">
            <text:p>3</text:p>
          </table:table-cell>
          <table:table-cell table:formula="of:=1+[.D5]+[.C4]" office:value-type="float" office:value="4" calcext:value-type="float">
            <text:p>4</text:p>
          </table:table-cell>
          <table:table-cell table:formula="of:=1+2*[.E4]" office:value-type="float" office:value="1" calcext:value-type="float">
            <text:p>1</text:p>
          </table:table-cell>
          <table:table-cell table:formula="of:=1+[.E5]+[.G5]" office:value-type="float" office:value="4" calcext:value-type="float">
            <text:p>4</text:p>
          </table:table-cell>
          <table:table-cell table:formula="of:=1+[.F5]+[.E4]" office:value-type="float" office:value="3" calcext:value-type="float">
            <text:p>3</text:p>
          </table:table-cell>
          <table:table-cell table:formula="of:=MAX([.F6];[.G6])" office:value-type="float" office:value="4" calcext:value-type="float">
            <text:p>4</text:p>
          </table:table-cell>
          <table:table-cell table:formula="of:=1+[.J4]+[.I4]" office:value-type="float" office:value="3" calcext:value-type="float">
            <text:p>3</text:p>
          </table:table-cell>
          <table:table-cell table:formula="of:=1+[.J5]+[.I4]" office:value-type="float" office:value="4" calcext:value-type="float">
            <text:p>4</text:p>
          </table:table-cell>
          <table:table-cell table:formula="of:=1+2*[.L4]" office:value-type="float" office:value="3" calcext:value-type="float">
            <text:p>3</text:p>
          </table:table-cell>
          <table:table-cell table:formula="of:=1+[.K5]+[.L4]" office:value-type="float" office:value="4" calcext:value-type="float">
            <text:p>4</text:p>
          </table:table-cell>
          <table:table-cell table:formula="of:=1+[.M5]+[.L4]" office:value-type="float" office:value="4" calcext:value-type="float">
            <text:p>4</text:p>
          </table:table-cell>
          <table:table-cell table:formula="of:=1+2*[.N5]" office:value-type="float" office:value="7" calcext:value-type="float">
            <text:p>7</text:p>
          </table:table-cell>
          <table:table-cell/>
          <table:table-cell table:formula="of:=[.P5]+1" office:value-type="float" office:value="3" calcext:value-type="float">
            <text:p>3</text:p>
          </table:table-cell>
          <table:table-cell table:formula="of:=LOG([.B6];2)" office:value-type="float" office:value="2" calcext:value-type="float">
            <text:p>2</text:p>
          </table:table-cell>
          <table:table-cell table:formula="of:=LOG([.D6];2)" office:value-type="float" office:value="2" calcext:value-type="float">
            <text:p>2</text:p>
          </table:table-cell>
          <table:table-cell table:formula="of:=LOG([.H6];2)" office:value-type="float" office:value="2" calcext:value-type="float">
            <text:p>2</text:p>
          </table:table-cell>
          <table:table-cell table:formula="of:=LOG([.J6];2)" office:value-type="float" office:value="2" calcext:value-type="float">
            <text:p>2</text:p>
          </table:table-cell>
          <table:table-cell table:formula="of:=LOG([.M6];2)" office:value-type="float" office:value="2" calcext:value-type="float">
            <text:p>2</text:p>
          </table:table-cell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table:formula="of:=1+[.B6]+[.B5]" office:value-type="float" office:value="7" calcext:value-type="float">
            <text:p>7</text:p>
          </table:table-cell>
          <table:table-cell table:formula="of:=1+2*[.C5]" office:value-type="float" office:value="5" calcext:value-type="float">
            <text:p>5</text:p>
          </table:table-cell>
          <table:table-cell table:formula="of:=1+[.D6]+[.C5]" office:value-type="float" office:value="7" calcext:value-type="float">
            <text:p>7</text:p>
          </table:table-cell>
          <table:table-cell table:formula="of:=1+2*[.E5]" office:value-type="float" office:value="3" calcext:value-type="float">
            <text:p>3</text:p>
          </table:table-cell>
          <table:table-cell table:formula="of:=1+[.E6]+[.G6]" office:value-type="float" office:value="5" calcext:value-type="float">
            <text:p>5</text:p>
          </table:table-cell>
          <table:table-cell table:formula="of:=1+[.F6]+[.E5]" office:value-type="float" office:value="6" calcext:value-type="float">
            <text:p>6</text:p>
          </table:table-cell>
          <table:table-cell table:formula="of:=MAX([.F7];[.G7])" office:value-type="float" office:value="6" calcext:value-type="float">
            <text:p>6</text:p>
          </table:table-cell>
          <table:table-cell table:formula="of:=1+[.J5]+[.I5]" office:value-type="float" office:value="5" calcext:value-type="float">
            <text:p>5</text:p>
          </table:table-cell>
          <table:table-cell table:formula="of:=1+[.J6]+[.I5]" office:value-type="float" office:value="7" calcext:value-type="float">
            <text:p>7</text:p>
          </table:table-cell>
          <table:table-cell table:formula="of:=1+2*[.L5]" office:value-type="float" office:value="5" calcext:value-type="float">
            <text:p>5</text:p>
          </table:table-cell>
          <table:table-cell table:formula="of:=1+[.K6]+[.L5]" office:value-type="float" office:value="6" calcext:value-type="float">
            <text:p>6</text:p>
          </table:table-cell>
          <table:table-cell table:formula="of:=1+[.M6]+[.L5]" office:value-type="float" office:value="7" calcext:value-type="float">
            <text:p>7</text:p>
          </table:table-cell>
          <table:table-cell table:formula="of:=1+2*[.N6]" office:value-type="float" office:value="15" calcext:value-type="float">
            <text:p>15</text:p>
          </table:table-cell>
          <table:table-cell/>
          <table:table-cell table:formula="of:=[.P6]+1" office:value-type="float" office:value="4" calcext:value-type="float">
            <text:p>4</text:p>
          </table:table-cell>
          <table:table-cell table:formula="of:=LOG([.B7];2)" office:value-type="float" office:value="2.8073549220576" calcext:value-type="float">
            <text:p>2.8073549221</text:p>
          </table:table-cell>
          <table:table-cell table:formula="of:=LOG([.D7];2)" office:value-type="float" office:value="2.8073549220576" calcext:value-type="float">
            <text:p>2.8073549221</text:p>
          </table:table-cell>
          <table:table-cell table:formula="of:=LOG([.H7];2)" office:value-type="float" office:value="2.58496250072116" calcext:value-type="float">
            <text:p>2.5849625007</text:p>
          </table:table-cell>
          <table:table-cell table:formula="of:=LOG([.J7];2)" office:value-type="float" office:value="2.8073549220576" calcext:value-type="float">
            <text:p>2.8073549221</text:p>
          </table:table-cell>
          <table:table-cell table:formula="of:=LOG([.M7];2)" office:value-type="float" office:value="2.8073549220576" calcext:value-type="float">
            <text:p>2.8073549221</text:p>
          </table:table-cell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formula="of:=1+[.B7]+[.B6]" office:value-type="float" office:value="12" calcext:value-type="float">
            <text:p>12</text:p>
          </table:table-cell>
          <table:table-cell table:formula="of:=1+2*[.C6]" office:value-type="float" office:value="7" calcext:value-type="float">
            <text:p>7</text:p>
          </table:table-cell>
          <table:table-cell table:formula="of:=1+[.D7]+[.C6]" office:value-type="float" office:value="11" calcext:value-type="float">
            <text:p>11</text:p>
          </table:table-cell>
          <table:table-cell table:formula="of:=1+2*[.E6]" office:value-type="float" office:value="3" calcext:value-type="float">
            <text:p>3</text:p>
          </table:table-cell>
          <table:table-cell table:formula="of:=1+[.E7]+[.G7]" office:value-type="float" office:value="10" calcext:value-type="float">
            <text:p>10</text:p>
          </table:table-cell>
          <table:table-cell table:formula="of:=1+[.F7]+[.E6]" office:value-type="float" office:value="7" calcext:value-type="float">
            <text:p>7</text:p>
          </table:table-cell>
          <table:table-cell table:formula="of:=MAX([.F8];[.G8])" office:value-type="float" office:value="10" calcext:value-type="float">
            <text:p>10</text:p>
          </table:table-cell>
          <table:table-cell table:formula="of:=1+[.J6]+[.I6]" office:value-type="float" office:value="8" calcext:value-type="float">
            <text:p>8</text:p>
          </table:table-cell>
          <table:table-cell table:formula="of:=1+[.J7]+[.I6]" office:value-type="float" office:value="11" calcext:value-type="float">
            <text:p>11</text:p>
          </table:table-cell>
          <table:table-cell table:formula="of:=1+2*[.L6]" office:value-type="float" office:value="9" calcext:value-type="float">
            <text:p>9</text:p>
          </table:table-cell>
          <table:table-cell table:formula="of:=1+[.K7]+[.L6]" office:value-type="float" office:value="10" calcext:value-type="float">
            <text:p>10</text:p>
          </table:table-cell>
          <table:table-cell table:formula="of:=1+[.M7]+[.L6]" office:value-type="float" office:value="12" calcext:value-type="float">
            <text:p>12</text:p>
          </table:table-cell>
          <table:table-cell table:formula="of:=1+2*[.N7]" office:value-type="float" office:value="31" calcext:value-type="float">
            <text:p>31</text:p>
          </table:table-cell>
          <table:table-cell/>
          <table:table-cell table:formula="of:=[.P7]+1" office:value-type="float" office:value="5" calcext:value-type="float">
            <text:p>5</text:p>
          </table:table-cell>
          <table:table-cell table:formula="of:=LOG([.B8];2)" office:value-type="float" office:value="3.58496250072116" calcext:value-type="float">
            <text:p>3.5849625007</text:p>
          </table:table-cell>
          <table:table-cell table:formula="of:=LOG([.D8];2)" office:value-type="float" office:value="3.4594316186373" calcext:value-type="float">
            <text:p>3.4594316186</text:p>
          </table:table-cell>
          <table:table-cell table:formula="of:=LOG([.H8];2)" office:value-type="float" office:value="3.32192809488736" calcext:value-type="float">
            <text:p>3.3219280949</text:p>
          </table:table-cell>
          <table:table-cell table:formula="of:=LOG([.J8];2)" office:value-type="float" office:value="3.4594316186373" calcext:value-type="float">
            <text:p>3.4594316186</text:p>
          </table:table-cell>
          <table:table-cell table:formula="of:=LOG([.M8];2)" office:value-type="float" office:value="3.58496250072116" calcext:value-type="float">
            <text:p>3.5849625007</text:p>
          </table:table-cell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formula="of:=1+[.B8]+[.B7]" office:value-type="float" office:value="20" calcext:value-type="float">
            <text:p>20</text:p>
          </table:table-cell>
          <table:table-cell table:formula="of:=1+2*[.C7]" office:value-type="float" office:value="11" calcext:value-type="float">
            <text:p>11</text:p>
          </table:table-cell>
          <table:table-cell table:formula="of:=1+[.D8]+[.C7]" office:value-type="float" office:value="17" calcext:value-type="float">
            <text:p>17</text:p>
          </table:table-cell>
          <table:table-cell table:formula="of:=1+2*[.E7]" office:value-type="float" office:value="7" calcext:value-type="float">
            <text:p>7</text:p>
          </table:table-cell>
          <table:table-cell table:formula="of:=1+[.E8]+[.G8]" office:value-type="float" office:value="11" calcext:value-type="float">
            <text:p>11</text:p>
          </table:table-cell>
          <table:table-cell table:formula="of:=1+[.F8]+[.E7]" office:value-type="float" office:value="14" calcext:value-type="float">
            <text:p>14</text:p>
          </table:table-cell>
          <table:table-cell table:formula="of:=MAX([.F9];[.G9])" office:value-type="float" office:value="14" calcext:value-type="float">
            <text:p>14</text:p>
          </table:table-cell>
          <table:table-cell table:formula="of:=1+[.J7]+[.I7]" office:value-type="float" office:value="13" calcext:value-type="float">
            <text:p>13</text:p>
          </table:table-cell>
          <table:table-cell table:formula="of:=1+[.J8]+[.I7]" office:value-type="float" office:value="17" calcext:value-type="float">
            <text:p>17</text:p>
          </table:table-cell>
          <table:table-cell table:formula="of:=1+2*[.L7]" office:value-type="float" office:value="13" calcext:value-type="float">
            <text:p>13</text:p>
          </table:table-cell>
          <table:table-cell table:formula="of:=1+[.K8]+[.L7]" office:value-type="float" office:value="16" calcext:value-type="float">
            <text:p>16</text:p>
          </table:table-cell>
          <table:table-cell table:formula="of:=1+[.M8]+[.L7]" office:value-type="float" office:value="19" calcext:value-type="float">
            <text:p>19</text:p>
          </table:table-cell>
          <table:table-cell table:formula="of:=1+2*[.N8]" office:value-type="float" office:value="63" calcext:value-type="float">
            <text:p>63</text:p>
          </table:table-cell>
          <table:table-cell/>
          <table:table-cell table:formula="of:=[.P8]+1" office:value-type="float" office:value="6" calcext:value-type="float">
            <text:p>6</text:p>
          </table:table-cell>
          <table:table-cell table:formula="of:=LOG([.B9];2)" office:value-type="float" office:value="4.32192809488736" calcext:value-type="float">
            <text:p>4.3219280949</text:p>
          </table:table-cell>
          <table:table-cell table:formula="of:=LOG([.D9];2)" office:value-type="float" office:value="4.08746284125034" calcext:value-type="float">
            <text:p>4.0874628413</text:p>
          </table:table-cell>
          <table:table-cell table:formula="of:=LOG([.H9];2)" office:value-type="float" office:value="3.8073549220576" calcext:value-type="float">
            <text:p>3.8073549221</text:p>
          </table:table-cell>
          <table:table-cell table:formula="of:=LOG([.J9];2)" office:value-type="float" office:value="4.08746284125034" calcext:value-type="float">
            <text:p>4.0874628413</text:p>
          </table:table-cell>
          <table:table-cell table:formula="of:=LOG([.M9];2)" office:value-type="float" office:value="4.24792751344359" calcext:value-type="float">
            <text:p>4.2479275134</text:p>
          </table:table-cell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table:formula="of:=1+[.B9]+[.B8]" office:value-type="float" office:value="33" calcext:value-type="float">
            <text:p>33</text:p>
          </table:table-cell>
          <table:table-cell table:formula="of:=1+2*[.C8]" office:value-type="float" office:value="15" calcext:value-type="float">
            <text:p>15</text:p>
          </table:table-cell>
          <table:table-cell table:formula="of:=1+[.D9]+[.C8]" office:value-type="float" office:value="25" calcext:value-type="float">
            <text:p>25</text:p>
          </table:table-cell>
          <table:table-cell table:formula="of:=1+2*[.E8]" office:value-type="float" office:value="7" calcext:value-type="float">
            <text:p>7</text:p>
          </table:table-cell>
          <table:table-cell table:formula="of:=1+[.E9]+[.G9]" office:value-type="float" office:value="22" calcext:value-type="float">
            <text:p>22</text:p>
          </table:table-cell>
          <table:table-cell table:formula="of:=1+[.F9]+[.E8]" office:value-type="float" office:value="15" calcext:value-type="float">
            <text:p>15</text:p>
          </table:table-cell>
          <table:table-cell table:formula="of:=MAX([.F10];[.G10])" office:value-type="float" office:value="22" calcext:value-type="float">
            <text:p>22</text:p>
          </table:table-cell>
          <table:table-cell table:formula="of:=1+[.J8]+[.I8]" office:value-type="float" office:value="20" calcext:value-type="float">
            <text:p>20</text:p>
          </table:table-cell>
          <table:table-cell table:formula="of:=1+[.J9]+[.I8]" office:value-type="float" office:value="26" calcext:value-type="float">
            <text:p>26</text:p>
          </table:table-cell>
          <table:table-cell table:formula="of:=1+2*[.L8]" office:value-type="float" office:value="21" calcext:value-type="float">
            <text:p>21</text:p>
          </table:table-cell>
          <table:table-cell table:formula="of:=1+[.K9]+[.L8]" office:value-type="float" office:value="24" calcext:value-type="float">
            <text:p>24</text:p>
          </table:table-cell>
          <table:table-cell table:formula="of:=1+[.M9]+[.L8]" office:value-type="float" office:value="30" calcext:value-type="float">
            <text:p>30</text:p>
          </table:table-cell>
          <table:table-cell table:formula="of:=1+2*[.N9]" office:value-type="float" office:value="127" calcext:value-type="float">
            <text:p>127</text:p>
          </table:table-cell>
          <table:table-cell/>
          <table:table-cell table:formula="of:=[.P9]+1" office:value-type="float" office:value="7" calcext:value-type="float">
            <text:p>7</text:p>
          </table:table-cell>
          <table:table-cell table:formula="of:=LOG([.B10];2)" office:value-type="float" office:value="5.04439411935845" calcext:value-type="float">
            <text:p>5.0443941194</text:p>
          </table:table-cell>
          <table:table-cell table:formula="of:=LOG([.D10];2)" office:value-type="float" office:value="4.64385618977472" calcext:value-type="float">
            <text:p>4.6438561898</text:p>
          </table:table-cell>
          <table:table-cell table:formula="of:=LOG([.H10];2)" office:value-type="float" office:value="4.4594316186373" calcext:value-type="float">
            <text:p>4.4594316186</text:p>
          </table:table-cell>
          <table:table-cell table:formula="of:=LOG([.J10];2)" office:value-type="float" office:value="4.70043971814109" calcext:value-type="float">
            <text:p>4.7004397181</text:p>
          </table:table-cell>
          <table:table-cell table:formula="of:=LOG([.M10];2)" office:value-type="float" office:value="4.90689059560852" calcext:value-type="float">
            <text:p>4.9068905956</text:p>
          </table:table-cell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table:formula="of:=1+[.B10]+[.B9]" office:value-type="float" office:value="54" calcext:value-type="float">
            <text:p>54</text:p>
          </table:table-cell>
          <table:table-cell table:formula="of:=1+2*[.C9]" office:value-type="float" office:value="23" calcext:value-type="float">
            <text:p>23</text:p>
          </table:table-cell>
          <table:table-cell table:formula="of:=1+[.D10]+[.C9]" office:value-type="float" office:value="37" calcext:value-type="float">
            <text:p>37</text:p>
          </table:table-cell>
          <table:table-cell table:formula="of:=1+2*[.E9]" office:value-type="float" office:value="15" calcext:value-type="float">
            <text:p>15</text:p>
          </table:table-cell>
          <table:table-cell table:formula="of:=1+[.E10]+[.G10]" office:value-type="float" office:value="23" calcext:value-type="float">
            <text:p>23</text:p>
          </table:table-cell>
          <table:table-cell table:formula="of:=1+[.F10]+[.E9]" office:value-type="float" office:value="30" calcext:value-type="float">
            <text:p>30</text:p>
          </table:table-cell>
          <table:table-cell table:formula="of:=MAX([.F11];[.G11])" office:value-type="float" office:value="30" calcext:value-type="float">
            <text:p>30</text:p>
          </table:table-cell>
          <table:table-cell table:formula="of:=1+[.J9]+[.I9]" office:value-type="float" office:value="31" calcext:value-type="float">
            <text:p>31</text:p>
          </table:table-cell>
          <table:table-cell table:formula="of:=1+[.J10]+[.I9]" office:value-type="float" office:value="40" calcext:value-type="float">
            <text:p>40</text:p>
          </table:table-cell>
          <table:table-cell table:formula="of:=1+2*[.L9]" office:value-type="float" office:value="33" calcext:value-type="float">
            <text:p>33</text:p>
          </table:table-cell>
          <table:table-cell table:formula="of:=1+[.K10]+[.L9]" office:value-type="float" office:value="38" calcext:value-type="float">
            <text:p>38</text:p>
          </table:table-cell>
          <table:table-cell table:formula="of:=1+[.M10]+[.L9]" office:value-type="float" office:value="47" calcext:value-type="float">
            <text:p>47</text:p>
          </table:table-cell>
          <table:table-cell table:formula="of:=1+2*[.N10]" office:value-type="float" office:value="255" calcext:value-type="float">
            <text:p>255</text:p>
          </table:table-cell>
          <table:table-cell/>
          <table:table-cell table:formula="of:=[.P10]+1" office:value-type="float" office:value="8" calcext:value-type="float">
            <text:p>8</text:p>
          </table:table-cell>
          <table:table-cell table:formula="of:=LOG([.B11];2)" office:value-type="float" office:value="5.75488750216347" calcext:value-type="float">
            <text:p>5.7548875022</text:p>
          </table:table-cell>
          <table:table-cell table:formula="of:=LOG([.D11];2)" office:value-type="float" office:value="5.20945336562895" calcext:value-type="float">
            <text:p>5.2094533656</text:p>
          </table:table-cell>
          <table:table-cell table:formula="of:=LOG([.H11];2)" office:value-type="float" office:value="4.90689059560852" calcext:value-type="float">
            <text:p>4.9068905956</text:p>
          </table:table-cell>
          <table:table-cell table:formula="of:=LOG([.J11];2)" office:value-type="float" office:value="5.32192809488736" calcext:value-type="float">
            <text:p>5.3219280949</text:p>
          </table:table-cell>
          <table:table-cell table:formula="of:=LOG([.M11];2)" office:value-type="float" office:value="5.55458885167764" calcext:value-type="float">
            <text:p>5.5545888517</text:p>
          </table:table-cell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table:formula="of:=1+[.B11]+[.B10]" office:value-type="float" office:value="88" calcext:value-type="float">
            <text:p>88</text:p>
          </table:table-cell>
          <table:table-cell table:formula="of:=1+2*[.C10]" office:value-type="float" office:value="31" calcext:value-type="float">
            <text:p>31</text:p>
          </table:table-cell>
          <table:table-cell table:formula="of:=1+[.D11]+[.C10]" office:value-type="float" office:value="53" calcext:value-type="float">
            <text:p>53</text:p>
          </table:table-cell>
          <table:table-cell table:formula="of:=1+2*[.E10]" office:value-type="float" office:value="15" calcext:value-type="float">
            <text:p>15</text:p>
          </table:table-cell>
          <table:table-cell table:formula="of:=1+[.E11]+[.G11]" office:value-type="float" office:value="46" calcext:value-type="float">
            <text:p>46</text:p>
          </table:table-cell>
          <table:table-cell table:formula="of:=1+[.F11]+[.E10]" office:value-type="float" office:value="31" calcext:value-type="float">
            <text:p>31</text:p>
          </table:table-cell>
          <table:table-cell table:formula="of:=MAX([.F12];[.G12])" office:value-type="float" office:value="46" calcext:value-type="float">
            <text:p>46</text:p>
          </table:table-cell>
          <table:table-cell table:formula="of:=1+[.J10]+[.I10]" office:value-type="float" office:value="47" calcext:value-type="float">
            <text:p>47</text:p>
          </table:table-cell>
          <table:table-cell table:formula="of:=1+[.J11]+[.I10]" office:value-type="float" office:value="61" calcext:value-type="float">
            <text:p>61</text:p>
          </table:table-cell>
          <table:table-cell table:formula="of:=1+2*[.L10]" office:value-type="float" office:value="49" calcext:value-type="float">
            <text:p>49</text:p>
          </table:table-cell>
          <table:table-cell table:formula="of:=1+[.K11]+[.L10]" office:value-type="float" office:value="58" calcext:value-type="float">
            <text:p>58</text:p>
          </table:table-cell>
          <table:table-cell table:formula="of:=1+[.M11]+[.L10]" office:value-type="float" office:value="72" calcext:value-type="float">
            <text:p>72</text:p>
          </table:table-cell>
          <table:table-cell table:formula="of:=1+2*[.N11]" office:value-type="float" office:value="511" calcext:value-type="float">
            <text:p>511</text:p>
          </table:table-cell>
          <table:table-cell/>
          <table:table-cell table:formula="of:=[.P11]+1" office:value-type="float" office:value="9" calcext:value-type="float">
            <text:p>9</text:p>
          </table:table-cell>
          <table:table-cell table:formula="of:=LOG([.B12];2)" office:value-type="float" office:value="6.4594316186373" calcext:value-type="float">
            <text:p>6.4594316186</text:p>
          </table:table-cell>
          <table:table-cell table:formula="of:=LOG([.D12];2)" office:value-type="float" office:value="5.7279204545632" calcext:value-type="float">
            <text:p>5.7279204546</text:p>
          </table:table-cell>
          <table:table-cell table:formula="of:=LOG([.H12];2)" office:value-type="float" office:value="5.52356195605701" calcext:value-type="float">
            <text:p>5.5235619561</text:p>
          </table:table-cell>
          <table:table-cell table:formula="of:=LOG([.J12];2)" office:value-type="float" office:value="5.93073733756289" calcext:value-type="float">
            <text:p>5.9307373376</text:p>
          </table:table-cell>
          <table:table-cell table:formula="of:=LOG([.M12];2)" office:value-type="float" office:value="6.16992500144231" calcext:value-type="float">
            <text:p>6.1699250014</text:p>
          </table:table-cell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formula="of:=1+[.B12]+[.B11]" office:value-type="float" office:value="143" calcext:value-type="float">
            <text:p>143</text:p>
          </table:table-cell>
          <table:table-cell table:formula="of:=1+2*[.C11]" office:value-type="float" office:value="47" calcext:value-type="float">
            <text:p>47</text:p>
          </table:table-cell>
          <table:table-cell table:formula="of:=1+[.D12]+[.C11]" office:value-type="float" office:value="77" calcext:value-type="float">
            <text:p>77</text:p>
          </table:table-cell>
          <table:table-cell table:formula="of:=1+2*[.E11]" office:value-type="float" office:value="31" calcext:value-type="float">
            <text:p>31</text:p>
          </table:table-cell>
          <table:table-cell table:formula="of:=1+[.E12]+[.G12]" office:value-type="float" office:value="47" calcext:value-type="float">
            <text:p>47</text:p>
          </table:table-cell>
          <table:table-cell table:formula="of:=1+[.F12]+[.E11]" office:value-type="float" office:value="62" calcext:value-type="float">
            <text:p>62</text:p>
          </table:table-cell>
          <table:table-cell table:formula="of:=MAX([.F13];[.G13])" office:value-type="float" office:value="62" calcext:value-type="float">
            <text:p>62</text:p>
          </table:table-cell>
          <table:table-cell table:formula="of:=1+[.J11]+[.I11]" office:value-type="float" office:value="72" calcext:value-type="float">
            <text:p>72</text:p>
          </table:table-cell>
          <table:table-cell table:formula="of:=1+[.J12]+[.I11]" office:value-type="float" office:value="93" calcext:value-type="float">
            <text:p>93</text:p>
          </table:table-cell>
          <table:table-cell table:formula="of:=1+2*[.L11]" office:value-type="float" office:value="77" calcext:value-type="float">
            <text:p>77</text:p>
          </table:table-cell>
          <table:table-cell table:formula="of:=1+[.K12]+[.L11]" office:value-type="float" office:value="88" calcext:value-type="float">
            <text:p>88</text:p>
          </table:table-cell>
          <table:table-cell table:formula="of:=1+[.M12]+[.L11]" office:value-type="float" office:value="111" calcext:value-type="float">
            <text:p>111</text:p>
          </table:table-cell>
          <table:table-cell table:formula="of:=1+2*[.N12]" office:value-type="float" office:value="1023" calcext:value-type="float">
            <text:p>1023</text:p>
          </table:table-cell>
          <table:table-cell/>
          <table:table-cell table:formula="of:=[.P12]+1" office:value-type="float" office:value="10" calcext:value-type="float">
            <text:p>10</text:p>
          </table:table-cell>
          <table:table-cell table:formula="of:=LOG([.B13];2)" office:value-type="float" office:value="7.15987133677839" calcext:value-type="float">
            <text:p>7.1598713368</text:p>
          </table:table-cell>
          <table:table-cell table:formula="of:=LOG([.D13];2)" office:value-type="float" office:value="6.2667865406949" calcext:value-type="float">
            <text:p>6.2667865407</text:p>
          </table:table-cell>
          <table:table-cell table:formula="of:=LOG([.H13];2)" office:value-type="float" office:value="5.95419631038688" calcext:value-type="float">
            <text:p>5.9541963104</text:p>
          </table:table-cell>
          <table:table-cell table:formula="of:=LOG([.J13];2)" office:value-type="float" office:value="6.53915881110803" calcext:value-type="float">
            <text:p>6.5391588111</text:p>
          </table:table-cell>
          <table:table-cell table:formula="of:=LOG([.M13];2)" office:value-type="float" office:value="6.79441586635011" calcext:value-type="float">
            <text:p>6.7944158664</text:p>
          </table:table-cell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formula="of:=1+[.B13]+[.B12]" office:value-type="float" office:value="232" calcext:value-type="float">
            <text:p>232</text:p>
          </table:table-cell>
          <table:table-cell table:formula="of:=1+2*[.C12]" office:value-type="float" office:value="63" calcext:value-type="float">
            <text:p>63</text:p>
          </table:table-cell>
          <table:table-cell table:formula="of:=1+[.D13]+[.C12]" office:value-type="float" office:value="109" calcext:value-type="float">
            <text:p>109</text:p>
          </table:table-cell>
          <table:table-cell table:formula="of:=1+2*[.E12]" office:value-type="float" office:value="31" calcext:value-type="float">
            <text:p>31</text:p>
          </table:table-cell>
          <table:table-cell table:formula="of:=1+[.E13]+[.G13]" office:value-type="float" office:value="94" calcext:value-type="float">
            <text:p>94</text:p>
          </table:table-cell>
          <table:table-cell table:formula="of:=1+[.F13]+[.E12]" office:value-type="float" office:value="63" calcext:value-type="float">
            <text:p>63</text:p>
          </table:table-cell>
          <table:table-cell table:formula="of:=MAX([.F14];[.G14])" office:value-type="float" office:value="94" calcext:value-type="float">
            <text:p>94</text:p>
          </table:table-cell>
          <table:table-cell table:formula="of:=1+[.J12]+[.I12]" office:value-type="float" office:value="109" calcext:value-type="float">
            <text:p>109</text:p>
          </table:table-cell>
          <table:table-cell table:formula="of:=1+[.J13]+[.I12]" office:value-type="float" office:value="141" calcext:value-type="float">
            <text:p>141</text:p>
          </table:table-cell>
          <table:table-cell table:formula="of:=1+2*[.L12]" office:value-type="float" office:value="117" calcext:value-type="float">
            <text:p>117</text:p>
          </table:table-cell>
          <table:table-cell table:formula="of:=1+[.K13]+[.L12]" office:value-type="float" office:value="136" calcext:value-type="float">
            <text:p>136</text:p>
          </table:table-cell>
          <table:table-cell table:formula="of:=1+[.M13]+[.L12]" office:value-type="float" office:value="170" calcext:value-type="float">
            <text:p>170</text:p>
          </table:table-cell>
          <table:table-cell table:formula="of:=1+2*[.N13]" office:value-type="float" office:value="2047" calcext:value-type="float">
            <text:p>2047</text:p>
          </table:table-cell>
          <table:table-cell/>
          <table:table-cell table:formula="of:=[.P13]+1" office:value-type="float" office:value="11" calcext:value-type="float">
            <text:p>11</text:p>
          </table:table-cell>
          <table:table-cell table:formula="of:=LOG([.B14];2)" office:value-type="float" office:value="7.85798099512757" calcext:value-type="float">
            <text:p>7.8579809951</text:p>
          </table:table-cell>
          <table:table-cell table:formula="of:=LOG([.D14];2)" office:value-type="float" office:value="6.76818432477693" calcext:value-type="float">
            <text:p>6.7681843248</text:p>
          </table:table-cell>
          <table:table-cell table:formula="of:=LOG([.H14];2)" office:value-type="float" office:value="6.55458885167764" calcext:value-type="float">
            <text:p>6.5545888517</text:p>
          </table:table-cell>
          <table:table-cell table:formula="of:=LOG([.J14];2)" office:value-type="float" office:value="7.13955135239879" calcext:value-type="float">
            <text:p>7.1395513524</text:p>
          </table:table-cell>
          <table:table-cell table:formula="of:=LOG([.M14];2)" office:value-type="float" office:value="7.4093909361377" calcext:value-type="float">
            <text:p>7.4093909361</text:p>
          </table:table-cell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formula="of:=1+[.B14]+[.B13]" office:value-type="float" office:value="376" calcext:value-type="float">
            <text:p>376</text:p>
          </table:table-cell>
          <table:table-cell table:formula="of:=1+2*[.C13]" office:value-type="float" office:value="95" calcext:value-type="float">
            <text:p>95</text:p>
          </table:table-cell>
          <table:table-cell table:formula="of:=1+[.D14]+[.C13]" office:value-type="float" office:value="157" calcext:value-type="float">
            <text:p>157</text:p>
          </table:table-cell>
          <table:table-cell table:formula="of:=1+2*[.E13]" office:value-type="float" office:value="63" calcext:value-type="float">
            <text:p>63</text:p>
          </table:table-cell>
          <table:table-cell table:formula="of:=1+[.E14]+[.G14]" office:value-type="float" office:value="95" calcext:value-type="float">
            <text:p>95</text:p>
          </table:table-cell>
          <table:table-cell table:formula="of:=1+[.F14]+[.E13]" office:value-type="float" office:value="126" calcext:value-type="float">
            <text:p>126</text:p>
          </table:table-cell>
          <table:table-cell table:formula="of:=MAX([.F15];[.G15])" office:value-type="float" office:value="126" calcext:value-type="float">
            <text:p>126</text:p>
          </table:table-cell>
          <table:table-cell table:formula="of:=1+[.J13]+[.I13]" office:value-type="float" office:value="166" calcext:value-type="float">
            <text:p>166</text:p>
          </table:table-cell>
          <table:table-cell table:formula="of:=1+[.J14]+[.I13]" office:value-type="float" office:value="214" calcext:value-type="float">
            <text:p>214</text:p>
          </table:table-cell>
          <table:table-cell table:formula="of:=1+2*[.L13]" office:value-type="float" office:value="177" calcext:value-type="float">
            <text:p>177</text:p>
          </table:table-cell>
          <table:table-cell table:formula="of:=1+[.K14]+[.L13]" office:value-type="float" office:value="206" calcext:value-type="float">
            <text:p>206</text:p>
          </table:table-cell>
          <table:table-cell table:formula="of:=1+[.M14]+[.L13]" office:value-type="float" office:value="259" calcext:value-type="float">
            <text:p>259</text:p>
          </table:table-cell>
          <table:table-cell table:formula="of:=1+2*[.N14]" office:value-type="float" office:value="4095" calcext:value-type="float">
            <text:p>4095</text:p>
          </table:table-cell>
          <table:table-cell/>
          <table:table-cell table:formula="of:=[.P14]+1" office:value-type="float" office:value="12" calcext:value-type="float">
            <text:p>12</text:p>
          </table:table-cell>
          <table:table-cell table:formula="of:=LOG([.B15];2)" office:value-type="float" office:value="8.55458885167764" calcext:value-type="float">
            <text:p>8.5545888517</text:p>
          </table:table-cell>
          <table:table-cell table:formula="of:=LOG([.D15];2)" office:value-type="float" office:value="7.29462074889163" calcext:value-type="float">
            <text:p>7.2946207489</text:p>
          </table:table-cell>
          <table:table-cell table:formula="of:=LOG([.H15];2)" office:value-type="float" office:value="6.97727992349992" calcext:value-type="float">
            <text:p>6.9772799235</text:p>
          </table:table-cell>
          <table:table-cell table:formula="of:=LOG([.J15];2)" office:value-type="float" office:value="7.74146698640115" calcext:value-type="float">
            <text:p>7.7414669864</text:p>
          </table:table-cell>
          <table:table-cell table:formula="of:=LOG([.M15];2)" office:value-type="float" office:value="8.01680828768655" calcext:value-type="float">
            <text:p>8.0168082877</text:p>
          </table:table-cell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table:formula="of:=1+[.B15]+[.B14]" office:value-type="float" office:value="609" calcext:value-type="float">
            <text:p>609</text:p>
          </table:table-cell>
          <table:table-cell table:formula="of:=1+2*[.C14]" office:value-type="float" office:value="127" calcext:value-type="float">
            <text:p>127</text:p>
          </table:table-cell>
          <table:table-cell table:formula="of:=1+[.D15]+[.C14]" office:value-type="float" office:value="221" calcext:value-type="float">
            <text:p>221</text:p>
          </table:table-cell>
          <table:table-cell table:formula="of:=1+2*[.E14]" office:value-type="float" office:value="63" calcext:value-type="float">
            <text:p>63</text:p>
          </table:table-cell>
          <table:table-cell table:formula="of:=1+[.E15]+[.G15]" office:value-type="float" office:value="190" calcext:value-type="float">
            <text:p>190</text:p>
          </table:table-cell>
          <table:table-cell table:formula="of:=1+[.F15]+[.E14]" office:value-type="float" office:value="127" calcext:value-type="float">
            <text:p>127</text:p>
          </table:table-cell>
          <table:table-cell table:formula="of:=MAX([.F16];[.G16])" office:value-type="float" office:value="190" calcext:value-type="float">
            <text:p>190</text:p>
          </table:table-cell>
          <table:table-cell table:formula="of:=1+[.J14]+[.I14]" office:value-type="float" office:value="251" calcext:value-type="float">
            <text:p>251</text:p>
          </table:table-cell>
          <table:table-cell table:formula="of:=1+[.J15]+[.I14]" office:value-type="float" office:value="324" calcext:value-type="float">
            <text:p>324</text:p>
          </table:table-cell>
          <table:table-cell table:formula="of:=1+2*[.L14]" office:value-type="float" office:value="273" calcext:value-type="float">
            <text:p>273</text:p>
          </table:table-cell>
          <table:table-cell table:formula="of:=1+[.K15]+[.L14]" office:value-type="float" office:value="314" calcext:value-type="float">
            <text:p>314</text:p>
          </table:table-cell>
          <table:table-cell table:formula="of:=1+[.M15]+[.L14]" office:value-type="float" office:value="396" calcext:value-type="float">
            <text:p>396</text:p>
          </table:table-cell>
          <table:table-cell table:formula="of:=1+2*[.N15]" office:value-type="float" office:value="8191" calcext:value-type="float">
            <text:p>8191</text:p>
          </table:table-cell>
          <table:table-cell/>
          <table:table-cell table:formula="of:=[.P15]+1" office:value-type="float" office:value="13" calcext:value-type="float">
            <text:p>13</text:p>
          </table:table-cell>
          <table:table-cell table:formula="of:=LOG([.B16];2)" office:value-type="float" office:value="9.25029841790633" calcext:value-type="float">
            <text:p>9.2502984179</text:p>
          </table:table-cell>
          <table:table-cell table:formula="of:=LOG([.D16];2)" office:value-type="float" office:value="7.78790255939143" calcext:value-type="float">
            <text:p>7.7879025594</text:p>
          </table:table-cell>
          <table:table-cell table:formula="of:=LOG([.H16];2)" office:value-type="float" office:value="7.56985560833095" calcext:value-type="float">
            <text:p>7.5698556083</text:p>
          </table:table-cell>
          <table:table-cell table:formula="of:=LOG([.J16];2)" office:value-type="float" office:value="8.33985000288462" calcext:value-type="float">
            <text:p>8.3398500029</text:p>
          </table:table-cell>
          <table:table-cell table:formula="of:=LOG([.M16];2)" office:value-type="float" office:value="8.62935662007961" calcext:value-type="float">
            <text:p>8.6293566201</text:p>
          </table:table-cell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table:formula="of:=1+[.B16]+[.B15]" office:value-type="float" office:value="986" calcext:value-type="float">
            <text:p>986</text:p>
          </table:table-cell>
          <table:table-cell table:formula="of:=1+2*[.C15]" office:value-type="float" office:value="191" calcext:value-type="float">
            <text:p>191</text:p>
          </table:table-cell>
          <table:table-cell table:formula="of:=1+[.D16]+[.C15]" office:value-type="float" office:value="317" calcext:value-type="float">
            <text:p>317</text:p>
          </table:table-cell>
          <table:table-cell table:formula="of:=1+2*[.E15]" office:value-type="float" office:value="127" calcext:value-type="float">
            <text:p>127</text:p>
          </table:table-cell>
          <table:table-cell table:formula="of:=1+[.E16]+[.G16]" office:value-type="float" office:value="191" calcext:value-type="float">
            <text:p>191</text:p>
          </table:table-cell>
          <table:table-cell table:formula="of:=1+[.F16]+[.E15]" office:value-type="float" office:value="254" calcext:value-type="float">
            <text:p>254</text:p>
          </table:table-cell>
          <table:table-cell table:formula="of:=MAX([.F17];[.G17])" office:value-type="float" office:value="254" calcext:value-type="float">
            <text:p>254</text:p>
          </table:table-cell>
          <table:table-cell table:formula="of:=1+[.J15]+[.I15]" office:value-type="float" office:value="381" calcext:value-type="float">
            <text:p>381</text:p>
          </table:table-cell>
          <table:table-cell table:formula="of:=1+[.J16]+[.I15]" office:value-type="float" office:value="491" calcext:value-type="float">
            <text:p>491</text:p>
          </table:table-cell>
          <table:table-cell table:formula="of:=1+2*[.L15]" office:value-type="float" office:value="413" calcext:value-type="float">
            <text:p>413</text:p>
          </table:table-cell>
          <table:table-cell table:formula="of:=1+[.K16]+[.L15]" office:value-type="float" office:value="480" calcext:value-type="float">
            <text:p>480</text:p>
          </table:table-cell>
          <table:table-cell table:formula="of:=1+[.M16]+[.L15]" office:value-type="float" office:value="603" calcext:value-type="float">
            <text:p>603</text:p>
          </table:table-cell>
          <table:table-cell table:formula="of:=1+2*[.N16]" office:value-type="float" office:value="16383" calcext:value-type="float">
            <text:p>16383</text:p>
          </table:table-cell>
          <table:table-cell/>
          <table:table-cell table:formula="of:=[.P16]+1" office:value-type="float" office:value="14" calcext:value-type="float">
            <text:p>14</text:p>
          </table:table-cell>
          <table:table-cell table:formula="of:=LOG([.B17];2)" office:value-type="float" office:value="9.94544383637791" calcext:value-type="float">
            <text:p>9.9454438364</text:p>
          </table:table-cell>
          <table:table-cell table:formula="of:=LOG([.D17];2)" office:value-type="float" office:value="8.30833903013941" calcext:value-type="float">
            <text:p>8.3083390301</text:p>
          </table:table-cell>
          <table:table-cell table:formula="of:=LOG([.H17];2)" office:value-type="float" office:value="7.98868468677217" calcext:value-type="float">
            <text:p>7.9886846868</text:p>
          </table:table-cell>
          <table:table-cell table:formula="of:=LOG([.J17];2)" office:value-type="float" office:value="8.93957921431469" calcext:value-type="float">
            <text:p>8.9395792143</text:p>
          </table:table-cell>
          <table:table-cell table:formula="of:=LOG([.M17];2)" office:value-type="float" office:value="9.23601419190009" calcext:value-type="float">
            <text:p>9.2360141919</text:p>
          </table:table-cell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table:formula="of:=1+[.B17]+[.B16]" office:value-type="float" office:value="1596" calcext:value-type="float">
            <text:p>1596</text:p>
          </table:table-cell>
          <table:table-cell table:formula="of:=1+2*[.C16]" office:value-type="float" office:value="255" calcext:value-type="float">
            <text:p>255</text:p>
          </table:table-cell>
          <table:table-cell table:formula="of:=1+[.D17]+[.C16]" office:value-type="float" office:value="445" calcext:value-type="float">
            <text:p>445</text:p>
          </table:table-cell>
          <table:table-cell table:formula="of:=1+2*[.E16]" office:value-type="float" office:value="127" calcext:value-type="float">
            <text:p>127</text:p>
          </table:table-cell>
          <table:table-cell table:formula="of:=1+[.E17]+[.G17]" office:value-type="float" office:value="382" calcext:value-type="float">
            <text:p>382</text:p>
          </table:table-cell>
          <table:table-cell table:formula="of:=1+[.F17]+[.E16]" office:value-type="float" office:value="255" calcext:value-type="float">
            <text:p>255</text:p>
          </table:table-cell>
          <table:table-cell table:formula="of:=MAX([.F18];[.G18])" office:value-type="float" office:value="382" calcext:value-type="float">
            <text:p>382</text:p>
          </table:table-cell>
          <table:table-cell table:formula="of:=1+[.J16]+[.I16]" office:value-type="float" office:value="576" calcext:value-type="float">
            <text:p>576</text:p>
          </table:table-cell>
          <table:table-cell table:formula="of:=1+[.J17]+[.I16]" office:value-type="float" office:value="743" calcext:value-type="float">
            <text:p>743</text:p>
          </table:table-cell>
          <table:table-cell table:formula="of:=1+2*[.L16]" office:value-type="float" office:value="629" calcext:value-type="float">
            <text:p>629</text:p>
          </table:table-cell>
          <table:table-cell table:formula="of:=1+[.K17]+[.L16]" office:value-type="float" office:value="728" calcext:value-type="float">
            <text:p>728</text:p>
          </table:table-cell>
          <table:table-cell table:formula="of:=1+[.M17]+[.L16]" office:value-type="float" office:value="918" calcext:value-type="float">
            <text:p>918</text:p>
          </table:table-cell>
          <table:table-cell table:formula="of:=1+2*[.N17]" office:value-type="float" office:value="32767" calcext:value-type="float">
            <text:p>32767</text:p>
          </table:table-cell>
          <table:table-cell/>
          <table:table-cell table:formula="of:=[.P17]+1" office:value-type="float" office:value="15" calcext:value-type="float">
            <text:p>15</text:p>
          </table:table-cell>
          <table:table-cell table:formula="of:=LOG([.B18];2)" office:value-type="float" office:value="10.6402449362223" calcext:value-type="float">
            <text:p>10.6402449362</text:p>
          </table:table-cell>
          <table:table-cell table:formula="of:=LOG([.D18];2)" office:value-type="float" office:value="8.79766152585376" calcext:value-type="float">
            <text:p>8.7976615259</text:p>
          </table:table-cell>
          <table:table-cell table:formula="of:=LOG([.H18];2)" office:value-type="float" office:value="8.57742882803575" calcext:value-type="float">
            <text:p>8.577428828</text:p>
          </table:table-cell>
          <table:table-cell table:formula="of:=LOG([.J18];2)" office:value-type="float" office:value="9.5372184005386" calcext:value-type="float">
            <text:p>9.5372184005</text:p>
          </table:table-cell>
          <table:table-cell table:formula="of:=LOG([.M18];2)" office:value-type="float" office:value="9.84235034341381" calcext:value-type="float">
            <text:p>9.8423503434</text:p>
          </table:table-cell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table:formula="of:=1+[.B18]+[.B17]" office:value-type="float" office:value="2583" calcext:value-type="float">
            <text:p>2583</text:p>
          </table:table-cell>
          <table:table-cell table:formula="of:=1+2*[.C17]" office:value-type="float" office:value="383" calcext:value-type="float">
            <text:p>383</text:p>
          </table:table-cell>
          <table:table-cell table:formula="of:=1+[.D18]+[.C17]" office:value-type="float" office:value="637" calcext:value-type="float">
            <text:p>637</text:p>
          </table:table-cell>
          <table:table-cell table:formula="of:=1+2*[.E17]" office:value-type="float" office:value="255" calcext:value-type="float">
            <text:p>255</text:p>
          </table:table-cell>
          <table:table-cell table:formula="of:=1+[.E18]+[.G18]" office:value-type="float" office:value="383" calcext:value-type="float">
            <text:p>383</text:p>
          </table:table-cell>
          <table:table-cell table:formula="of:=1+[.F18]+[.E17]" office:value-type="float" office:value="510" calcext:value-type="float">
            <text:p>510</text:p>
          </table:table-cell>
          <table:table-cell table:formula="of:=MAX([.F19];[.G19])" office:value-type="float" office:value="510" calcext:value-type="float">
            <text:p>510</text:p>
          </table:table-cell>
          <table:table-cell table:formula="of:=1+[.J17]+[.I17]" office:value-type="float" office:value="873" calcext:value-type="float">
            <text:p>873</text:p>
          </table:table-cell>
          <table:table-cell table:formula="of:=1+[.J18]+[.I17]" office:value-type="float" office:value="1125" calcext:value-type="float">
            <text:p>1125</text:p>
          </table:table-cell>
          <table:table-cell table:formula="of:=1+2*[.L17]" office:value-type="float" office:value="961" calcext:value-type="float">
            <text:p>961</text:p>
          </table:table-cell>
          <table:table-cell table:formula="of:=1+[.K18]+[.L17]" office:value-type="float" office:value="1110" calcext:value-type="float">
            <text:p>1110</text:p>
          </table:table-cell>
          <table:table-cell table:formula="of:=1+[.M18]+[.L17]" office:value-type="float" office:value="1399" calcext:value-type="float">
            <text:p>1399</text:p>
          </table:table-cell>
          <table:table-cell table:formula="of:=1+2*[.N18]" office:value-type="float" office:value="65535" calcext:value-type="float">
            <text:p>65535</text:p>
          </table:table-cell>
          <table:table-cell/>
          <table:table-cell table:formula="of:=[.P18]+1" office:value-type="float" office:value="16" calcext:value-type="float">
            <text:p>16</text:p>
          </table:table-cell>
          <table:table-cell table:formula="of:=LOG([.B19];2)" office:value-type="float" office:value="11.334831928118" calcext:value-type="float">
            <text:p>11.3348319281</text:p>
          </table:table-cell>
          <table:table-cell table:formula="of:=LOG([.D19];2)" office:value-type="float" office:value="9.3151495622563" calcext:value-type="float">
            <text:p>9.3151495623</text:p>
          </table:table-cell>
          <table:table-cell table:formula="of:=LOG([.H19];2)" office:value-type="float" office:value="8.99435343685886" calcext:value-type="float">
            <text:p>8.9943534369</text:p>
          </table:table-cell>
          <table:table-cell table:formula="of:=LOG([.J19];2)" office:value-type="float" office:value="10.1357092861044" calcext:value-type="float">
            <text:p>10.1357092861</text:p>
          </table:table-cell>
          <table:table-cell table:formula="of:=LOG([.M19];2)" office:value-type="float" office:value="10.4501802471648" calcext:value-type="float">
            <text:p>10.4501802472</text:p>
          </table:table-cell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table:formula="of:=1+[.B19]+[.B18]" office:value-type="float" office:value="4180" calcext:value-type="float">
            <text:p>4180</text:p>
          </table:table-cell>
          <table:table-cell table:formula="of:=1+2*[.C18]" office:value-type="float" office:value="511" calcext:value-type="float">
            <text:p>511</text:p>
          </table:table-cell>
          <table:table-cell table:formula="of:=1+[.D19]+[.C18]" office:value-type="float" office:value="893" calcext:value-type="float">
            <text:p>893</text:p>
          </table:table-cell>
          <table:table-cell table:formula="of:=1+2*[.E18]" office:value-type="float" office:value="255" calcext:value-type="float">
            <text:p>255</text:p>
          </table:table-cell>
          <table:table-cell table:formula="of:=1+[.E19]+[.G19]" office:value-type="float" office:value="766" calcext:value-type="float">
            <text:p>766</text:p>
          </table:table-cell>
          <table:table-cell table:formula="of:=1+[.F19]+[.E18]" office:value-type="float" office:value="511" calcext:value-type="float">
            <text:p>511</text:p>
          </table:table-cell>
          <table:table-cell table:formula="of:=MAX([.F20];[.G20])" office:value-type="float" office:value="766" calcext:value-type="float">
            <text:p>766</text:p>
          </table:table-cell>
          <table:table-cell table:formula="of:=1+[.J18]+[.I18]" office:value-type="float" office:value="1320" calcext:value-type="float">
            <text:p>1320</text:p>
          </table:table-cell>
          <table:table-cell table:formula="of:=1+[.J19]+[.I18]" office:value-type="float" office:value="1702" calcext:value-type="float">
            <text:p>1702</text:p>
          </table:table-cell>
          <table:table-cell table:formula="of:=1+2*[.L18]" office:value-type="float" office:value="1457" calcext:value-type="float">
            <text:p>1457</text:p>
          </table:table-cell>
          <table:table-cell table:formula="of:=1+[.K19]+[.L18]" office:value-type="float" office:value="1690" calcext:value-type="float">
            <text:p>1690</text:p>
          </table:table-cell>
          <table:table-cell table:formula="of:=1+[.M19]+[.L18]" office:value-type="float" office:value="2128" calcext:value-type="float">
            <text:p>2128</text:p>
          </table:table-cell>
          <table:table-cell table:formula="of:=1+2*[.N19]" office:value-type="float" office:value="131071" calcext:value-type="float">
            <text:p>131071</text:p>
          </table:table-cell>
          <table:table-cell/>
          <table:table-cell table:formula="of:=[.P19]+1" office:value-type="float" office:value="17" calcext:value-type="float">
            <text:p>17</text:p>
          </table:table-cell>
          <table:table-cell table:formula="of:=LOG([.B20];2)" office:value-type="float" office:value="12.0292872269682" calcext:value-type="float">
            <text:p>12.029287227</text:p>
          </table:table-cell>
          <table:table-cell table:formula="of:=LOG([.D20];2)" office:value-type="float" office:value="9.80251636512122" calcext:value-type="float">
            <text:p>9.8025163651</text:p>
          </table:table-cell>
          <table:table-cell table:formula="of:=LOG([.H20];2)" office:value-type="float" office:value="9.58120058192496" calcext:value-type="float">
            <text:p>9.5812005819</text:p>
          </table:table-cell>
          <table:table-cell table:formula="of:=LOG([.J20];2)" office:value-type="float" office:value="10.733015321686" calcext:value-type="float">
            <text:p>10.7330153217</text:p>
          </table:table-cell>
          <table:table-cell table:formula="of:=LOG([.M20];2)" office:value-type="float" office:value="11.0552824355012" calcext:value-type="float">
            <text:p>11.0552824355</text:p>
          </table:table-cell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table:formula="of:=1+[.B20]+[.B19]" office:value-type="float" office:value="6764" calcext:value-type="float">
            <text:p>6764</text:p>
          </table:table-cell>
          <table:table-cell table:formula="of:=1+2*[.C19]" office:value-type="float" office:value="767" calcext:value-type="float">
            <text:p>767</text:p>
          </table:table-cell>
          <table:table-cell table:formula="of:=1+[.D20]+[.C19]" office:value-type="float" office:value="1277" calcext:value-type="float">
            <text:p>1277</text:p>
          </table:table-cell>
          <table:table-cell table:formula="of:=1+2*[.E19]" office:value-type="float" office:value="511" calcext:value-type="float">
            <text:p>511</text:p>
          </table:table-cell>
          <table:table-cell table:formula="of:=1+[.E20]+[.G20]" office:value-type="float" office:value="767" calcext:value-type="float">
            <text:p>767</text:p>
          </table:table-cell>
          <table:table-cell table:formula="of:=1+[.F20]+[.E19]" office:value-type="float" office:value="1022" calcext:value-type="float">
            <text:p>1022</text:p>
          </table:table-cell>
          <table:table-cell table:formula="of:=MAX([.F21];[.G21])" office:value-type="float" office:value="1022" calcext:value-type="float">
            <text:p>1022</text:p>
          </table:table-cell>
          <table:table-cell table:formula="of:=1+[.J19]+[.I19]" office:value-type="float" office:value="1999" calcext:value-type="float">
            <text:p>1999</text:p>
          </table:table-cell>
          <table:table-cell table:formula="of:=1+[.J20]+[.I19]" office:value-type="float" office:value="2576" calcext:value-type="float">
            <text:p>2576</text:p>
          </table:table-cell>
          <table:table-cell table:formula="of:=1+2*[.L19]" office:value-type="float" office:value="2221" calcext:value-type="float">
            <text:p>2221</text:p>
          </table:table-cell>
          <table:table-cell table:formula="of:=1+[.K20]+[.L19]" office:value-type="float" office:value="2568" calcext:value-type="float">
            <text:p>2568</text:p>
          </table:table-cell>
          <table:table-cell table:formula="of:=1+[.M20]+[.L19]" office:value-type="float" office:value="3239" calcext:value-type="float">
            <text:p>3239</text:p>
          </table:table-cell>
          <table:table-cell table:formula="of:=1+2*[.N20]" office:value-type="float" office:value="262143" calcext:value-type="float">
            <text:p>262143</text:p>
          </table:table-cell>
          <table:table-cell/>
          <table:table-cell table:formula="of:=[.P20]+1" office:value-type="float" office:value="18" calcext:value-type="float">
            <text:p>18</text:p>
          </table:table-cell>
          <table:table-cell table:formula="of:=LOG([.B21];2)" office:value-type="float" office:value="12.72366094441" calcext:value-type="float">
            <text:p>12.7236609444</text:p>
          </table:table-cell>
          <table:table-cell table:formula="of:=LOG([.D21];2)" office:value-type="float" office:value="10.3185428097027" calcext:value-type="float">
            <text:p>10.3185428097</text:p>
          </table:table-cell>
          <table:table-cell table:formula="of:=LOG([.H21];2)" office:value-type="float" office:value="9.99717948093762" calcext:value-type="float">
            <text:p>9.9971794809</text:p>
          </table:table-cell>
          <table:table-cell table:formula="of:=LOG([.J21];2)" office:value-type="float" office:value="11.3309168781146" calcext:value-type="float">
            <text:p>11.3309168781</text:p>
          </table:table-cell>
          <table:table-cell table:formula="of:=LOG([.M21];2)" office:value-type="float" office:value="11.6613327527952" calcext:value-type="float">
            <text:p>11.6613327528</text:p>
          </table:table-cell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table:formula="of:=1+[.B21]+[.B20]" office:value-type="float" office:value="10945" calcext:value-type="float">
            <text:p>10945</text:p>
          </table:table-cell>
          <table:table-cell table:formula="of:=1+2*[.C20]" office:value-type="float" office:value="1023" calcext:value-type="float">
            <text:p>1023</text:p>
          </table:table-cell>
          <table:table-cell table:formula="of:=1+[.D21]+[.C20]" office:value-type="float" office:value="1789" calcext:value-type="float">
            <text:p>1789</text:p>
          </table:table-cell>
          <table:table-cell table:formula="of:=1+2*[.E20]" office:value-type="float" office:value="511" calcext:value-type="float">
            <text:p>511</text:p>
          </table:table-cell>
          <table:table-cell table:formula="of:=1+[.E21]+[.G21]" office:value-type="float" office:value="1534" calcext:value-type="float">
            <text:p>1534</text:p>
          </table:table-cell>
          <table:table-cell table:formula="of:=1+[.F21]+[.E20]" office:value-type="float" office:value="1023" calcext:value-type="float">
            <text:p>1023</text:p>
          </table:table-cell>
          <table:table-cell table:formula="of:=MAX([.F22];[.G22])" office:value-type="float" office:value="1534" calcext:value-type="float">
            <text:p>1534</text:p>
          </table:table-cell>
          <table:table-cell table:formula="of:=1+[.J20]+[.I20]" office:value-type="float" office:value="3023" calcext:value-type="float">
            <text:p>3023</text:p>
          </table:table-cell>
          <table:table-cell table:formula="of:=1+[.J21]+[.I20]" office:value-type="float" office:value="3897" calcext:value-type="float">
            <text:p>3897</text:p>
          </table:table-cell>
          <table:table-cell table:formula="of:=1+2*[.L20]" office:value-type="float" office:value="3381" calcext:value-type="float">
            <text:p>3381</text:p>
          </table:table-cell>
          <table:table-cell table:formula="of:=1+[.K21]+[.L20]" office:value-type="float" office:value="3912" calcext:value-type="float">
            <text:p>3912</text:p>
          </table:table-cell>
          <table:table-cell table:formula="of:=1+[.M21]+[.L20]" office:value-type="float" office:value="4930" calcext:value-type="float">
            <text:p>4930</text:p>
          </table:table-cell>
          <table:table-cell table:formula="of:=1+2*[.N21]" office:value-type="float" office:value="524287" calcext:value-type="float">
            <text:p>524287</text:p>
          </table:table-cell>
          <table:table-cell/>
          <table:table-cell table:formula="of:=[.P21]+1" office:value-type="float" office:value="19" calcext:value-type="float">
            <text:p>19</text:p>
          </table:table-cell>
          <table:table-cell table:formula="of:=LOG([.B22];2)" office:value-type="float" office:value="13.4179843340683" calcext:value-type="float">
            <text:p>13.4179843341</text:p>
          </table:table-cell>
          <table:table-cell table:formula="of:=LOG([.D22];2)" office:value-type="float" office:value="10.8049376720519" calcext:value-type="float">
            <text:p>10.8049376721</text:p>
          </table:table-cell>
          <table:table-cell table:formula="of:=LOG([.H22];2)" office:value-type="float" office:value="10.5830827675029" calcext:value-type="float">
            <text:p>10.5830827675</text:p>
          </table:table-cell>
          <table:table-cell table:formula="of:=LOG([.J22];2)" office:value-type="float" office:value="11.928148216169" calcext:value-type="float">
            <text:p>11.9281482162</text:p>
          </table:table-cell>
          <table:table-cell table:formula="of:=LOG([.M22];2)" office:value-type="float" office:value="12.2673719312653" calcext:value-type="float">
            <text:p>12.2673719313</text:p>
          </table:table-cell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table:formula="of:=1+[.B22]+[.B21]" office:value-type="float" office:value="17710" calcext:value-type="float">
            <text:p>17710</text:p>
          </table:table-cell>
          <table:table-cell table:formula="of:=1+2*[.C21]" office:value-type="float" office:value="1535" calcext:value-type="float">
            <text:p>1535</text:p>
          </table:table-cell>
          <table:table-cell table:formula="of:=1+[.D22]+[.C21]" office:value-type="float" office:value="2557" calcext:value-type="float">
            <text:p>2557</text:p>
          </table:table-cell>
          <table:table-cell table:formula="of:=1+2*[.E21]" office:value-type="float" office:value="1023" calcext:value-type="float">
            <text:p>1023</text:p>
          </table:table-cell>
          <table:table-cell table:formula="of:=1+[.E22]+[.G22]" office:value-type="float" office:value="1535" calcext:value-type="float">
            <text:p>1535</text:p>
          </table:table-cell>
          <table:table-cell table:formula="of:=1+[.F22]+[.E21]" office:value-type="float" office:value="2046" calcext:value-type="float">
            <text:p>2046</text:p>
          </table:table-cell>
          <table:table-cell table:formula="of:=MAX([.F23];[.G23])" office:value-type="float" office:value="2046" calcext:value-type="float">
            <text:p>2046</text:p>
          </table:table-cell>
          <table:table-cell table:formula="of:=1+[.J21]+[.I21]" office:value-type="float" office:value="4576" calcext:value-type="float">
            <text:p>4576</text:p>
          </table:table-cell>
          <table:table-cell table:formula="of:=1+[.J22]+[.I21]" office:value-type="float" office:value="5897" calcext:value-type="float">
            <text:p>5897</text:p>
          </table:table-cell>
          <table:table-cell table:formula="of:=1+2*[.L21]" office:value-type="float" office:value="5137" calcext:value-type="float">
            <text:p>5137</text:p>
          </table:table-cell>
          <table:table-cell table:formula="of:=1+[.K22]+[.L21]" office:value-type="float" office:value="5950" calcext:value-type="float">
            <text:p>5950</text:p>
          </table:table-cell>
          <table:table-cell table:formula="of:=1+[.M22]+[.L21]" office:value-type="float" office:value="7499" calcext:value-type="float">
            <text:p>7499</text:p>
          </table:table-cell>
          <table:table-cell table:formula="of:=1+2*[.N22]" office:value-type="float" office:value="1048575" calcext:value-type="float">
            <text:p>1048575</text:p>
          </table:table-cell>
          <table:table-cell/>
          <table:table-cell table:formula="of:=[.P22]+1" office:value-type="float" office:value="20" calcext:value-type="float">
            <text:p>20</text:p>
          </table:table-cell>
          <table:table-cell table:formula="of:=LOG([.B23];2)" office:value-type="float" office:value="14.1122765916393" calcext:value-type="float">
            <text:p>14.1122765916</text:p>
          </table:table-cell>
          <table:table-cell table:formula="of:=LOG([.D23];2)" office:value-type="float" office:value="11.3202364452416" calcext:value-type="float">
            <text:p>11.3202364452</text:p>
          </table:table-cell>
          <table:table-cell table:formula="of:=LOG([.H23];2)" office:value-type="float" office:value="10.9985904297453" calcext:value-type="float">
            <text:p>10.9985904297</text:p>
          </table:table-cell>
          <table:table-cell table:formula="of:=LOG([.J23];2)" office:value-type="float" office:value="12.5257654788219" calcext:value-type="float">
            <text:p>12.5257654788</text:p>
          </table:table-cell>
          <table:table-cell table:formula="of:=LOG([.M23];2)" office:value-type="float" office:value="12.8724825081067" calcext:value-type="float">
            <text:p>12.8724825081</text:p>
          </table:table-cell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table:formula="of:=1+[.B23]+[.B22]" office:value-type="float" office:value="28656" calcext:value-type="float">
            <text:p>28656</text:p>
          </table:table-cell>
          <table:table-cell table:formula="of:=1+2*[.C22]" office:value-type="float" office:value="2047" calcext:value-type="float">
            <text:p>2047</text:p>
          </table:table-cell>
          <table:table-cell table:formula="of:=1+[.D23]+[.C22]" office:value-type="float" office:value="3581" calcext:value-type="float">
            <text:p>3581</text:p>
          </table:table-cell>
          <table:table-cell table:formula="of:=1+2*[.E22]" office:value-type="float" office:value="1023" calcext:value-type="float">
            <text:p>1023</text:p>
          </table:table-cell>
          <table:table-cell table:formula="of:=1+[.E23]+[.G23]" office:value-type="float" office:value="3070" calcext:value-type="float">
            <text:p>3070</text:p>
          </table:table-cell>
          <table:table-cell table:formula="of:=1+[.F23]+[.E22]" office:value-type="float" office:value="2047" calcext:value-type="float">
            <text:p>2047</text:p>
          </table:table-cell>
          <table:table-cell table:formula="of:=MAX([.F24];[.G24])" office:value-type="float" office:value="3070" calcext:value-type="float">
            <text:p>3070</text:p>
          </table:table-cell>
          <table:table-cell table:formula="of:=1+[.J22]+[.I22]" office:value-type="float" office:value="6921" calcext:value-type="float">
            <text:p>6921</text:p>
          </table:table-cell>
          <table:table-cell table:formula="of:=1+[.J23]+[.I22]" office:value-type="float" office:value="8921" calcext:value-type="float">
            <text:p>8921</text:p>
          </table:table-cell>
          <table:table-cell table:formula="of:=1+2*[.L22]" office:value-type="float" office:value="7825" calcext:value-type="float">
            <text:p>7825</text:p>
          </table:table-cell>
          <table:table-cell table:formula="of:=1+[.K23]+[.L22]" office:value-type="float" office:value="9050" calcext:value-type="float">
            <text:p>9050</text:p>
          </table:table-cell>
          <table:table-cell table:formula="of:=1+[.M23]+[.L22]" office:value-type="float" office:value="11412" calcext:value-type="float">
            <text:p>11412</text:p>
          </table:table-cell>
          <table:table-cell table:formula="of:=1+2*[.N23]" office:value-type="float" office:value="2097151" calcext:value-type="float">
            <text:p>2097151</text:p>
          </table:table-cell>
          <table:table-cell/>
          <table:table-cell table:formula="of:=[.P23]+1" office:value-type="float" office:value="21" calcext:value-type="float">
            <text:p>21</text:p>
          </table:table-cell>
          <table:table-cell table:formula="of:=LOG([.B24];2)" office:value-type="float" office:value="14.806549621986" calcext:value-type="float">
            <text:p>14.806549622</text:p>
          </table:table-cell>
          <table:table-cell table:formula="of:=LOG([.D24];2)" office:value-type="float" office:value="11.8061468033205" calcext:value-type="float">
            <text:p>11.8061468033</text:p>
          </table:table-cell>
          <table:table-cell table:formula="of:=LOG([.H24];2)" office:value-type="float" office:value="11.5840229402575" calcext:value-type="float">
            <text:p>11.5840229403</text:p>
          </table:table-cell>
          <table:table-cell table:formula="of:=LOG([.J24];2)" office:value-type="float" office:value="13.1229897228546" calcext:value-type="float">
            <text:p>13.1229897229</text:p>
          </table:table-cell>
          <table:table-cell table:formula="of:=LOG([.M24];2)" office:value-type="float" office:value="13.4782640315817" calcext:value-type="float">
            <text:p>13.4782640316</text:p>
          </table:table-cell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table:formula="of:=1+[.B24]+[.B23]" office:value-type="float" office:value="46367" calcext:value-type="float">
            <text:p>46367</text:p>
          </table:table-cell>
          <table:table-cell table:formula="of:=1+2*[.C23]" office:value-type="float" office:value="3071" calcext:value-type="float">
            <text:p>3071</text:p>
          </table:table-cell>
          <table:table-cell table:formula="of:=1+[.D24]+[.C23]" office:value-type="float" office:value="5117" calcext:value-type="float">
            <text:p>5117</text:p>
          </table:table-cell>
          <table:table-cell table:formula="of:=1+2*[.E23]" office:value-type="float" office:value="2047" calcext:value-type="float">
            <text:p>2047</text:p>
          </table:table-cell>
          <table:table-cell table:formula="of:=1+[.E24]+[.G24]" office:value-type="float" office:value="3071" calcext:value-type="float">
            <text:p>3071</text:p>
          </table:table-cell>
          <table:table-cell table:formula="of:=1+[.F24]+[.E23]" office:value-type="float" office:value="4094" calcext:value-type="float">
            <text:p>4094</text:p>
          </table:table-cell>
          <table:table-cell table:formula="of:=MAX([.F25];[.G25])" office:value-type="float" office:value="4094" calcext:value-type="float">
            <text:p>4094</text:p>
          </table:table-cell>
          <table:table-cell table:formula="of:=1+[.J23]+[.I23]" office:value-type="float" office:value="10474" calcext:value-type="float">
            <text:p>10474</text:p>
          </table:table-cell>
          <table:table-cell table:formula="of:=1+[.J24]+[.I23]" office:value-type="float" office:value="13498" calcext:value-type="float">
            <text:p>13498</text:p>
          </table:table-cell>
          <table:table-cell table:formula="of:=1+2*[.L23]" office:value-type="float" office:value="11901" calcext:value-type="float">
            <text:p>11901</text:p>
          </table:table-cell>
          <table:table-cell table:formula="of:=1+[.K24]+[.L23]" office:value-type="float" office:value="13776" calcext:value-type="float">
            <text:p>13776</text:p>
          </table:table-cell>
          <table:table-cell table:formula="of:=1+[.M24]+[.L23]" office:value-type="float" office:value="17363" calcext:value-type="float">
            <text:p>17363</text:p>
          </table:table-cell>
          <table:table-cell table:formula="of:=1+2*[.N24]" office:value-type="float" office:value="4194303" calcext:value-type="float">
            <text:p>4194303</text:p>
          </table:table-cell>
          <table:table-cell/>
          <table:table-cell table:formula="of:=[.P24]+1" office:value-type="float" office:value="22" calcext:value-type="float">
            <text:p>22</text:p>
          </table:table-cell>
          <table:table-cell table:formula="of:=LOG([.B25];2)" office:value-type="float" office:value="15.5008107651979" calcext:value-type="float">
            <text:p>15.5008107652</text:p>
          </table:table-cell>
          <table:table-cell table:formula="of:=LOG([.D25];2)" office:value-type="float" office:value="12.32108251801" calcext:value-type="float">
            <text:p>12.321082518</text:p>
          </table:table-cell>
          <table:table-cell table:formula="of:=LOG([.H25];2)" office:value-type="float" office:value="11.9992953870234" calcext:value-type="float">
            <text:p>11.999295387</text:p>
          </table:table-cell>
          <table:table-cell table:formula="of:=LOG([.J25];2)" office:value-type="float" office:value="13.7204580383933" calcext:value-type="float">
            <text:p>13.7204580384</text:p>
          </table:table-cell>
          <table:table-cell table:formula="of:=LOG([.M25];2)" office:value-type="float" office:value="14.0837286194514" calcext:value-type="float">
            <text:p>14.0837286195</text:p>
          </table:table-cell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table:formula="of:=1+[.B25]+[.B24]" office:value-type="float" office:value="75024" calcext:value-type="float">
            <text:p>75024</text:p>
          </table:table-cell>
          <table:table-cell table:formula="of:=1+2*[.C24]" office:value-type="float" office:value="4095" calcext:value-type="float">
            <text:p>4095</text:p>
          </table:table-cell>
          <table:table-cell table:formula="of:=1+[.D25]+[.C24]" office:value-type="float" office:value="7165" calcext:value-type="float">
            <text:p>7165</text:p>
          </table:table-cell>
          <table:table-cell table:formula="of:=1+2*[.E24]" office:value-type="float" office:value="2047" calcext:value-type="float">
            <text:p>2047</text:p>
          </table:table-cell>
          <table:table-cell table:formula="of:=1+[.E25]+[.G25]" office:value-type="float" office:value="6142" calcext:value-type="float">
            <text:p>6142</text:p>
          </table:table-cell>
          <table:table-cell table:formula="of:=1+[.F25]+[.E24]" office:value-type="float" office:value="4095" calcext:value-type="float">
            <text:p>4095</text:p>
          </table:table-cell>
          <table:table-cell table:formula="of:=MAX([.F26];[.G26])" office:value-type="float" office:value="6142" calcext:value-type="float">
            <text:p>6142</text:p>
          </table:table-cell>
          <table:table-cell table:formula="of:=1+[.J24]+[.I24]" office:value-type="float" office:value="15843" calcext:value-type="float">
            <text:p>15843</text:p>
          </table:table-cell>
          <table:table-cell table:formula="of:=1+[.J25]+[.I24]" office:value-type="float" office:value="20420" calcext:value-type="float">
            <text:p>20420</text:p>
          </table:table-cell>
          <table:table-cell table:formula="of:=1+2*[.L24]" office:value-type="float" office:value="18101" calcext:value-type="float">
            <text:p>18101</text:p>
          </table:table-cell>
          <table:table-cell table:formula="of:=1+[.K25]+[.L24]" office:value-type="float" office:value="20952" calcext:value-type="float">
            <text:p>20952</text:p>
          </table:table-cell>
          <table:table-cell table:formula="of:=1+[.M25]+[.L24]" office:value-type="float" office:value="26414" calcext:value-type="float">
            <text:p>26414</text:p>
          </table:table-cell>
          <table:table-cell table:formula="of:=1+2*[.N25]" office:value-type="float" office:value="8388607" calcext:value-type="float">
            <text:p>8388607</text:p>
          </table:table-cell>
          <table:table-cell/>
          <table:table-cell table:formula="of:=[.P25]+1" office:value-type="float" office:value="23" calcext:value-type="float">
            <text:p>23</text:p>
          </table:table-cell>
          <table:table-cell table:formula="of:=LOG([.B26];2)" office:value-type="float" office:value="16.1950645637208" calcext:value-type="float">
            <text:p>16.1950645637</text:p>
          </table:table-cell>
          <table:table-cell table:formula="of:=LOG([.D26];2)" office:value-type="float" office:value="12.8067509891495" calcext:value-type="float">
            <text:p>12.8067509891</text:p>
          </table:table-cell>
          <table:table-cell table:formula="of:=LOG([.H26];2)" office:value-type="float" office:value="12.5844927969759" calcext:value-type="float">
            <text:p>12.584492797</text:p>
          </table:table-cell>
          <table:table-cell table:formula="of:=LOG([.J26];2)" office:value-type="float" office:value="14.3176952457652" calcext:value-type="float">
            <text:p>14.3176952458</text:p>
          </table:table-cell>
          <table:table-cell table:formula="of:=LOG([.M26];2)" office:value-type="float" office:value="14.6890151718986" calcext:value-type="float">
            <text:p>14.6890151719</text:p>
          </table:table-cell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table:formula="of:=1+[.B26]+[.B25]" office:value-type="float" office:value="121392" calcext:value-type="float">
            <text:p>121392</text:p>
          </table:table-cell>
          <table:table-cell table:formula="of:=1+2*[.C25]" office:value-type="float" office:value="6143" calcext:value-type="float">
            <text:p>6143</text:p>
          </table:table-cell>
          <table:table-cell table:formula="of:=1+[.D26]+[.C25]" office:value-type="float" office:value="10237" calcext:value-type="float">
            <text:p>10237</text:p>
          </table:table-cell>
          <table:table-cell table:formula="of:=1+2*[.E25]" office:value-type="float" office:value="4095" calcext:value-type="float">
            <text:p>4095</text:p>
          </table:table-cell>
          <table:table-cell table:formula="of:=1+[.E26]+[.G26]" office:value-type="float" office:value="6143" calcext:value-type="float">
            <text:p>6143</text:p>
          </table:table-cell>
          <table:table-cell table:formula="of:=1+[.F26]+[.E25]" office:value-type="float" office:value="8190" calcext:value-type="float">
            <text:p>8190</text:p>
          </table:table-cell>
          <table:table-cell table:formula="of:=MAX([.F27];[.G27])" office:value-type="float" office:value="8190" calcext:value-type="float">
            <text:p>8190</text:p>
          </table:table-cell>
          <table:table-cell table:formula="of:=1+[.J25]+[.I25]" office:value-type="float" office:value="23973" calcext:value-type="float">
            <text:p>23973</text:p>
          </table:table-cell>
          <table:table-cell table:formula="of:=1+[.J26]+[.I25]" office:value-type="float" office:value="30895" calcext:value-type="float">
            <text:p>30895</text:p>
          </table:table-cell>
          <table:table-cell table:formula="of:=1+2*[.L25]" office:value-type="float" office:value="27553" calcext:value-type="float">
            <text:p>27553</text:p>
          </table:table-cell>
          <table:table-cell table:formula="of:=1+[.K26]+[.L25]" office:value-type="float" office:value="31878" calcext:value-type="float">
            <text:p>31878</text:p>
          </table:table-cell>
          <table:table-cell table:formula="of:=1+[.M26]+[.L25]" office:value-type="float" office:value="40191" calcext:value-type="float">
            <text:p>40191</text:p>
          </table:table-cell>
          <table:table-cell table:formula="of:=1+2*[.N26]" office:value-type="float" office:value="16777215" calcext:value-type="float">
            <text:p>16777215</text:p>
          </table:table-cell>
          <table:table-cell/>
          <table:table-cell table:formula="of:=[.P26]+1" office:value-type="float" office:value="24" calcext:value-type="float">
            <text:p>24</text:p>
          </table:table-cell>
          <table:table-cell table:formula="of:=LOG([.B27];2)" office:value-type="float" office:value="16.8893138223844" calcext:value-type="float">
            <text:p>16.8893138224</text:p>
          </table:table-cell>
          <table:table-cell table:formula="of:=LOG([.D27];2)" office:value-type="float" office:value="13.3215053683988" calcext:value-type="float">
            <text:p>13.3215053684</text:p>
          </table:table-cell>
          <table:table-cell table:formula="of:=LOG([.H27];2)" office:value-type="float" office:value="12.9996477365284" calcext:value-type="float">
            <text:p>12.9996477365</text:p>
          </table:table-cell>
          <table:table-cell table:formula="of:=LOG([.J27];2)" office:value-type="float" office:value="14.9150857529904" calcext:value-type="float">
            <text:p>14.915085753</text:p>
          </table:table-cell>
          <table:table-cell table:formula="of:=LOG([.M27];2)" office:value-type="float" office:value="15.2945848533654" calcext:value-type="float">
            <text:p>15.2945848534</text:p>
          </table:table-cell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table:formula="of:=1+[.B27]+[.B26]" office:value-type="float" office:value="196417" calcext:value-type="float">
            <text:p>196417</text:p>
          </table:table-cell>
          <table:table-cell table:formula="of:=1+2*[.C26]" office:value-type="float" office:value="8191" calcext:value-type="float">
            <text:p>8191</text:p>
          </table:table-cell>
          <table:table-cell table:formula="of:=1+[.D27]+[.C26]" office:value-type="float" office:value="14333" calcext:value-type="float">
            <text:p>14333</text:p>
          </table:table-cell>
          <table:table-cell table:formula="of:=1+2*[.E26]" office:value-type="float" office:value="4095" calcext:value-type="float">
            <text:p>4095</text:p>
          </table:table-cell>
          <table:table-cell table:formula="of:=1+[.E27]+[.G27]" office:value-type="float" office:value="12286" calcext:value-type="float">
            <text:p>12286</text:p>
          </table:table-cell>
          <table:table-cell table:formula="of:=1+[.F27]+[.E26]" office:value-type="float" office:value="8191" calcext:value-type="float">
            <text:p>8191</text:p>
          </table:table-cell>
          <table:table-cell table:formula="of:=MAX([.F28];[.G28])" office:value-type="float" office:value="12286" calcext:value-type="float">
            <text:p>12286</text:p>
          </table:table-cell>
          <table:table-cell table:formula="of:=1+[.J26]+[.I26]" office:value-type="float" office:value="36264" calcext:value-type="float">
            <text:p>36264</text:p>
          </table:table-cell>
          <table:table-cell table:formula="of:=1+[.J27]+[.I26]" office:value-type="float" office:value="46739" calcext:value-type="float">
            <text:p>46739</text:p>
          </table:table-cell>
          <table:table-cell table:formula="of:=1+2*[.L26]" office:value-type="float" office:value="41905" calcext:value-type="float">
            <text:p>41905</text:p>
          </table:table-cell>
          <table:table-cell table:formula="of:=1+[.K27]+[.L26]" office:value-type="float" office:value="48506" calcext:value-type="float">
            <text:p>48506</text:p>
          </table:table-cell>
          <table:table-cell table:formula="of:=1+[.M27]+[.L26]" office:value-type="float" office:value="61144" calcext:value-type="float">
            <text:p>61144</text:p>
          </table:table-cell>
          <table:table-cell table:formula="of:=1+2*[.N27]" office:value-type="float" office:value="33554431" calcext:value-type="float">
            <text:p>33554431</text:p>
          </table:table-cell>
          <table:table-cell/>
          <table:table-cell table:formula="of:=[.P27]+1" office:value-type="float" office:value="25" calcext:value-type="float">
            <text:p>25</text:p>
          </table:table-cell>
          <table:table-cell table:formula="of:=LOG([.B28];2)" office:value-type="float" office:value="17.5835602755472" calcext:value-type="float">
            <text:p>17.5835602755</text:p>
          </table:table-cell>
          <table:table-cell table:formula="of:=LOG([.D28];2)" office:value-type="float" office:value="13.8070529872054" calcext:value-type="float">
            <text:p>13.8070529872</text:p>
          </table:table-cell>
          <table:table-cell table:formula="of:=LOG([.H28];2)" office:value-type="float" office:value="13.5847276679639" calcext:value-type="float">
            <text:p>13.584727668</text:p>
          </table:table-cell>
          <table:table-cell table:formula="of:=LOG([.J28];2)" office:value-type="float" office:value="15.5123392469506" calcext:value-type="float">
            <text:p>15.512339247</text:p>
          </table:table-cell>
          <table:table-cell table:formula="of:=LOG([.M28];2)" office:value-type="float" office:value="15.8999233150161" calcext:value-type="float">
            <text:p>15.899923315</text:p>
          </table:table-cell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table:formula="of:=1+[.B28]+[.B27]" office:value-type="float" office:value="317810" calcext:value-type="float">
            <text:p>317810</text:p>
          </table:table-cell>
          <table:table-cell table:formula="of:=1+2*[.C27]" office:value-type="float" office:value="12287" calcext:value-type="float">
            <text:p>12287</text:p>
          </table:table-cell>
          <table:table-cell table:formula="of:=1+[.D28]+[.C27]" office:value-type="float" office:value="20477" calcext:value-type="float">
            <text:p>20477</text:p>
          </table:table-cell>
          <table:table-cell table:formula="of:=1+2*[.E27]" office:value-type="float" office:value="8191" calcext:value-type="float">
            <text:p>8191</text:p>
          </table:table-cell>
          <table:table-cell table:formula="of:=1+[.E28]+[.G28]" office:value-type="float" office:value="12287" calcext:value-type="float">
            <text:p>12287</text:p>
          </table:table-cell>
          <table:table-cell table:formula="of:=1+[.F28]+[.E27]" office:value-type="float" office:value="16382" calcext:value-type="float">
            <text:p>16382</text:p>
          </table:table-cell>
          <table:table-cell table:formula="of:=MAX([.F29];[.G29])" office:value-type="float" office:value="16382" calcext:value-type="float">
            <text:p>16382</text:p>
          </table:table-cell>
          <table:table-cell table:formula="of:=1+[.J27]+[.I27]" office:value-type="float" office:value="54869" calcext:value-type="float">
            <text:p>54869</text:p>
          </table:table-cell>
          <table:table-cell table:formula="of:=1+[.J28]+[.I27]" office:value-type="float" office:value="70713" calcext:value-type="float">
            <text:p>70713</text:p>
          </table:table-cell>
          <table:table-cell table:formula="of:=1+2*[.L27]" office:value-type="float" office:value="63757" calcext:value-type="float">
            <text:p>63757</text:p>
          </table:table-cell>
          <table:table-cell table:formula="of:=1+[.K28]+[.L27]" office:value-type="float" office:value="73784" calcext:value-type="float">
            <text:p>73784</text:p>
          </table:table-cell>
          <table:table-cell table:formula="of:=1+[.M28]+[.L27]" office:value-type="float" office:value="93023" calcext:value-type="float">
            <text:p>93023</text:p>
          </table:table-cell>
          <table:table-cell table:formula="of:=1+2*[.N28]" office:value-type="float" office:value="67108863" calcext:value-type="float">
            <text:p>67108863</text:p>
          </table:table-cell>
          <table:table-cell/>
          <table:table-cell table:formula="of:=[.P28]+1" office:value-type="float" office:value="26" calcext:value-type="float">
            <text:p>26</text:p>
          </table:table-cell>
          <table:table-cell table:formula="of:=LOG([.B29];2)" office:value-type="float" office:value="18.2778049947288" calcext:value-type="float">
            <text:p>18.2778049947</text:p>
          </table:table-cell>
          <table:table-cell table:formula="of:=LOG([.D29];2)" office:value-type="float" office:value="14.321716747126" calcext:value-type="float">
            <text:p>14.3217167471</text:p>
          </table:table-cell>
          <table:table-cell table:formula="of:=LOG([.H29];2)" office:value-type="float" office:value="13.9998238790157" calcext:value-type="float">
            <text:p>13.999823879</text:p>
          </table:table-cell>
          <table:table-cell table:formula="of:=LOG([.J29];2)" office:value-type="float" office:value="16.1096878465141" calcext:value-type="float">
            <text:p>16.1096878465</text:p>
          </table:table-cell>
          <table:table-cell table:formula="of:=LOG([.M29];2)" office:value-type="float" office:value="16.5052998472053" calcext:value-type="float">
            <text:p>16.5052998472</text:p>
          </table:table-cell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table:formula="of:=1+[.B29]+[.B28]" office:value-type="float" office:value="514228" calcext:value-type="float">
            <text:p>514228</text:p>
          </table:table-cell>
          <table:table-cell table:formula="of:=1+2*[.C28]" office:value-type="float" office:value="16383" calcext:value-type="float">
            <text:p>16383</text:p>
          </table:table-cell>
          <table:table-cell table:formula="of:=1+[.D29]+[.C28]" office:value-type="float" office:value="28669" calcext:value-type="float">
            <text:p>28669</text:p>
          </table:table-cell>
          <table:table-cell table:formula="of:=1+2*[.E28]" office:value-type="float" office:value="8191" calcext:value-type="float">
            <text:p>8191</text:p>
          </table:table-cell>
          <table:table-cell table:formula="of:=1+[.E29]+[.G29]" office:value-type="float" office:value="24574" calcext:value-type="float">
            <text:p>24574</text:p>
          </table:table-cell>
          <table:table-cell table:formula="of:=1+[.F29]+[.E28]" office:value-type="float" office:value="16383" calcext:value-type="float">
            <text:p>16383</text:p>
          </table:table-cell>
          <table:table-cell table:formula="of:=MAX([.F30];[.G30])" office:value-type="float" office:value="24574" calcext:value-type="float">
            <text:p>24574</text:p>
          </table:table-cell>
          <table:table-cell table:formula="of:=1+[.J28]+[.I28]" office:value-type="float" office:value="83004" calcext:value-type="float">
            <text:p>83004</text:p>
          </table:table-cell>
          <table:table-cell table:formula="of:=1+[.J29]+[.I28]" office:value-type="float" office:value="106978" calcext:value-type="float">
            <text:p>106978</text:p>
          </table:table-cell>
          <table:table-cell table:formula="of:=1+2*[.L28]" office:value-type="float" office:value="97013" calcext:value-type="float">
            <text:p>97013</text:p>
          </table:table-cell>
          <table:table-cell table:formula="of:=1+[.K29]+[.L28]" office:value-type="float" office:value="112264" calcext:value-type="float">
            <text:p>112264</text:p>
          </table:table-cell>
          <table:table-cell table:formula="of:=1+[.M29]+[.L28]" office:value-type="float" office:value="141530" calcext:value-type="float">
            <text:p>141530</text:p>
          </table:table-cell>
          <table:table-cell table:formula="of:=1+2*[.N29]" office:value-type="float" office:value="134217727" calcext:value-type="float">
            <text:p>134217727</text:p>
          </table:table-cell>
          <table:table-cell/>
          <table:table-cell table:formula="of:=[.P29]+1" office:value-type="float" office:value="27" calcext:value-type="float">
            <text:p>27</text:p>
          </table:table-cell>
          <table:table-cell table:formula="of:=LOG([.B30];2)" office:value-type="float" office:value="18.9720486422928" calcext:value-type="float">
            <text:p>18.9720486423</text:p>
          </table:table-cell>
          <table:table-cell table:formula="of:=LOG([.D30];2)" office:value-type="float" office:value="14.8072039625303" calcext:value-type="float">
            <text:p>14.8072039625</text:p>
          </table:table-cell>
          <table:table-cell table:formula="of:=LOG([.H30];2)" office:value-type="float" office:value="14.5848450891206" calcext:value-type="float">
            <text:p>14.5848450891</text:p>
          </table:table-cell>
          <table:table-cell table:formula="of:=LOG([.J30];2)" office:value-type="float" office:value="16.7069546116776" calcext:value-type="float">
            <text:p>16.7069546117</text:p>
          </table:table-cell>
          <table:table-cell table:formula="of:=LOG([.M30];2)" office:value-type="float" office:value="17.1107483668141" calcext:value-type="float">
            <text:p>17.1107483668</text:p>
          </table:table-cell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table:formula="of:=1+[.B30]+[.B29]" office:value-type="float" office:value="832039" calcext:value-type="float">
            <text:p>832039</text:p>
          </table:table-cell>
          <table:table-cell table:formula="of:=1+2*[.C29]" office:value-type="float" office:value="24575" calcext:value-type="float">
            <text:p>24575</text:p>
          </table:table-cell>
          <table:table-cell table:formula="of:=1+[.D30]+[.C29]" office:value-type="float" office:value="40957" calcext:value-type="float">
            <text:p>40957</text:p>
          </table:table-cell>
          <table:table-cell table:formula="of:=1+2*[.E29]" office:value-type="float" office:value="16383" calcext:value-type="float">
            <text:p>16383</text:p>
          </table:table-cell>
          <table:table-cell table:formula="of:=1+[.E30]+[.G30]" office:value-type="float" office:value="24575" calcext:value-type="float">
            <text:p>24575</text:p>
          </table:table-cell>
          <table:table-cell table:formula="of:=1+[.F30]+[.E29]" office:value-type="float" office:value="32766" calcext:value-type="float">
            <text:p>32766</text:p>
          </table:table-cell>
          <table:table-cell table:formula="of:=MAX([.F31];[.G31])" office:value-type="float" office:value="32766" calcext:value-type="float">
            <text:p>32766</text:p>
          </table:table-cell>
          <table:table-cell table:formula="of:=1+[.J29]+[.I29]" office:value-type="float" office:value="125583" calcext:value-type="float">
            <text:p>125583</text:p>
          </table:table-cell>
          <table:table-cell table:formula="of:=1+[.J30]+[.I29]" office:value-type="float" office:value="161848" calcext:value-type="float">
            <text:p>161848</text:p>
          </table:table-cell>
          <table:table-cell table:formula="of:=1+2*[.L29]" office:value-type="float" office:value="147569" calcext:value-type="float">
            <text:p>147569</text:p>
          </table:table-cell>
          <table:table-cell table:formula="of:=1+[.K30]+[.L29]" office:value-type="float" office:value="170798" calcext:value-type="float">
            <text:p>170798</text:p>
          </table:table-cell>
          <table:table-cell table:formula="of:=1+[.M30]+[.L29]" office:value-type="float" office:value="215315" calcext:value-type="float">
            <text:p>215315</text:p>
          </table:table-cell>
          <table:table-cell table:formula="of:=1+2*[.N30]" office:value-type="float" office:value="268435455" calcext:value-type="float">
            <text:p>268435455</text:p>
          </table:table-cell>
          <table:table-cell/>
          <table:table-cell table:formula="of:=[.P30]+1" office:value-type="float" office:value="28" calcext:value-type="float">
            <text:p>28</text:p>
          </table:table-cell>
          <table:table-cell table:formula="of:=LOG([.B31];2)" office:value-type="float" office:value="19.6662916275483" calcext:value-type="float">
            <text:p>19.6662916275</text:p>
          </table:table-cell>
          <table:table-cell table:formula="of:=LOG([.D31];2)" office:value-type="float" office:value="15.3218224248769" calcext:value-type="float">
            <text:p>15.3218224249</text:p>
          </table:table-cell>
          <table:table-cell table:formula="of:=LOG([.H31];2)" office:value-type="float" office:value="14.9999119421954" calcext:value-type="float">
            <text:p>14.9999119422</text:p>
          </table:table-cell>
          <table:table-cell table:formula="of:=LOG([.J31];2)" office:value-type="float" office:value="17.3042800123169" calcext:value-type="float">
            <text:p>17.3042800123</text:p>
          </table:table-cell>
          <table:table-cell table:formula="of:=LOG([.M31];2)" office:value-type="float" office:value="17.7160893033326" calcext:value-type="float">
            <text:p>17.7160893033</text:p>
          </table:table-cell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table:formula="of:=1+[.B31]+[.B30]" office:value-type="float" office:value="1346268" calcext:value-type="float">
            <text:p>1346268</text:p>
          </table:table-cell>
          <table:table-cell table:formula="of:=1+2*[.C30]" office:value-type="float" office:value="32767" calcext:value-type="float">
            <text:p>32767</text:p>
          </table:table-cell>
          <table:table-cell table:formula="of:=1+[.D31]+[.C30]" office:value-type="float" office:value="57341" calcext:value-type="float">
            <text:p>57341</text:p>
          </table:table-cell>
          <table:table-cell table:formula="of:=1+2*[.E30]" office:value-type="float" office:value="16383" calcext:value-type="float">
            <text:p>16383</text:p>
          </table:table-cell>
          <table:table-cell table:formula="of:=1+[.E31]+[.G31]" office:value-type="float" office:value="49150" calcext:value-type="float">
            <text:p>49150</text:p>
          </table:table-cell>
          <table:table-cell table:formula="of:=1+[.F31]+[.E30]" office:value-type="float" office:value="32767" calcext:value-type="float">
            <text:p>32767</text:p>
          </table:table-cell>
          <table:table-cell table:formula="of:=MAX([.F32];[.G32])" office:value-type="float" office:value="49150" calcext:value-type="float">
            <text:p>49150</text:p>
          </table:table-cell>
          <table:table-cell table:formula="of:=1+[.J30]+[.I30]" office:value-type="float" office:value="189983" calcext:value-type="float">
            <text:p>189983</text:p>
          </table:table-cell>
          <table:table-cell table:formula="of:=1+[.J31]+[.I30]" office:value-type="float" office:value="244853" calcext:value-type="float">
            <text:p>244853</text:p>
          </table:table-cell>
          <table:table-cell table:formula="of:=1+2*[.L30]" office:value-type="float" office:value="224529" calcext:value-type="float">
            <text:p>224529</text:p>
          </table:table-cell>
          <table:table-cell table:formula="of:=1+[.K31]+[.L30]" office:value-type="float" office:value="259834" calcext:value-type="float">
            <text:p>259834</text:p>
          </table:table-cell>
          <table:table-cell table:formula="of:=1+[.M31]+[.L30]" office:value-type="float" office:value="327580" calcext:value-type="float">
            <text:p>327580</text:p>
          </table:table-cell>
          <table:table-cell table:formula="of:=1+2*[.N31]" office:value-type="float" office:value="536870911" calcext:value-type="float">
            <text:p>536870911</text:p>
          </table:table-cell>
          <table:table-cell/>
          <table:table-cell table:formula="of:=[.P31]+1" office:value-type="float" office:value="29" calcext:value-type="float">
            <text:p>29</text:p>
          </table:table-cell>
          <table:table-cell table:formula="of:=LOG([.B32];2)" office:value-type="float" office:value="20.3605342034806" calcext:value-type="float">
            <text:p>20.3605342035</text:p>
          </table:table-cell>
          <table:table-cell table:formula="of:=LOG([.D32];2)" office:value-type="float" office:value="15.8072794442685" calcext:value-type="float">
            <text:p>15.8072794443</text:p>
          </table:table-cell>
          <table:table-cell table:formula="of:=LOG([.H32];2)" office:value-type="float" office:value="15.5849037961153" calcext:value-type="float">
            <text:p>15.5849037961</text:p>
          </table:table-cell>
          <table:table-cell table:formula="of:=LOG([.J32];2)" office:value-type="float" office:value="17.9015563468511" calcext:value-type="float">
            <text:p>17.9015563469</text:p>
          </table:table-cell>
          <table:table-cell table:formula="of:=LOG([.M32];2)" office:value-type="float" office:value="18.3214877521068" calcext:value-type="float">
            <text:p>18.3214877521</text:p>
          </table:table-cell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table:formula="of:=1+[.B32]+[.B31]" office:value-type="float" office:value="2178308" calcext:value-type="float">
            <text:p>2178308</text:p>
          </table:table-cell>
          <table:table-cell table:formula="of:=1+2*[.C31]" office:value-type="float" office:value="49151" calcext:value-type="float">
            <text:p>49151</text:p>
          </table:table-cell>
          <table:table-cell table:formula="of:=1+[.D32]+[.C31]" office:value-type="float" office:value="81917" calcext:value-type="float">
            <text:p>81917</text:p>
          </table:table-cell>
          <table:table-cell table:formula="of:=1+2*[.E31]" office:value-type="float" office:value="32767" calcext:value-type="float">
            <text:p>32767</text:p>
          </table:table-cell>
          <table:table-cell table:formula="of:=1+[.E32]+[.G32]" office:value-type="float" office:value="49151" calcext:value-type="float">
            <text:p>49151</text:p>
          </table:table-cell>
          <table:table-cell table:formula="of:=1+[.F32]+[.E31]" office:value-type="float" office:value="65534" calcext:value-type="float">
            <text:p>65534</text:p>
          </table:table-cell>
          <table:table-cell table:formula="of:=MAX([.F33];[.G33])" office:value-type="float" office:value="65534" calcext:value-type="float">
            <text:p>65534</text:p>
          </table:table-cell>
          <table:table-cell table:formula="of:=1+[.J31]+[.I31]" office:value-type="float" office:value="287432" calcext:value-type="float">
            <text:p>287432</text:p>
          </table:table-cell>
          <table:table-cell table:formula="of:=1+[.J32]+[.I31]" office:value-type="float" office:value="370437" calcext:value-type="float">
            <text:p>370437</text:p>
          </table:table-cell>
          <table:table-cell table:formula="of:=1+2*[.L31]" office:value-type="float" office:value="341597" calcext:value-type="float">
            <text:p>341597</text:p>
          </table:table-cell>
          <table:table-cell table:formula="of:=1+[.K32]+[.L31]" office:value-type="float" office:value="395328" calcext:value-type="float">
            <text:p>395328</text:p>
          </table:table-cell>
          <table:table-cell table:formula="of:=1+[.M32]+[.L31]" office:value-type="float" office:value="498379" calcext:value-type="float">
            <text:p>498379</text:p>
          </table:table-cell>
          <table:table-cell table:formula="of:=1+2*[.N32]" office:value-type="float" office:value="1073741823" calcext:value-type="float">
            <text:p>1073741823</text:p>
          </table:table-cell>
          <table:table-cell/>
          <table:table-cell table:formula="of:=[.P32]+1" office:value-type="float" office:value="30" calcext:value-type="float">
            <text:p>30</text:p>
          </table:table-cell>
          <table:table-cell table:formula="of:=LOG([.B33];2)" office:value-type="float" office:value="21.0547765264354" calcext:value-type="float">
            <text:p>21.0547765264</text:p>
          </table:table-cell>
          <table:table-cell table:formula="of:=LOG([.D33];2)" office:value-type="float" office:value="16.3218752608496" calcext:value-type="float">
            <text:p>16.3218752608</text:p>
          </table:table-cell>
          <table:table-cell table:formula="of:=LOG([.H33];2)" office:value-type="float" office:value="15.9999559717696" calcext:value-type="float">
            <text:p>15.9999559718</text:p>
          </table:table-cell>
          <table:table-cell table:formula="of:=LOG([.J33];2)" office:value-type="float" office:value="18.498868679543" calcext:value-type="float">
            <text:p>18.4988686795</text:p>
          </table:table-cell>
          <table:table-cell table:formula="of:=LOG([.M33];2)" office:value-type="float" office:value="18.9268837538057" calcext:value-type="float">
            <text:p>18.9268837538</text:p>
          </table:table-cell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table:formula="of:=1+[.B33]+[.B32]" office:value-type="float" office:value="3524577" calcext:value-type="float">
            <text:p>3524577</text:p>
          </table:table-cell>
          <table:table-cell table:formula="of:=1+2*[.C32]" office:value-type="float" office:value="65535" calcext:value-type="float">
            <text:p>65535</text:p>
          </table:table-cell>
          <table:table-cell table:formula="of:=1+[.D33]+[.C32]" office:value-type="float" office:value="114685" calcext:value-type="float">
            <text:p>114685</text:p>
          </table:table-cell>
          <table:table-cell table:formula="of:=1+2*[.E32]" office:value-type="float" office:value="32767" calcext:value-type="float">
            <text:p>32767</text:p>
          </table:table-cell>
          <table:table-cell table:formula="of:=1+[.E33]+[.G33]" office:value-type="float" office:value="98302" calcext:value-type="float">
            <text:p>98302</text:p>
          </table:table-cell>
          <table:table-cell table:formula="of:=1+[.F33]+[.E32]" office:value-type="float" office:value="65535" calcext:value-type="float">
            <text:p>65535</text:p>
          </table:table-cell>
          <table:table-cell table:formula="of:=MAX([.F34];[.G34])" office:value-type="float" office:value="98302" calcext:value-type="float">
            <text:p>98302</text:p>
          </table:table-cell>
          <table:table-cell table:formula="of:=1+[.J32]+[.I32]" office:value-type="float" office:value="434837" calcext:value-type="float">
            <text:p>434837</text:p>
          </table:table-cell>
          <table:table-cell table:formula="of:=1+[.J33]+[.I32]" office:value-type="float" office:value="560421" calcext:value-type="float">
            <text:p>560421</text:p>
          </table:table-cell>
          <table:table-cell table:formula="of:=1+2*[.L32]" office:value-type="float" office:value="519669" calcext:value-type="float">
            <text:p>519669</text:p>
          </table:table-cell>
          <table:table-cell table:formula="of:=1+[.K33]+[.L32]" office:value-type="float" office:value="601432" calcext:value-type="float">
            <text:p>601432</text:p>
          </table:table-cell>
          <table:table-cell table:formula="of:=1+[.M33]+[.L32]" office:value-type="float" office:value="758214" calcext:value-type="float">
            <text:p>758214</text:p>
          </table:table-cell>
          <table:table-cell table:formula="of:=1+2*[.N33]" office:value-type="float" office:value="2147483647" calcext:value-type="float">
            <text:p>2147483647</text:p>
          </table:table-cell>
          <table:table-cell/>
          <table:table-cell table:formula="of:=[.P33]+1" office:value-type="float" office:value="31" calcext:value-type="float">
            <text:p>31</text:p>
          </table:table-cell>
          <table:table-cell table:formula="of:=LOG([.B34];2)" office:value-type="float" office:value="21.7490186930425" calcext:value-type="float">
            <text:p>21.749018693</text:p>
          </table:table-cell>
          <table:table-cell table:formula="of:=LOG([.D34];2)" office:value-type="float" office:value="16.8073171836566" calcext:value-type="float">
            <text:p>16.8073171837</text:p>
          </table:table-cell>
          <table:table-cell table:formula="of:=LOG([.H34];2)" office:value-type="float" office:value="16.5849331487168" calcext:value-type="float">
            <text:p>16.5849331487</text:p>
          </table:table-cell>
          <table:table-cell table:formula="of:=LOG([.J34];2)" office:value-type="float" office:value="19.0961514916406" calcext:value-type="float">
            <text:p>19.0961514916</text:p>
          </table:table-cell>
          <table:table-cell table:formula="of:=LOG([.M34];2)" office:value-type="float" office:value="19.5322455697532" calcext:value-type="float">
            <text:p>19.5322455698</text:p>
          </table:table-cell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table:formula="of:=1+[.B34]+[.B33]" office:value-type="float" office:value="5702886" calcext:value-type="float">
            <text:p>5702886</text:p>
          </table:table-cell>
          <table:table-cell table:formula="of:=1+2*[.C33]" office:value-type="float" office:value="98303" calcext:value-type="float">
            <text:p>98303</text:p>
          </table:table-cell>
          <table:table-cell table:formula="of:=1+[.D34]+[.C33]" office:value-type="float" office:value="163837" calcext:value-type="float">
            <text:p>163837</text:p>
          </table:table-cell>
          <table:table-cell table:formula="of:=1+2*[.E33]" office:value-type="float" office:value="65535" calcext:value-type="float">
            <text:p>65535</text:p>
          </table:table-cell>
          <table:table-cell table:formula="of:=1+[.E34]+[.G34]" office:value-type="float" office:value="98303" calcext:value-type="float">
            <text:p>98303</text:p>
          </table:table-cell>
          <table:table-cell table:formula="of:=1+[.F34]+[.E33]" office:value-type="float" office:value="131070" calcext:value-type="float">
            <text:p>131070</text:p>
          </table:table-cell>
          <table:table-cell table:formula="of:=MAX([.F35];[.G35])" office:value-type="float" office:value="131070" calcext:value-type="float">
            <text:p>131070</text:p>
          </table:table-cell>
          <table:table-cell table:formula="of:=1+[.J33]+[.I33]" office:value-type="float" office:value="657870" calcext:value-type="float">
            <text:p>657870</text:p>
          </table:table-cell>
          <table:table-cell table:formula="of:=1+[.J34]+[.I33]" office:value-type="float" office:value="847854" calcext:value-type="float">
            <text:p>847854</text:p>
          </table:table-cell>
          <table:table-cell table:formula="of:=1+2*[.L33]" office:value-type="float" office:value="790657" calcext:value-type="float">
            <text:p>790657</text:p>
          </table:table-cell>
          <table:table-cell table:formula="of:=1+[.K34]+[.L33]" office:value-type="float" office:value="914998" calcext:value-type="float">
            <text:p>914998</text:p>
          </table:table-cell>
          <table:table-cell table:formula="of:=1+[.M34]+[.L33]" office:value-type="float" office:value="1153543" calcext:value-type="float">
            <text:p>1153543</text:p>
          </table:table-cell>
          <table:table-cell table:formula="of:=1+2*[.N34]" office:value-type="float" office:value="4294967295" calcext:value-type="float">
            <text:p>4294967295</text:p>
          </table:table-cell>
          <table:table-cell/>
          <table:table-cell table:formula="of:=[.P34]+1" office:value-type="float" office:value="32" calcext:value-type="float">
            <text:p>32</text:p>
          </table:table-cell>
          <table:table-cell table:formula="of:=LOG([.B35];2)" office:value-type="float" office:value="22.443260763021" calcext:value-type="float">
            <text:p>22.443260763</text:p>
          </table:table-cell>
          <table:table-cell table:formula="of:=LOG([.D35];2)" office:value-type="float" office:value="17.3219016781103" calcext:value-type="float">
            <text:p>17.3219016781</text:p>
          </table:table-cell>
          <table:table-cell table:formula="of:=LOG([.H35];2)" office:value-type="float" office:value="16.9999779860527" calcext:value-type="float">
            <text:p>16.9999779861</text:p>
          </table:table-cell>
          <table:table-cell table:formula="of:=LOG([.J35];2)" office:value-type="float" office:value="19.6934563293073" calcext:value-type="float">
            <text:p>19.6934563293</text:p>
          </table:table-cell>
          <table:table-cell table:formula="of:=LOG([.M35];2)" office:value-type="float" office:value="20.137640352912" calcext:value-type="float">
            <text:p>20.1376403529</text:p>
          </table:table-cell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1+[.B35]+[.B34]" office:value-type="float" office:value="9227464" calcext:value-type="float">
            <text:p>9227464</text:p>
          </table:table-cell>
          <table:table-cell table:formula="of:=1+2*[.C34]" office:value-type="float" office:value="131071" calcext:value-type="float">
            <text:p>131071</text:p>
          </table:table-cell>
          <table:table-cell table:formula="of:=1+[.D35]+[.C34]" office:value-type="float" office:value="229373" calcext:value-type="float">
            <text:p>229373</text:p>
          </table:table-cell>
          <table:table-cell table:formula="of:=1+2*[.E34]" office:value-type="float" office:value="65535" calcext:value-type="float">
            <text:p>65535</text:p>
          </table:table-cell>
          <table:table-cell table:formula="of:=1+[.E35]+[.G35]" office:value-type="float" office:value="196606" calcext:value-type="float">
            <text:p>196606</text:p>
          </table:table-cell>
          <table:table-cell table:formula="of:=1+[.F35]+[.E34]" office:value-type="float" office:value="131071" calcext:value-type="float">
            <text:p>131071</text:p>
          </table:table-cell>
          <table:table-cell table:formula="of:=MAX([.F36];[.G36])" office:value-type="float" office:value="196606" calcext:value-type="float">
            <text:p>196606</text:p>
          </table:table-cell>
          <table:table-cell table:formula="of:=1+[.J34]+[.I34]" office:value-type="float" office:value="995259" calcext:value-type="float">
            <text:p>995259</text:p>
          </table:table-cell>
          <table:table-cell table:formula="of:=1+[.J35]+[.I34]" office:value-type="float" office:value="1282692" calcext:value-type="float">
            <text:p>1282692</text:p>
          </table:table-cell>
          <table:table-cell table:formula="of:=1+2*[.L34]" office:value-type="float" office:value="1202865" calcext:value-type="float">
            <text:p>1202865</text:p>
          </table:table-cell>
          <table:table-cell table:formula="of:=1+[.K35]+[.L34]" office:value-type="float" office:value="1392090" calcext:value-type="float">
            <text:p>1392090</text:p>
          </table:table-cell>
          <table:table-cell table:formula="of:=1+[.M35]+[.L34]" office:value-type="float" office:value="1754976" calcext:value-type="float">
            <text:p>1754976</text:p>
          </table:table-cell>
          <table:table-cell table:formula="of:=1+2*[.N35]" office:value-type="float" office:value="8589934591" calcext:value-type="float">
            <text:p>8589934591</text:p>
          </table:table-cell>
          <table:table-cell/>
          <table:table-cell table:formula="of:=[.P35]+1" office:value-type="float" office:value="33" calcext:value-type="float">
            <text:p>33</text:p>
          </table:table-cell>
          <table:table-cell table:formula="of:=LOG([.B36];2)" office:value-type="float" office:value="23.13750277328" calcext:value-type="float">
            <text:p>23.1375027733</text:p>
          </table:table-cell>
          <table:table-cell table:formula="of:=LOG([.D36];2)" office:value-type="float" office:value="17.8073360529805" calcext:value-type="float">
            <text:p>17.807336053</text:p>
          </table:table-cell>
          <table:table-cell table:formula="of:=LOG([.H36];2)" office:value-type="float" office:value="17.5849478247936" calcext:value-type="float">
            <text:p>17.5849478248</text:p>
          </table:table-cell>
          <table:table-cell table:formula="of:=LOG([.J36];2)" office:value-type="float" office:value="20.2907433614065" calcext:value-type="float">
            <text:p>20.2907433614</text:p>
          </table:table-cell>
          <table:table-cell table:formula="of:=LOG([.M36];2)" office:value-type="float" office:value="20.7430198705562" calcext:value-type="float">
            <text:p>20.7430198706</text:p>
          </table:table-cell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1+[.B36]+[.B35]" office:value-type="float" office:value="14930351" calcext:value-type="float">
            <text:p>14930351</text:p>
          </table:table-cell>
          <table:table-cell table:formula="of:=1+2*[.C35]" office:value-type="float" office:value="196607" calcext:value-type="float">
            <text:p>196607</text:p>
          </table:table-cell>
          <table:table-cell table:formula="of:=1+[.D36]+[.C35]" office:value-type="float" office:value="327677" calcext:value-type="float">
            <text:p>327677</text:p>
          </table:table-cell>
          <table:table-cell table:formula="of:=1+2*[.E35]" office:value-type="float" office:value="131071" calcext:value-type="float">
            <text:p>131071</text:p>
          </table:table-cell>
          <table:table-cell table:formula="of:=1+[.E36]+[.G36]" office:value-type="float" office:value="196607" calcext:value-type="float">
            <text:p>196607</text:p>
          </table:table-cell>
          <table:table-cell table:formula="of:=1+[.F36]+[.E35]" office:value-type="float" office:value="262142" calcext:value-type="float">
            <text:p>262142</text:p>
          </table:table-cell>
          <table:table-cell table:formula="of:=MAX([.F37];[.G37])" office:value-type="float" office:value="262142" calcext:value-type="float">
            <text:p>262142</text:p>
          </table:table-cell>
          <table:table-cell table:formula="of:=1+[.J35]+[.I35]" office:value-type="float" office:value="1505725" calcext:value-type="float">
            <text:p>1505725</text:p>
          </table:table-cell>
          <table:table-cell table:formula="of:=1+[.J36]+[.I35]" office:value-type="float" office:value="1940563" calcext:value-type="float">
            <text:p>1940563</text:p>
          </table:table-cell>
          <table:table-cell table:formula="of:=1+2*[.L35]" office:value-type="float" office:value="1829997" calcext:value-type="float">
            <text:p>1829997</text:p>
          </table:table-cell>
          <table:table-cell table:formula="of:=1+[.K36]+[.L35]" office:value-type="float" office:value="2117864" calcext:value-type="float">
            <text:p>2117864</text:p>
          </table:table-cell>
          <table:table-cell table:formula="of:=1+[.M36]+[.L35]" office:value-type="float" office:value="2669975" calcext:value-type="float">
            <text:p>2669975</text:p>
          </table:table-cell>
          <table:table-cell table:formula="of:=1+2*[.N36]" office:value-type="float" office:value="17179869183" calcext:value-type="float">
            <text:p>17179869183</text:p>
          </table:table-cell>
          <table:table-cell/>
          <table:table-cell table:formula="of:=[.P36]+1" office:value-type="float" office:value="34" calcext:value-type="float">
            <text:p>34</text:p>
          </table:table-cell>
          <table:table-cell table:formula="of:=LOG([.B37];2)" office:value-type="float" office:value="23.8317447466302" calcext:value-type="float">
            <text:p>23.8317447466</text:p>
          </table:table-cell>
          <table:table-cell table:formula="of:=LOG([.D37];2)" office:value-type="float" office:value="18.3219148865593" calcext:value-type="float">
            <text:p>18.3219148866</text:p>
          </table:table-cell>
          <table:table-cell table:formula="of:=LOG([.H37];2)" office:value-type="float" office:value="17.9999889930684" calcext:value-type="float">
            <text:p>17.9999889931</text:p>
          </table:table-cell>
          <table:table-cell table:formula="of:=LOG([.J37];2)" office:value-type="float" office:value="20.8880438400215" calcext:value-type="float">
            <text:p>20.88804384</text:p>
          </table:table-cell>
          <table:table-cell table:formula="of:=LOG([.M37];2)" office:value-type="float" office:value="21.3483948027932" calcext:value-type="float">
            <text:p>21.3483948028</text:p>
          </table:table-cell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1+[.B37]+[.B36]" office:value-type="float" office:value="24157816" calcext:value-type="float">
            <text:p>24157816</text:p>
          </table:table-cell>
          <table:table-cell table:formula="of:=1+2*[.C36]" office:value-type="float" office:value="262143" calcext:value-type="float">
            <text:p>262143</text:p>
          </table:table-cell>
          <table:table-cell table:formula="of:=1+[.D37]+[.C36]" office:value-type="float" office:value="458749" calcext:value-type="float">
            <text:p>458749</text:p>
          </table:table-cell>
          <table:table-cell table:formula="of:=1+2*[.E36]" office:value-type="float" office:value="131071" calcext:value-type="float">
            <text:p>131071</text:p>
          </table:table-cell>
          <table:table-cell table:formula="of:=1+[.E37]+[.G37]" office:value-type="float" office:value="393214" calcext:value-type="float">
            <text:p>393214</text:p>
          </table:table-cell>
          <table:table-cell table:formula="of:=1+[.F37]+[.E36]" office:value-type="float" office:value="262143" calcext:value-type="float">
            <text:p>262143</text:p>
          </table:table-cell>
          <table:table-cell table:formula="of:=MAX([.F38];[.G38])" office:value-type="float" office:value="393214" calcext:value-type="float">
            <text:p>393214</text:p>
          </table:table-cell>
          <table:table-cell table:formula="of:=1+[.J36]+[.I36]" office:value-type="float" office:value="2277952" calcext:value-type="float">
            <text:p>2277952</text:p>
          </table:table-cell>
          <table:table-cell table:formula="of:=1+[.J37]+[.I36]" office:value-type="float" office:value="2935823" calcext:value-type="float">
            <text:p>2935823</text:p>
          </table:table-cell>
          <table:table-cell table:formula="of:=1+2*[.L36]" office:value-type="float" office:value="2784181" calcext:value-type="float">
            <text:p>2784181</text:p>
          </table:table-cell>
          <table:table-cell table:formula="of:=1+[.K37]+[.L36]" office:value-type="float" office:value="3222088" calcext:value-type="float">
            <text:p>3222088</text:p>
          </table:table-cell>
          <table:table-cell table:formula="of:=1+[.M37]+[.L36]" office:value-type="float" office:value="4062066" calcext:value-type="float">
            <text:p>4062066</text:p>
          </table:table-cell>
          <table:table-cell table:formula="of:=1+2*[.N37]" office:value-type="float" office:value="34359738367" calcext:value-type="float">
            <text:p>34359738367</text:p>
          </table:table-cell>
          <table:table-cell/>
          <table:table-cell table:formula="of:=[.P37]+1" office:value-type="float" office:value="35" calcext:value-type="float">
            <text:p>35</text:p>
          </table:table-cell>
          <table:table-cell table:formula="of:=LOG([.B38];2)" office:value-type="float" office:value="24.5259866971696" calcext:value-type="float">
            <text:p>24.5259866972</text:p>
          </table:table-cell>
          <table:table-cell table:formula="of:=LOG([.D38];2)" office:value-type="float" office:value="18.8073454875499" calcext:value-type="float">
            <text:p>18.8073454875</text:p>
          </table:table-cell>
          <table:table-cell table:formula="of:=LOG([.H38];2)" office:value-type="float" office:value="18.5849551627761" calcext:value-type="float">
            <text:p>18.5849551628</text:p>
          </table:table-cell>
          <table:table-cell table:formula="of:=LOG([.J38];2)" office:value-type="float" office:value="21.4853335604209" calcext:value-type="float">
            <text:p>21.4853335604</text:p>
          </table:table-cell>
          <table:table-cell table:formula="of:=LOG([.M38];2)" office:value-type="float" office:value="21.9537822498985" calcext:value-type="float">
            <text:p>21.9537822499</text:p>
          </table:table-cell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table:formula="of:=1+[.B38]+[.B37]" office:value-type="float" office:value="39088168" calcext:value-type="float">
            <text:p>39088168</text:p>
          </table:table-cell>
          <table:table-cell table:formula="of:=1+2*[.C37]" office:value-type="float" office:value="393215" calcext:value-type="float">
            <text:p>393215</text:p>
          </table:table-cell>
          <table:table-cell table:formula="of:=1+[.D38]+[.C37]" office:value-type="float" office:value="655357" calcext:value-type="float">
            <text:p>655357</text:p>
          </table:table-cell>
          <table:table-cell table:formula="of:=1+2*[.E37]" office:value-type="float" office:value="262143" calcext:value-type="float">
            <text:p>262143</text:p>
          </table:table-cell>
          <table:table-cell table:formula="of:=1+[.E38]+[.G38]" office:value-type="float" office:value="393215" calcext:value-type="float">
            <text:p>393215</text:p>
          </table:table-cell>
          <table:table-cell table:formula="of:=1+[.F38]+[.E37]" office:value-type="float" office:value="524286" calcext:value-type="float">
            <text:p>524286</text:p>
          </table:table-cell>
          <table:table-cell table:formula="of:=MAX([.F39];[.G39])" office:value-type="float" office:value="524286" calcext:value-type="float">
            <text:p>524286</text:p>
          </table:table-cell>
          <table:table-cell table:formula="of:=1+[.J37]+[.I37]" office:value-type="float" office:value="3446289" calcext:value-type="float">
            <text:p>3446289</text:p>
          </table:table-cell>
          <table:table-cell table:formula="of:=1+[.J38]+[.I37]" office:value-type="float" office:value="4441549" calcext:value-type="float">
            <text:p>4441549</text:p>
          </table:table-cell>
          <table:table-cell table:formula="of:=1+2*[.L37]" office:value-type="float" office:value="4235729" calcext:value-type="float">
            <text:p>4235729</text:p>
          </table:table-cell>
          <table:table-cell table:formula="of:=1+[.K38]+[.L37]" office:value-type="float" office:value="4902046" calcext:value-type="float">
            <text:p>4902046</text:p>
          </table:table-cell>
          <table:table-cell table:formula="of:=1+[.M38]+[.L37]" office:value-type="float" office:value="6179931" calcext:value-type="float">
            <text:p>6179931</text:p>
          </table:table-cell>
          <table:table-cell table:formula="of:=1+2*[.N38]" office:value-type="float" office:value="68719476735" calcext:value-type="float">
            <text:p>68719476735</text:p>
          </table:table-cell>
          <table:table-cell/>
          <table:table-cell table:formula="of:=[.P38]+1" office:value-type="float" office:value="36" calcext:value-type="float">
            <text:p>36</text:p>
          </table:table-cell>
          <table:table-cell table:formula="of:=LOG([.B39];2)" office:value-type="float" office:value="25.220228633611" calcext:value-type="float">
            <text:p>25.2202286336</text:p>
          </table:table-cell>
          <table:table-cell table:formula="of:=LOG([.D39];2)" office:value-type="float" office:value="19.3219214907385" calcext:value-type="float">
            <text:p>19.3219214907</text:p>
          </table:table-cell>
          <table:table-cell table:formula="of:=LOG([.H39];2)" office:value-type="float" office:value="18.9999944965447" calcext:value-type="float">
            <text:p>18.9999944965</text:p>
          </table:table-cell>
          <table:table-cell table:formula="of:=LOG([.J39];2)" office:value-type="float" office:value="22.0826314767303" calcext:value-type="float">
            <text:p>22.0826314767</text:p>
          </table:table-cell>
          <table:table-cell table:formula="of:=LOG([.M39];2)" office:value-type="float" office:value="22.5591592996037" calcext:value-type="float">
            <text:p>22.5591592996</text:p>
          </table:table-cell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table:formula="of:=1+[.B39]+[.B38]" office:value-type="float" office:value="63245985" calcext:value-type="float">
            <text:p>63245985</text:p>
          </table:table-cell>
          <table:table-cell table:formula="of:=1+2*[.C38]" office:value-type="float" office:value="524287" calcext:value-type="float">
            <text:p>524287</text:p>
          </table:table-cell>
          <table:table-cell table:formula="of:=1+[.D39]+[.C38]" office:value-type="float" office:value="917501" calcext:value-type="float">
            <text:p>917501</text:p>
          </table:table-cell>
          <table:table-cell table:formula="of:=1+2*[.E38]" office:value-type="float" office:value="262143" calcext:value-type="float">
            <text:p>262143</text:p>
          </table:table-cell>
          <table:table-cell table:formula="of:=1+[.E39]+[.G39]" office:value-type="float" office:value="786430" calcext:value-type="float">
            <text:p>786430</text:p>
          </table:table-cell>
          <table:table-cell table:formula="of:=1+[.F39]+[.E38]" office:value-type="float" office:value="524287" calcext:value-type="float">
            <text:p>524287</text:p>
          </table:table-cell>
          <table:table-cell table:formula="of:=MAX([.F40];[.G40])" office:value-type="float" office:value="786430" calcext:value-type="float">
            <text:p>786430</text:p>
          </table:table-cell>
          <table:table-cell table:formula="of:=1+[.J38]+[.I38]" office:value-type="float" office:value="5213776" calcext:value-type="float">
            <text:p>5213776</text:p>
          </table:table-cell>
          <table:table-cell table:formula="of:=1+[.J39]+[.I38]" office:value-type="float" office:value="6719502" calcext:value-type="float">
            <text:p>6719502</text:p>
          </table:table-cell>
          <table:table-cell table:formula="of:=1+2*[.L38]" office:value-type="float" office:value="6444177" calcext:value-type="float">
            <text:p>6444177</text:p>
          </table:table-cell>
          <table:table-cell table:formula="of:=1+[.K39]+[.L38]" office:value-type="float" office:value="7457818" calcext:value-type="float">
            <text:p>7457818</text:p>
          </table:table-cell>
          <table:table-cell table:formula="of:=1+[.M39]+[.L38]" office:value-type="float" office:value="9402020" calcext:value-type="float">
            <text:p>9402020</text:p>
          </table:table-cell>
          <table:table-cell table:formula="of:=1+2*[.N39]" office:value-type="float" office:value="137438953471" calcext:value-type="float">
            <text:p>137438953471</text:p>
          </table:table-cell>
          <table:table-cell/>
          <table:table-cell table:formula="of:=[.P39]+1" office:value-type="float" office:value="37" calcext:value-type="float">
            <text:p>37</text:p>
          </table:table-cell>
          <table:table-cell table:formula="of:=LOG([.B40];2)" office:value-type="float" office:value="25.9144705613395" calcext:value-type="float">
            <text:p>25.9144705613</text:p>
          </table:table-cell>
          <table:table-cell table:formula="of:=LOG([.D40];2)" office:value-type="float" office:value="19.8073502048115" calcext:value-type="float">
            <text:p>19.8073502048</text:p>
          </table:table-cell>
          <table:table-cell table:formula="of:=LOG([.H40];2)" office:value-type="float" office:value="19.5849588317533" calcext:value-type="float">
            <text:p>19.5849588318</text:p>
          </table:table-cell>
          <table:table-cell table:formula="of:=LOG([.J40];2)" office:value-type="float" office:value="22.679922884359" calcext:value-type="float">
            <text:p>22.6799228844</text:p>
          </table:table-cell>
          <table:table-cell table:formula="of:=LOG([.M40];2)" office:value-type="float" office:value="23.1645393187635" calcext:value-type="float">
            <text:p>23.1645393188</text:p>
          </table:table-cell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table:formula="of:=1+[.B40]+[.B39]" office:value-type="float" office:value="102334154" calcext:value-type="float">
            <text:p>102334154</text:p>
          </table:table-cell>
          <table:table-cell table:formula="of:=1+2*[.C39]" office:value-type="float" office:value="786431" calcext:value-type="float">
            <text:p>786431</text:p>
          </table:table-cell>
          <table:table-cell table:formula="of:=1+[.D40]+[.C39]" office:value-type="float" office:value="1310717" calcext:value-type="float">
            <text:p>1310717</text:p>
          </table:table-cell>
          <table:table-cell table:formula="of:=1+2*[.E39]" office:value-type="float" office:value="524287" calcext:value-type="float">
            <text:p>524287</text:p>
          </table:table-cell>
          <table:table-cell table:formula="of:=1+[.E40]+[.G40]" office:value-type="float" office:value="786431" calcext:value-type="float">
            <text:p>786431</text:p>
          </table:table-cell>
          <table:table-cell table:formula="of:=1+[.F40]+[.E39]" office:value-type="float" office:value="1048574" calcext:value-type="float">
            <text:p>1048574</text:p>
          </table:table-cell>
          <table:table-cell table:formula="of:=MAX([.F41];[.G41])" office:value-type="float" office:value="1048574" calcext:value-type="float">
            <text:p>1048574</text:p>
          </table:table-cell>
          <table:table-cell table:formula="of:=1+[.J39]+[.I39]" office:value-type="float" office:value="7887839" calcext:value-type="float">
            <text:p>7887839</text:p>
          </table:table-cell>
          <table:table-cell table:formula="of:=1+[.J40]+[.I39]" office:value-type="float" office:value="10165792" calcext:value-type="float">
            <text:p>10165792</text:p>
          </table:table-cell>
          <table:table-cell table:formula="of:=1+2*[.L39]" office:value-type="float" office:value="9804093" calcext:value-type="float">
            <text:p>9804093</text:p>
          </table:table-cell>
          <table:table-cell table:formula="of:=1+[.K40]+[.L39]" office:value-type="float" office:value="11346224" calcext:value-type="float">
            <text:p>11346224</text:p>
          </table:table-cell>
          <table:table-cell table:formula="of:=1+[.M40]+[.L39]" office:value-type="float" office:value="14304067" calcext:value-type="float">
            <text:p>14304067</text:p>
          </table:table-cell>
          <table:table-cell table:formula="of:=1+2*[.N40]" office:value-type="float" office:value="274877906943" calcext:value-type="float">
            <text:p>274877906943</text:p>
          </table:table-cell>
          <table:table-cell/>
          <table:table-cell table:formula="of:=[.P40]+1" office:value-type="float" office:value="38" calcext:value-type="float">
            <text:p>38</text:p>
          </table:table-cell>
          <table:table-cell table:formula="of:=LOG([.B41];2)" office:value-type="float" office:value="26.6087124836831" calcext:value-type="float">
            <text:p>26.6087124837</text:p>
          </table:table-cell>
          <table:table-cell table:formula="of:=LOG([.D41];2)" office:value-type="float" office:value="20.3219247928167" calcext:value-type="float">
            <text:p>20.3219247928</text:p>
          </table:table-cell>
          <table:table-cell table:formula="of:=LOG([.H41];2)" office:value-type="float" office:value="19.999997248275" calcext:value-type="float">
            <text:p>19.9999972483</text:p>
          </table:table-cell>
          <table:table-cell table:formula="of:=LOG([.J41];2)" office:value-type="float" office:value="23.2772192817515" calcext:value-type="float">
            <text:p>23.2772192818</text:p>
          </table:table-cell>
          <table:table-cell table:formula="of:=LOG([.M41];2)" office:value-type="float" office:value="23.7699220634196" calcext:value-type="float">
            <text:p>23.7699220634</text:p>
          </table:table-cell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table:formula="of:=1+[.B41]+[.B40]" office:value-type="float" office:value="165580140" calcext:value-type="float">
            <text:p>165580140</text:p>
          </table:table-cell>
          <table:table-cell table:formula="of:=1+2*[.C40]" office:value-type="float" office:value="1048575" calcext:value-type="float">
            <text:p>1048575</text:p>
          </table:table-cell>
          <table:table-cell table:formula="of:=1+[.D41]+[.C40]" office:value-type="float" office:value="1835005" calcext:value-type="float">
            <text:p>1835005</text:p>
          </table:table-cell>
          <table:table-cell table:formula="of:=1+2*[.E40]" office:value-type="float" office:value="524287" calcext:value-type="float">
            <text:p>524287</text:p>
          </table:table-cell>
          <table:table-cell table:formula="of:=1+[.E41]+[.G41]" office:value-type="float" office:value="1572862" calcext:value-type="float">
            <text:p>1572862</text:p>
          </table:table-cell>
          <table:table-cell table:formula="of:=1+[.F41]+[.E40]" office:value-type="float" office:value="1048575" calcext:value-type="float">
            <text:p>1048575</text:p>
          </table:table-cell>
          <table:table-cell table:formula="of:=MAX([.F42];[.G42])" office:value-type="float" office:value="1572862" calcext:value-type="float">
            <text:p>1572862</text:p>
          </table:table-cell>
          <table:table-cell table:formula="of:=1+[.J40]+[.I40]" office:value-type="float" office:value="11933279" calcext:value-type="float">
            <text:p>11933279</text:p>
          </table:table-cell>
          <table:table-cell table:formula="of:=1+[.J41]+[.I40]" office:value-type="float" office:value="15379569" calcext:value-type="float">
            <text:p>15379569</text:p>
          </table:table-cell>
          <table:table-cell table:formula="of:=1+2*[.L40]" office:value-type="float" office:value="14915637" calcext:value-type="float">
            <text:p>14915637</text:p>
          </table:table-cell>
          <table:table-cell table:formula="of:=1+[.K41]+[.L40]" office:value-type="float" office:value="17261912" calcext:value-type="float">
            <text:p>17261912</text:p>
          </table:table-cell>
          <table:table-cell table:formula="of:=1+[.M41]+[.L40]" office:value-type="float" office:value="21761886" calcext:value-type="float">
            <text:p>21761886</text:p>
          </table:table-cell>
          <table:table-cell table:formula="of:=1+2*[.N41]" office:value-type="float" office:value="549755813887" calcext:value-type="float">
            <text:p>549755813887</text:p>
          </table:table-cell>
          <table:table-cell/>
          <table:table-cell table:formula="of:=[.P41]+1" office:value-type="float" office:value="39" calcext:value-type="float">
            <text:p>39</text:p>
          </table:table-cell>
          <table:table-cell table:formula="of:=LOG([.B42];2)" office:value-type="float" office:value="27.3029544026987" calcext:value-type="float">
            <text:p>27.3029544027</text:p>
          </table:table-cell>
          <table:table-cell table:formula="of:=LOG([.D42];2)" office:value-type="float" office:value="20.8073525634365" calcext:value-type="float">
            <text:p>20.8073525634</text:p>
          </table:table-cell>
          <table:table-cell table:formula="of:=LOG([.H42];2)" office:value-type="float" office:value="20.5849606662384" calcext:value-type="float">
            <text:p>20.5849606662</text:p>
          </table:table-cell>
          <table:table-cell table:formula="of:=LOG([.J42];2)" office:value-type="float" office:value="23.8745117377144" calcext:value-type="float">
            <text:p>23.8745117377</text:p>
          </table:table-cell>
          <table:table-cell table:formula="of:=LOG([.M42];2)" office:value-type="float" office:value="24.3753002577915" calcext:value-type="float">
            <text:p>24.3753002578</text:p>
          </table:table-cell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table:formula="of:=1+[.B42]+[.B41]" office:value-type="float" office:value="267914295" calcext:value-type="float">
            <text:p>267914295</text:p>
          </table:table-cell>
          <table:table-cell table:formula="of:=1+2*[.C41]" office:value-type="float" office:value="1572863" calcext:value-type="float">
            <text:p>1572863</text:p>
          </table:table-cell>
          <table:table-cell table:formula="of:=1+[.D42]+[.C41]" office:value-type="float" office:value="2621437" calcext:value-type="float">
            <text:p>2621437</text:p>
          </table:table-cell>
          <table:table-cell table:formula="of:=1+2*[.E41]" office:value-type="float" office:value="1048575" calcext:value-type="float">
            <text:p>1048575</text:p>
          </table:table-cell>
          <table:table-cell table:formula="of:=1+[.E42]+[.G42]" office:value-type="float" office:value="1572863" calcext:value-type="float">
            <text:p>1572863</text:p>
          </table:table-cell>
          <table:table-cell table:formula="of:=1+[.F42]+[.E41]" office:value-type="float" office:value="2097150" calcext:value-type="float">
            <text:p>2097150</text:p>
          </table:table-cell>
          <table:table-cell table:formula="of:=MAX([.F43];[.G43])" office:value-type="float" office:value="2097150" calcext:value-type="float">
            <text:p>2097150</text:p>
          </table:table-cell>
          <table:table-cell table:formula="of:=1+[.J41]+[.I41]" office:value-type="float" office:value="18053632" calcext:value-type="float">
            <text:p>18053632</text:p>
          </table:table-cell>
          <table:table-cell table:formula="of:=1+[.J42]+[.I41]" office:value-type="float" office:value="23267409" calcext:value-type="float">
            <text:p>23267409</text:p>
          </table:table-cell>
          <table:table-cell table:formula="of:=1+2*[.L41]" office:value-type="float" office:value="22692449" calcext:value-type="float">
            <text:p>22692449</text:p>
          </table:table-cell>
          <table:table-cell table:formula="of:=1+[.K42]+[.L41]" office:value-type="float" office:value="26261862" calcext:value-type="float">
            <text:p>26261862</text:p>
          </table:table-cell>
          <table:table-cell table:formula="of:=1+[.M42]+[.L41]" office:value-type="float" office:value="33108111" calcext:value-type="float">
            <text:p>33108111</text:p>
          </table:table-cell>
          <table:table-cell table:formula="of:=1+2*[.N42]" office:value-type="float" office:value="1099511627775" calcext:value-type="float">
            <text:p>1099511627775</text:p>
          </table:table-cell>
          <table:table-cell/>
          <table:table-cell table:formula="of:=[.P42]+1" office:value-type="float" office:value="40" calcext:value-type="float">
            <text:p>40</text:p>
          </table:table-cell>
          <table:table-cell table:formula="of:=LOG([.B43];2)" office:value-type="float" office:value="27.9971963196573" calcext:value-type="float">
            <text:p>27.9971963197</text:p>
          </table:table-cell>
          <table:table-cell table:formula="of:=LOG([.D43];2)" office:value-type="float" office:value="21.321926443853" calcext:value-type="float">
            <text:p>21.3219264439</text:p>
          </table:table-cell>
          <table:table-cell table:formula="of:=LOG([.H43];2)" office:value-type="float" office:value="20.9999986241381" calcext:value-type="float">
            <text:p>20.9999986241</text:p>
          </table:table-cell>
          <table:table-cell table:formula="of:=LOG([.J43];2)" office:value-type="float" office:value="24.471807229017" calcext:value-type="float">
            <text:p>24.471807229</text:p>
          </table:table-cell>
          <table:table-cell table:formula="of:=LOG([.M43];2)" office:value-type="float" office:value="24.9806813636001" calcext:value-type="float">
            <text:p>24.9806813636</text:p>
          </table:table-cell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table:formula="of:=1+[.B43]+[.B42]" office:value-type="float" office:value="433494436" calcext:value-type="float">
            <text:p>433494436</text:p>
          </table:table-cell>
          <table:table-cell table:formula="of:=1+2*[.C42]" office:value-type="float" office:value="2097151" calcext:value-type="float">
            <text:p>2097151</text:p>
          </table:table-cell>
          <table:table-cell table:formula="of:=1+[.D43]+[.C42]" office:value-type="float" office:value="3670013" calcext:value-type="float">
            <text:p>3670013</text:p>
          </table:table-cell>
          <table:table-cell table:formula="of:=1+2*[.E42]" office:value-type="float" office:value="1048575" calcext:value-type="float">
            <text:p>1048575</text:p>
          </table:table-cell>
          <table:table-cell table:formula="of:=1+[.E43]+[.G43]" office:value-type="float" office:value="3145726" calcext:value-type="float">
            <text:p>3145726</text:p>
          </table:table-cell>
          <table:table-cell table:formula="of:=1+[.F43]+[.E42]" office:value-type="float" office:value="2097151" calcext:value-type="float">
            <text:p>2097151</text:p>
          </table:table-cell>
          <table:table-cell table:formula="of:=MAX([.F44];[.G44])" office:value-type="float" office:value="3145726" calcext:value-type="float">
            <text:p>3145726</text:p>
          </table:table-cell>
          <table:table-cell table:formula="of:=1+[.J42]+[.I42]" office:value-type="float" office:value="27312849" calcext:value-type="float">
            <text:p>27312849</text:p>
          </table:table-cell>
          <table:table-cell table:formula="of:=1+[.J43]+[.I42]" office:value-type="float" office:value="35200689" calcext:value-type="float">
            <text:p>35200689</text:p>
          </table:table-cell>
          <table:table-cell table:formula="of:=1+2*[.L42]" office:value-type="float" office:value="34523825" calcext:value-type="float">
            <text:p>34523825</text:p>
          </table:table-cell>
          <table:table-cell table:formula="of:=1+[.K43]+[.L42]" office:value-type="float" office:value="39954362" calcext:value-type="float">
            <text:p>39954362</text:p>
          </table:table-cell>
          <table:table-cell table:formula="of:=1+[.M43]+[.L42]" office:value-type="float" office:value="50370024" calcext:value-type="float">
            <text:p>50370024</text:p>
          </table:table-cell>
          <table:table-cell table:formula="of:=1+2*[.N43]" office:value-type="float" office:value="2199023255551" calcext:value-type="float">
            <text:p>2199023255551</text:p>
          </table:table-cell>
          <table:table-cell/>
          <table:table-cell table:formula="of:=[.P43]+1" office:value-type="float" office:value="41" calcext:value-type="float">
            <text:p>41</text:p>
          </table:table-cell>
          <table:table-cell table:formula="of:=LOG([.B44];2)" office:value-type="float" office:value="28.6914382353448" calcext:value-type="float">
            <text:p>28.6914382353</text:p>
          </table:table-cell>
          <table:table-cell table:formula="of:=LOG([.D44];2)" office:value-type="float" office:value="21.8073537427475" calcext:value-type="float">
            <text:p>21.8073537427</text:p>
          </table:table-cell>
          <table:table-cell table:formula="of:=LOG([.H44];2)" office:value-type="float" office:value="21.5849615834801" calcext:value-type="float">
            <text:p>21.5849615835</text:p>
          </table:table-cell>
          <table:table-cell table:formula="of:=LOG([.J44];2)" office:value-type="float" office:value="25.0691003319137" calcext:value-type="float">
            <text:p>25.0691003319</text:p>
          </table:table-cell>
          <table:table-cell table:formula="of:=LOG([.M44];2)" office:value-type="float" office:value="25.5860620826143" calcext:value-type="float">
            <text:p>25.5860620826</text:p>
          </table:table-cell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table:formula="of:=1+[.B44]+[.B43]" office:value-type="float" office:value="701408732" calcext:value-type="float">
            <text:p>701408732</text:p>
          </table:table-cell>
          <table:table-cell table:formula="of:=1+2*[.C43]" office:value-type="float" office:value="3145727" calcext:value-type="float">
            <text:p>3145727</text:p>
          </table:table-cell>
          <table:table-cell table:formula="of:=1+[.D44]+[.C43]" office:value-type="float" office:value="5242877" calcext:value-type="float">
            <text:p>5242877</text:p>
          </table:table-cell>
          <table:table-cell table:formula="of:=1+2*[.E43]" office:value-type="float" office:value="2097151" calcext:value-type="float">
            <text:p>2097151</text:p>
          </table:table-cell>
          <table:table-cell table:formula="of:=1+[.E44]+[.G44]" office:value-type="float" office:value="3145727" calcext:value-type="float">
            <text:p>3145727</text:p>
          </table:table-cell>
          <table:table-cell table:formula="of:=1+[.F44]+[.E43]" office:value-type="float" office:value="4194302" calcext:value-type="float">
            <text:p>4194302</text:p>
          </table:table-cell>
          <table:table-cell table:formula="of:=MAX([.F45];[.G45])" office:value-type="float" office:value="4194302" calcext:value-type="float">
            <text:p>4194302</text:p>
          </table:table-cell>
          <table:table-cell table:formula="of:=1+[.J43]+[.I43]" office:value-type="float" office:value="41321042" calcext:value-type="float">
            <text:p>41321042</text:p>
          </table:table-cell>
          <table:table-cell table:formula="of:=1+[.J44]+[.I43]" office:value-type="float" office:value="53254322" calcext:value-type="float">
            <text:p>53254322</text:p>
          </table:table-cell>
          <table:table-cell table:formula="of:=1+2*[.L43]" office:value-type="float" office:value="52523725" calcext:value-type="float">
            <text:p>52523725</text:p>
          </table:table-cell>
          <table:table-cell table:formula="of:=1+[.K44]+[.L43]" office:value-type="float" office:value="60785688" calcext:value-type="float">
            <text:p>60785688</text:p>
          </table:table-cell>
          <table:table-cell table:formula="of:=1+[.M44]+[.L43]" office:value-type="float" office:value="76631887" calcext:value-type="float">
            <text:p>76631887</text:p>
          </table:table-cell>
          <table:table-cell table:formula="of:=1+2*[.N44]" office:value-type="float" office:value="4398046511103" calcext:value-type="float">
            <text:p>4398046511103</text:p>
          </table:table-cell>
          <table:table-cell/>
          <table:table-cell table:formula="of:=[.P44]+1" office:value-type="float" office:value="42" calcext:value-type="float">
            <text:p>42</text:p>
          </table:table-cell>
          <table:table-cell table:formula="of:=LOG([.B45];2)" office:value-type="float" office:value="29.3856801502466" calcext:value-type="float">
            <text:p>29.3856801502</text:p>
          </table:table-cell>
          <table:table-cell table:formula="of:=LOG([.D45];2)" office:value-type="float" office:value="22.3219272693704" calcext:value-type="float">
            <text:p>22.3219272694</text:p>
          </table:table-cell>
          <table:table-cell table:formula="of:=LOG([.H45];2)" office:value-type="float" office:value="21.9999993120692" calcext:value-type="float">
            <text:p>21.9999993121</text:p>
          </table:table-cell>
          <table:table-cell table:formula="of:=LOG([.J45];2)" office:value-type="float" office:value="25.6663952801592" calcext:value-type="float">
            <text:p>25.6663952802</text:p>
          </table:table-cell>
          <table:table-cell table:formula="of:=LOG([.M45];2)" office:value-type="float" office:value="26.1914414955828" calcext:value-type="float">
            <text:p>26.1914414956</text:p>
          </table:table-cell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table:formula="of:=1+[.B45]+[.B44]" office:value-type="float" office:value="1134903169" calcext:value-type="float">
            <text:p>1134903169</text:p>
          </table:table-cell>
          <table:table-cell table:formula="of:=1+2*[.C44]" office:value-type="float" office:value="4194303" calcext:value-type="float">
            <text:p>4194303</text:p>
          </table:table-cell>
          <table:table-cell table:formula="of:=1+[.D45]+[.C44]" office:value-type="float" office:value="7340029" calcext:value-type="float">
            <text:p>7340029</text:p>
          </table:table-cell>
          <table:table-cell table:formula="of:=1+2*[.E44]" office:value-type="float" office:value="2097151" calcext:value-type="float">
            <text:p>2097151</text:p>
          </table:table-cell>
          <table:table-cell table:formula="of:=1+[.E45]+[.G45]" office:value-type="float" office:value="6291454" calcext:value-type="float">
            <text:p>6291454</text:p>
          </table:table-cell>
          <table:table-cell table:formula="of:=1+[.F45]+[.E44]" office:value-type="float" office:value="4194303" calcext:value-type="float">
            <text:p>4194303</text:p>
          </table:table-cell>
          <table:table-cell table:formula="of:=MAX([.F46];[.G46])" office:value-type="float" office:value="6291454" calcext:value-type="float">
            <text:p>6291454</text:p>
          </table:table-cell>
          <table:table-cell table:formula="of:=1+[.J44]+[.I44]" office:value-type="float" office:value="62513539" calcext:value-type="float">
            <text:p>62513539</text:p>
          </table:table-cell>
          <table:table-cell table:formula="of:=1+[.J45]+[.I44]" office:value-type="float" office:value="80567172" calcext:value-type="float">
            <text:p>80567172</text:p>
          </table:table-cell>
          <table:table-cell table:formula="of:=1+2*[.L44]" office:value-type="float" office:value="79908725" calcext:value-type="float">
            <text:p>79908725</text:p>
          </table:table-cell>
          <table:table-cell table:formula="of:=1+[.K45]+[.L44]" office:value-type="float" office:value="92478088" calcext:value-type="float">
            <text:p>92478088</text:p>
          </table:table-cell>
          <table:table-cell table:formula="of:=1+[.M45]+[.L44]" office:value-type="float" office:value="116586250" calcext:value-type="float">
            <text:p>116586250</text:p>
          </table:table-cell>
          <table:table-cell table:formula="of:=1+2*[.N45]" office:value-type="float" office:value="8796093022207" calcext:value-type="float">
            <text:p>8796093022207</text:p>
          </table:table-cell>
          <table:table-cell/>
          <table:table-cell table:formula="of:=[.P45]+1" office:value-type="float" office:value="43" calcext:value-type="float">
            <text:p>43</text:p>
          </table:table-cell>
          <table:table-cell table:formula="of:=LOG([.B46];2)" office:value-type="float" office:value="30.0799220646629" calcext:value-type="float">
            <text:p>30.0799220647</text:p>
          </table:table-cell>
          <table:table-cell table:formula="of:=LOG([.D46];2)" office:value-type="float" office:value="22.8073543324027" calcext:value-type="float">
            <text:p>22.8073543324</text:p>
          </table:table-cell>
          <table:table-cell table:formula="of:=LOG([.H46];2)" office:value-type="float" office:value="22.5849620421007" calcext:value-type="float">
            <text:p>22.5849620421</text:p>
          </table:table-cell>
          <table:table-cell table:formula="of:=LOG([.J46];2)" office:value-type="float" office:value="26.26368878038" calcext:value-type="float">
            <text:p>26.2636887804</text:p>
          </table:table-cell>
          <table:table-cell table:formula="of:=LOG([.M46];2)" office:value-type="float" office:value="26.7968224084731" calcext:value-type="float">
            <text:p>26.7968224085</text:p>
          </table:table-cell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table:formula="of:=1+[.B46]+[.B45]" office:value-type="float" office:value="1836311902" calcext:value-type="float">
            <text:p>1836311902</text:p>
          </table:table-cell>
          <table:table-cell table:formula="of:=1+2*[.C45]" office:value-type="float" office:value="6291455" calcext:value-type="float">
            <text:p>6291455</text:p>
          </table:table-cell>
          <table:table-cell table:formula="of:=1+[.D46]+[.C45]" office:value-type="float" office:value="10485757" calcext:value-type="float">
            <text:p>10485757</text:p>
          </table:table-cell>
          <table:table-cell table:formula="of:=1+2*[.E45]" office:value-type="float" office:value="4194303" calcext:value-type="float">
            <text:p>4194303</text:p>
          </table:table-cell>
          <table:table-cell table:formula="of:=1+[.E46]+[.G46]" office:value-type="float" office:value="6291455" calcext:value-type="float">
            <text:p>6291455</text:p>
          </table:table-cell>
          <table:table-cell table:formula="of:=1+[.F46]+[.E45]" office:value-type="float" office:value="8388606" calcext:value-type="float">
            <text:p>8388606</text:p>
          </table:table-cell>
          <table:table-cell table:formula="of:=MAX([.F47];[.G47])" office:value-type="float" office:value="8388606" calcext:value-type="float">
            <text:p>8388606</text:p>
          </table:table-cell>
          <table:table-cell table:formula="of:=1+[.J45]+[.I45]" office:value-type="float" office:value="94575365" calcext:value-type="float">
            <text:p>94575365</text:p>
          </table:table-cell>
          <table:table-cell table:formula="of:=1+[.J46]+[.I45]" office:value-type="float" office:value="121888215" calcext:value-type="float">
            <text:p>121888215</text:p>
          </table:table-cell>
          <table:table-cell table:formula="of:=1+2*[.L45]" office:value-type="float" office:value="121571377" calcext:value-type="float">
            <text:p>121571377</text:p>
          </table:table-cell>
          <table:table-cell table:formula="of:=1+[.K46]+[.L45]" office:value-type="float" office:value="140694414" calcext:value-type="float">
            <text:p>140694414</text:p>
          </table:table-cell>
          <table:table-cell table:formula="of:=1+[.M46]+[.L45]" office:value-type="float" office:value="177371939" calcext:value-type="float">
            <text:p>177371939</text:p>
          </table:table-cell>
          <table:table-cell table:formula="of:=1+2*[.N46]" office:value-type="float" office:value="17592186044415" calcext:value-type="float">
            <text:p>17592186044415</text:p>
          </table:table-cell>
          <table:table-cell/>
          <table:table-cell table:formula="of:=[.P46]+1" office:value-type="float" office:value="44" calcext:value-type="float">
            <text:p>44</text:p>
          </table:table-cell>
          <table:table-cell table:formula="of:=LOG([.B47];2)" office:value-type="float" office:value="30.7741639787791" calcext:value-type="float">
            <text:p>30.7741639788</text:p>
          </table:table-cell>
          <table:table-cell table:formula="of:=LOG([.D47];2)" office:value-type="float" office:value="23.3219276821289" calcext:value-type="float">
            <text:p>23.3219276821</text:p>
          </table:table-cell>
          <table:table-cell table:formula="of:=LOG([.H47];2)" office:value-type="float" office:value="22.9999996560347" calcext:value-type="float">
            <text:p>22.999999656</text:p>
          </table:table-cell>
          <table:table-cell table:formula="of:=LOG([.J47];2)" office:value-type="float" office:value="26.8609834020138" calcext:value-type="float">
            <text:p>26.860983402</text:p>
          </table:table-cell>
          <table:table-cell table:formula="of:=LOG([.M47];2)" office:value-type="float" office:value="27.4022025462593" calcext:value-type="float">
            <text:p>27.4022025463</text:p>
          </table:table-cell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table:formula="of:=1+[.B47]+[.B46]" office:value-type="float" office:value="2971215072" calcext:value-type="float">
            <text:p>2971215072</text:p>
          </table:table-cell>
          <table:table-cell table:formula="of:=1+2*[.C46]" office:value-type="float" office:value="8388607" calcext:value-type="float">
            <text:p>8388607</text:p>
          </table:table-cell>
          <table:table-cell table:formula="of:=1+[.D47]+[.C46]" office:value-type="float" office:value="14680061" calcext:value-type="float">
            <text:p>14680061</text:p>
          </table:table-cell>
          <table:table-cell table:formula="of:=1+2*[.E46]" office:value-type="float" office:value="4194303" calcext:value-type="float">
            <text:p>4194303</text:p>
          </table:table-cell>
          <table:table-cell table:formula="of:=1+[.E47]+[.G47]" office:value-type="float" office:value="12582910" calcext:value-type="float">
            <text:p>12582910</text:p>
          </table:table-cell>
          <table:table-cell table:formula="of:=1+[.F47]+[.E46]" office:value-type="float" office:value="8388607" calcext:value-type="float">
            <text:p>8388607</text:p>
          </table:table-cell>
          <table:table-cell table:formula="of:=MAX([.F48];[.G48])" office:value-type="float" office:value="12582910" calcext:value-type="float">
            <text:p>12582910</text:p>
          </table:table-cell>
          <table:table-cell table:formula="of:=1+[.J46]+[.I46]" office:value-type="float" office:value="143080712" calcext:value-type="float">
            <text:p>143080712</text:p>
          </table:table-cell>
          <table:table-cell table:formula="of:=1+[.J47]+[.I46]" office:value-type="float" office:value="184401755" calcext:value-type="float">
            <text:p>184401755</text:p>
          </table:table-cell>
          <table:table-cell table:formula="of:=1+2*[.L46]" office:value-type="float" office:value="184956177" calcext:value-type="float">
            <text:p>184956177</text:p>
          </table:table-cell>
          <table:table-cell table:formula="of:=1+[.K47]+[.L46]" office:value-type="float" office:value="214049466" calcext:value-type="float">
            <text:p>214049466</text:p>
          </table:table-cell>
          <table:table-cell table:formula="of:=1+[.M47]+[.L46]" office:value-type="float" office:value="269850028" calcext:value-type="float">
            <text:p>269850028</text:p>
          </table:table-cell>
          <table:table-cell table:formula="of:=1+2*[.N47]" office:value-type="float" office:value="35184372088831" calcext:value-type="float">
            <text:p>35184372088831</text:p>
          </table:table-cell>
          <table:table-cell/>
          <table:table-cell table:formula="of:=[.P47]+1" office:value-type="float" office:value="45" calcext:value-type="float">
            <text:p>45</text:p>
          </table:table-cell>
          <table:table-cell table:formula="of:=LOG([.B48];2)" office:value-type="float" office:value="31.4684058927098" calcext:value-type="float">
            <text:p>31.4684058927</text:p>
          </table:table-cell>
          <table:table-cell table:formula="of:=LOG([.D48];2)" office:value-type="float" office:value="23.8073546272302" calcext:value-type="float">
            <text:p>23.8073546272</text:p>
          </table:table-cell>
          <table:table-cell table:formula="of:=LOG([.H48];2)" office:value-type="float" office:value="23.5849622714109" calcext:value-type="float">
            <text:p>23.5849622714</text:p>
          </table:table-cell>
          <table:table-cell table:formula="of:=LOG([.J48];2)" office:value-type="float" office:value="27.4582771454396" calcext:value-type="float">
            <text:p>27.4582771454</text:p>
          </table:table-cell>
          <table:table-cell table:formula="of:=LOG([.M48];2)" office:value-type="float" office:value="28.0075825961054" calcext:value-type="float">
            <text:p>28.0075825961</text:p>
          </table:table-cell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table:formula="of:=1+[.B48]+[.B47]" office:value-type="float" office:value="4807526975" calcext:value-type="float">
            <text:p>4807526975</text:p>
          </table:table-cell>
          <table:table-cell table:formula="of:=1+2*[.C47]" office:value-type="float" office:value="12582911" calcext:value-type="float">
            <text:p>12582911</text:p>
          </table:table-cell>
          <table:table-cell table:formula="of:=1+[.D48]+[.C47]" office:value-type="float" office:value="20971517" calcext:value-type="float">
            <text:p>20971517</text:p>
          </table:table-cell>
          <table:table-cell table:formula="of:=1+2*[.E47]" office:value-type="float" office:value="8388607" calcext:value-type="float">
            <text:p>8388607</text:p>
          </table:table-cell>
          <table:table-cell table:formula="of:=1+[.E48]+[.G48]" office:value-type="float" office:value="12582911" calcext:value-type="float">
            <text:p>12582911</text:p>
          </table:table-cell>
          <table:table-cell table:formula="of:=1+[.F48]+[.E47]" office:value-type="float" office:value="16777214" calcext:value-type="float">
            <text:p>16777214</text:p>
          </table:table-cell>
          <table:table-cell table:formula="of:=MAX([.F49];[.G49])" office:value-type="float" office:value="16777214" calcext:value-type="float">
            <text:p>16777214</text:p>
          </table:table-cell>
          <table:table-cell table:formula="of:=1+[.J47]+[.I47]" office:value-type="float" office:value="216463581" calcext:value-type="float">
            <text:p>216463581</text:p>
          </table:table-cell>
          <table:table-cell table:formula="of:=1+[.J48]+[.I47]" office:value-type="float" office:value="278977121" calcext:value-type="float">
            <text:p>278977121</text:p>
          </table:table-cell>
          <table:table-cell table:formula="of:=1+2*[.L47]" office:value-type="float" office:value="281388829" calcext:value-type="float">
            <text:p>281388829</text:p>
          </table:table-cell>
          <table:table-cell table:formula="of:=1+[.K48]+[.L47]" office:value-type="float" office:value="325650592" calcext:value-type="float">
            <text:p>325650592</text:p>
          </table:table-cell>
          <table:table-cell table:formula="of:=1+[.M48]+[.L47]" office:value-type="float" office:value="410544443" calcext:value-type="float">
            <text:p>410544443</text:p>
          </table:table-cell>
          <table:table-cell table:formula="of:=1+2*[.N48]" office:value-type="float" office:value="70368744177663" calcext:value-type="float">
            <text:p>70368744177663</text:p>
          </table:table-cell>
          <table:table-cell/>
          <table:table-cell table:formula="of:=[.P48]+1" office:value-type="float" office:value="46" calcext:value-type="float">
            <text:p>46</text:p>
          </table:table-cell>
          <table:table-cell table:formula="of:=LOG([.B49];2)" office:value-type="float" office:value="32.1626478065259" calcext:value-type="float">
            <text:p>32.1626478065</text:p>
          </table:table-cell>
          <table:table-cell table:formula="of:=LOG([.D49];2)" office:value-type="float" office:value="24.3219278885082" calcext:value-type="float">
            <text:p>24.3219278885</text:p>
          </table:table-cell>
          <table:table-cell table:formula="of:=LOG([.H49];2)" office:value-type="float" office:value="23.9999998280173" calcext:value-type="float">
            <text:p>23.999999828</text:p>
          </table:table-cell>
          <table:table-cell table:formula="of:=LOG([.J49];2)" office:value-type="float" office:value="28.055571570138" calcext:value-type="float">
            <text:p>28.0555715701</text:p>
          </table:table-cell>
          <table:table-cell table:formula="of:=LOG([.M49];2)" office:value-type="float" office:value="28.6129631667904" calcext:value-type="float">
            <text:p>28.6129631668</text:p>
          </table:table-cell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table:formula="of:=1+[.B49]+[.B48]" office:value-type="float" office:value="7778742048" calcext:value-type="float">
            <text:p>7778742048</text:p>
          </table:table-cell>
          <table:table-cell table:formula="of:=1+2*[.C48]" office:value-type="float" office:value="16777215" calcext:value-type="float">
            <text:p>16777215</text:p>
          </table:table-cell>
          <table:table-cell table:formula="of:=1+[.D49]+[.C48]" office:value-type="float" office:value="29360125" calcext:value-type="float">
            <text:p>29360125</text:p>
          </table:table-cell>
          <table:table-cell table:formula="of:=1+2*[.E48]" office:value-type="float" office:value="8388607" calcext:value-type="float">
            <text:p>8388607</text:p>
          </table:table-cell>
          <table:table-cell table:formula="of:=1+[.E49]+[.G49]" office:value-type="float" office:value="25165822" calcext:value-type="float">
            <text:p>25165822</text:p>
          </table:table-cell>
          <table:table-cell table:formula="of:=1+[.F49]+[.E48]" office:value-type="float" office:value="16777215" calcext:value-type="float">
            <text:p>16777215</text:p>
          </table:table-cell>
          <table:table-cell table:formula="of:=MAX([.F50];[.G50])" office:value-type="float" office:value="25165822" calcext:value-type="float">
            <text:p>25165822</text:p>
          </table:table-cell>
          <table:table-cell table:formula="of:=1+[.J48]+[.I48]" office:value-type="float" office:value="327482468" calcext:value-type="float">
            <text:p>327482468</text:p>
          </table:table-cell>
          <table:table-cell table:formula="of:=1+[.J49]+[.I48]" office:value-type="float" office:value="422057834" calcext:value-type="float">
            <text:p>422057834</text:p>
          </table:table-cell>
          <table:table-cell table:formula="of:=1+2*[.L48]" office:value-type="float" office:value="428098933" calcext:value-type="float">
            <text:p>428098933</text:p>
          </table:table-cell>
          <table:table-cell table:formula="of:=1+[.K49]+[.L48]" office:value-type="float" office:value="495438296" calcext:value-type="float">
            <text:p>495438296</text:p>
          </table:table-cell>
          <table:table-cell table:formula="of:=1+[.M49]+[.L48]" office:value-type="float" office:value="624593910" calcext:value-type="float">
            <text:p>624593910</text:p>
          </table:table-cell>
          <table:table-cell table:formula="of:=1+2*[.N49]" office:value-type="float" office:value="140737488355327" calcext:value-type="float">
            <text:p>140737488355327</text:p>
          </table:table-cell>
          <table:table-cell/>
          <table:table-cell table:formula="of:=[.P49]+1" office:value-type="float" office:value="47" calcext:value-type="float">
            <text:p>47</text:p>
          </table:table-cell>
          <table:table-cell table:formula="of:=LOG([.B50];2)" office:value-type="float" office:value="32.8568897202711" calcext:value-type="float">
            <text:p>32.8568897203</text:p>
          </table:table-cell>
          <table:table-cell table:formula="of:=LOG([.D50];2)" office:value-type="float" office:value="24.8073547746439" calcext:value-type="float">
            <text:p>24.8073547746</text:p>
          </table:table-cell>
          <table:table-cell table:formula="of:=LOG([.H50];2)" office:value-type="float" office:value="24.584962386066" calcext:value-type="float">
            <text:p>24.5849623861</text:p>
          </table:table-cell>
          <table:table-cell table:formula="of:=LOG([.J50];2)" office:value-type="float" office:value="28.652865462079" calcext:value-type="float">
            <text:p>28.6528654621</text:p>
          </table:table-cell>
          <table:table-cell table:formula="of:=LOG([.M50];2)" office:value-type="float" office:value="29.2183432617657" calcext:value-type="float">
            <text:p>29.2183432618</text:p>
          </table:table-cell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table:formula="of:=1+[.B50]+[.B49]" office:value-type="float" office:value="12586269024" calcext:value-type="float">
            <text:p>12586269024</text:p>
          </table:table-cell>
          <table:table-cell table:formula="of:=1+2*[.C49]" office:value-type="float" office:value="25165823" calcext:value-type="float">
            <text:p>25165823</text:p>
          </table:table-cell>
          <table:table-cell table:formula="of:=1+[.D50]+[.C49]" office:value-type="float" office:value="41943037" calcext:value-type="float">
            <text:p>41943037</text:p>
          </table:table-cell>
          <table:table-cell table:formula="of:=1+2*[.E49]" office:value-type="float" office:value="16777215" calcext:value-type="float">
            <text:p>16777215</text:p>
          </table:table-cell>
          <table:table-cell table:formula="of:=1+[.E50]+[.G50]" office:value-type="float" office:value="25165823" calcext:value-type="float">
            <text:p>25165823</text:p>
          </table:table-cell>
          <table:table-cell table:formula="of:=1+[.F50]+[.E49]" office:value-type="float" office:value="33554430" calcext:value-type="float">
            <text:p>33554430</text:p>
          </table:table-cell>
          <table:table-cell table:formula="of:=MAX([.F51];[.G51])" office:value-type="float" office:value="33554430" calcext:value-type="float">
            <text:p>33554430</text:p>
          </table:table-cell>
          <table:table-cell table:formula="of:=1+[.J49]+[.I49]" office:value-type="float" office:value="495440703" calcext:value-type="float">
            <text:p>495440703</text:p>
          </table:table-cell>
          <table:table-cell table:formula="of:=1+[.J50]+[.I49]" office:value-type="float" office:value="638521416" calcext:value-type="float">
            <text:p>638521416</text:p>
          </table:table-cell>
          <table:table-cell table:formula="of:=1+2*[.L49]" office:value-type="float" office:value="651301185" calcext:value-type="float">
            <text:p>651301185</text:p>
          </table:table-cell>
          <table:table-cell table:formula="of:=1+[.K50]+[.L49]" office:value-type="float" office:value="753749526" calcext:value-type="float">
            <text:p>753749526</text:p>
          </table:table-cell>
          <table:table-cell table:formula="of:=1+[.M50]+[.L49]" office:value-type="float" office:value="950244503" calcext:value-type="float">
            <text:p>950244503</text:p>
          </table:table-cell>
          <table:table-cell table:formula="of:=1+2*[.N50]" office:value-type="float" office:value="281474976710655" calcext:value-type="float">
            <text:p>281474976710655</text:p>
          </table:table-cell>
          <table:table-cell/>
          <table:table-cell table:formula="of:=[.P50]+1" office:value-type="float" office:value="48" calcext:value-type="float">
            <text:p>48</text:p>
          </table:table-cell>
          <table:table-cell table:formula="of:=LOG([.B51];2)" office:value-type="float" office:value="33.5511316339726" calcext:value-type="float">
            <text:p>33.551131634</text:p>
          </table:table-cell>
          <table:table-cell table:formula="of:=LOG([.D51];2)" office:value-type="float" office:value="25.3219279916978" calcext:value-type="float">
            <text:p>25.3219279917</text:p>
          </table:table-cell>
          <table:table-cell table:formula="of:=LOG([.H51];2)" office:value-type="float" office:value="24.9999999140087" calcext:value-type="float">
            <text:p>24.999999914</text:p>
          </table:table-cell>
          <table:table-cell table:formula="of:=LOG([.J51];2)" office:value-type="float" office:value="29.2501597678113" calcext:value-type="float">
            <text:p>29.2501597678</text:p>
          </table:table-cell>
          <table:table-cell table:formula="of:=LOG([.M51];2)" office:value-type="float" office:value="29.8237235334691" calcext:value-type="float">
            <text:p>29.8237235335</text:p>
          </table:table-cell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table:formula="of:=1+[.B51]+[.B50]" office:value-type="float" office:value="20365011073" calcext:value-type="float">
            <text:p>20365011073</text:p>
          </table:table-cell>
          <table:table-cell table:formula="of:=1+2*[.C50]" office:value-type="float" office:value="33554431" calcext:value-type="float">
            <text:p>33554431</text:p>
          </table:table-cell>
          <table:table-cell table:formula="of:=1+[.D51]+[.C50]" office:value-type="float" office:value="58720253" calcext:value-type="float">
            <text:p>58720253</text:p>
          </table:table-cell>
          <table:table-cell table:formula="of:=1+2*[.E50]" office:value-type="float" office:value="16777215" calcext:value-type="float">
            <text:p>16777215</text:p>
          </table:table-cell>
          <table:table-cell table:formula="of:=1+[.E51]+[.G51]" office:value-type="float" office:value="50331646" calcext:value-type="float">
            <text:p>50331646</text:p>
          </table:table-cell>
          <table:table-cell table:formula="of:=1+[.F51]+[.E50]" office:value-type="float" office:value="33554431" calcext:value-type="float">
            <text:p>33554431</text:p>
          </table:table-cell>
          <table:table-cell table:formula="of:=MAX([.F52];[.G52])" office:value-type="float" office:value="50331646" calcext:value-type="float">
            <text:p>50331646</text:p>
          </table:table-cell>
          <table:table-cell table:formula="of:=1+[.J50]+[.I50]" office:value-type="float" office:value="749540303" calcext:value-type="float">
            <text:p>749540303</text:p>
          </table:table-cell>
          <table:table-cell table:formula="of:=1+[.J51]+[.I50]" office:value-type="float" office:value="966003885" calcext:value-type="float">
            <text:p>966003885</text:p>
          </table:table-cell>
          <table:table-cell table:formula="of:=1+2*[.L50]" office:value-type="float" office:value="990876593" calcext:value-type="float">
            <text:p>990876593</text:p>
          </table:table-cell>
          <table:table-cell table:formula="of:=1+[.K51]+[.L50]" office:value-type="float" office:value="1146739482" calcext:value-type="float">
            <text:p>1146739482</text:p>
          </table:table-cell>
          <table:table-cell table:formula="of:=1+[.M51]+[.L50]" office:value-type="float" office:value="1445682800" calcext:value-type="float">
            <text:p>1445682800</text:p>
          </table:table-cell>
          <table:table-cell table:formula="of:=1+2*[.N51]" office:value-type="float" office:value="562949953421311" calcext:value-type="float">
            <text:p>562949953421311</text:p>
          </table:table-cell>
          <table:table-cell/>
          <table:table-cell table:formula="of:=[.P51]+1" office:value-type="float" office:value="49" calcext:value-type="float">
            <text:p>49</text:p>
          </table:table-cell>
          <table:table-cell table:formula="of:=LOG([.B52];2)" office:value-type="float" office:value="34.245373547647" calcext:value-type="float">
            <text:p>34.2453735476</text:p>
          </table:table-cell>
          <table:table-cell table:formula="of:=LOG([.D52];2)" office:value-type="float" office:value="25.8073548483507" calcext:value-type="float">
            <text:p>25.8073548484</text:p>
          </table:table-cell>
          <table:table-cell table:formula="of:=LOG([.H52];2)" office:value-type="float" office:value="25.5849624433936" calcext:value-type="float">
            <text:p>25.5849624434</text:p>
          </table:table-cell>
          <table:table-cell table:formula="of:=LOG([.J52];2)" office:value-type="float" office:value="29.8474537502914" calcext:value-type="float">
            <text:p>29.8474537503</text:p>
          </table:table-cell>
          <table:table-cell table:formula="of:=LOG([.M52];2)" office:value-type="float" office:value="30.4291038965469" calcext:value-type="float">
            <text:p>30.4291038965</text:p>
          </table:table-cell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table:formula="of:=1+[.B52]+[.B51]" office:value-type="float" office:value="32951280098" calcext:value-type="float">
            <text:p>32951280098</text:p>
          </table:table-cell>
          <table:table-cell table:formula="of:=1+2*[.C51]" office:value-type="float" office:value="50331647" calcext:value-type="float">
            <text:p>50331647</text:p>
          </table:table-cell>
          <table:table-cell table:formula="of:=1+[.D52]+[.C51]" office:value-type="float" office:value="83886077" calcext:value-type="float">
            <text:p>83886077</text:p>
          </table:table-cell>
          <table:table-cell table:formula="of:=1+2*[.E51]" office:value-type="float" office:value="33554431" calcext:value-type="float">
            <text:p>33554431</text:p>
          </table:table-cell>
          <table:table-cell table:formula="of:=1+[.E52]+[.G52]" office:value-type="float" office:value="50331647" calcext:value-type="float">
            <text:p>50331647</text:p>
          </table:table-cell>
          <table:table-cell table:formula="of:=1+[.F52]+[.E51]" office:value-type="float" office:value="67108862" calcext:value-type="float">
            <text:p>67108862</text:p>
          </table:table-cell>
          <table:table-cell table:formula="of:=MAX([.F53];[.G53])" office:value-type="float" office:value="67108862" calcext:value-type="float">
            <text:p>67108862</text:p>
          </table:table-cell>
          <table:table-cell table:formula="of:=1+[.J51]+[.I51]" office:value-type="float" office:value="1133962120" calcext:value-type="float">
            <text:p>1133962120</text:p>
          </table:table-cell>
          <table:table-cell table:formula="of:=1+[.J52]+[.I51]" office:value-type="float" office:value="1461444589" calcext:value-type="float">
            <text:p>1461444589</text:p>
          </table:table-cell>
          <table:table-cell table:formula="of:=1+2*[.L51]" office:value-type="float" office:value="1507499053" calcext:value-type="float">
            <text:p>1507499053</text:p>
          </table:table-cell>
          <table:table-cell table:formula="of:=1+[.K52]+[.L51]" office:value-type="float" office:value="1744626120" calcext:value-type="float">
            <text:p>1744626120</text:p>
          </table:table-cell>
          <table:table-cell table:formula="of:=1+[.M52]+[.L51]" office:value-type="float" office:value="2199432327" calcext:value-type="float">
            <text:p>2199432327</text:p>
          </table:table-cell>
          <table:table-cell table:formula="of:=1+2*[.N52]" office:value-type="float" office:value="1.12589990684262E+015" calcext:value-type="float">
            <text:p>1125899906842620</text:p>
          </table:table-cell>
          <table:table-cell/>
          <table:table-cell table:formula="of:=[.P52]+1" office:value-type="float" office:value="50" calcext:value-type="float">
            <text:p>50</text:p>
          </table:table-cell>
          <table:table-cell table:formula="of:=LOG([.B53];2)" office:value-type="float" office:value="34.9396154613046" calcext:value-type="float">
            <text:p>34.9396154613</text:p>
          </table:table-cell>
          <table:table-cell table:formula="of:=LOG([.D53];2)" office:value-type="float" office:value="26.3219280432926" calcext:value-type="float">
            <text:p>26.3219280433</text:p>
          </table:table-cell>
          <table:table-cell table:formula="of:=LOG([.H53];2)" office:value-type="float" office:value="25.9999999570043" calcext:value-type="float">
            <text:p>25.999999957</text:p>
          </table:table-cell>
          <table:table-cell table:formula="of:=LOG([.J53];2)" office:value-type="float" office:value="30.4447479840605" calcext:value-type="float">
            <text:p>30.4447479841</text:p>
          </table:table-cell>
          <table:table-cell table:formula="of:=LOG([.M53];2)" office:value-type="float" office:value="31.034484066508" calcext:value-type="float">
            <text:p>31.034484066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Slopes=&gt;</text:p>
          </table:table-cell>
          <table:table-cell table:formula="of:=SLOPE([.P28:.P53];[.Q28:.Q53])" office:value-type="float" office:value="1.44041979354603" calcext:value-type="float">
            <text:p>1.4404197935</text:p>
          </table:table-cell>
          <table:table-cell table:formula="of:=SLOPE([.P28:.P53];[.R28:.R53])" office:value-type="float" office:value="1.99970511127064" calcext:value-type="float">
            <text:p>1.9997051113</text:p>
          </table:table-cell>
          <table:table-cell table:formula="of:=SLOPE([.P28:.P53];[.S28:.S53])" office:value-type="float" office:value="2.00123286827398" calcext:value-type="float">
            <text:p>2.0012328683</text:p>
          </table:table-cell>
          <table:table-cell table:formula="of:=SLOPE([.P28:.P53];[.T28:.T53])" office:value-type="float" office:value="1.67421485540827" calcext:value-type="float">
            <text:p>1.6742148554</text:p>
          </table:table-cell>
          <table:table-cell table:formula="of:=SLOPE([.P28:.P53];[.U28:.U53])" office:value-type="float" office:value="1.65185121741826" calcext:value-type="float">
            <text:p>1.6518512174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AVL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Red-Black</text:p>
          </table:table-cell>
          <table:table-cell office:value-type="string" calcext:value-type="string">
            <text:p>Left-Hybrid</text:p>
          </table:table-cell>
          <table:table-cell office:value-type="string" calcext:value-type="string">
            <text:p>Pair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6"/>
          <table:table-cell table:formula="of:=SLOPE([.P43:.P53];[.Q43:.Q53])" office:value-type="float" office:value="1.44042008950307" calcext:value-type="float">
            <text:p>1.4404200895</text:p>
          </table:table-cell>
          <table:table-cell table:formula="of:=SLOPE([.P43:.P53];[.R43:.R53])" office:value-type="float" office:value="1.99995730688781" calcext:value-type="float">
            <text:p>1.9999573069</text:p>
          </table:table-cell>
          <table:table-cell table:formula="of:=SLOPE([.P43:.P53];[.S43:.S53])" office:value-type="float" office:value="1.99856876400272" calcext:value-type="float">
            <text:p>1.998568764</text:p>
          </table:table-cell>
          <table:table-cell table:formula="of:=SLOPE([.P43:.P53];[.T43:.T53])" office:value-type="float" office:value="1.67421707000647" calcext:value-type="float">
            <text:p>1.67421707</text:p>
          </table:table-cell>
          <table:table-cell table:formula="of:=SLOPE([.P43:.P53];[.U43:.U53])" office:value-type="float" office:value="1.65185430860268" calcext:value-type="float">
            <text:p>1.651854308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6"/>
          <table:table-cell table:formula="of:=SLOPE([.$P49:.$P53];[.Q49:.Q53])" office:value-type="float" office:value="1.44042009028242" calcext:value-type="float">
            <text:p>1.4404200903</text:p>
          </table:table-cell>
          <table:table-cell table:formula="of:=SLOPE([.$P49:.$P53];[.R49:.R53])" office:value-type="float" office:value="1.99979598552175" calcext:value-type="float">
            <text:p>1.9997959855</text:p>
          </table:table-cell>
          <table:table-cell table:formula="of:=SLOPE([.$P49:.$P53];[.S49:.S53])" office:value-type="float" office:value="1.99309392011039" calcext:value-type="float">
            <text:p>1.9930939201</text:p>
          </table:table-cell>
          <table:table-cell table:formula="of:=SLOPE([.$P49:.$P53];[.T49:.T53])" office:value-type="float" office:value="1.67421707425115" calcext:value-type="float">
            <text:p>1.6742170743</text:p>
          </table:table-cell>
          <table:table-cell table:formula="of:=SLOPE([.$P49:.$P53];[.U49:.U53])" office:value-type="float" office:value="1.65185436899614" calcext:value-type="float">
            <text:p>1.651854369</text:p>
          </table:table-cell>
        </table:table-row>
        <table:table-row table:style-name="ro1" table:number-rows-repeated="1048515">
          <table:table-cell table:number-columns-repeated="21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1" number:min-integer-digits="1" number:min-exponent-digits="2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 style:data-style-name="N2" text:time-value="0000-00-00T00:00:02.040861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21:42:20.786179596</meta:creation-date>
    <dc:date>2014-06-20T15:38:12.424599764</dc:date>
    <meta:editing-duration>PT10H46M18S</meta:editing-duration>
    <meta:editing-cycles>13</meta:editing-cycles>
    <meta:generator>LibreOffice/4.1.3.2$Linux_x86 LibreOffice_project/410m0$Build-2</meta:generator>
    <meta:document-statistic meta:table-count="2" meta:cell-count="10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scientific-number number:decimal-places="1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2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21">
      <style:chart-properties chart:symbol-type="non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one"/>
      <style:graphic-properties svg:stroke-width="0.08cm" svg:stroke-color="#9999ff" draw:fill-color="#9999ff"/>
      <style:text-properties fo:font-size="10pt" style:font-size-asian="10pt" style:font-size-complex="10pt"/>
    </style:style>
    <style:style style:name="ch12" style:family="chart" style:data-style-name="N121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3" style:family="chart" style:data-style-name="N121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>
        <chart:symbol-image xlink:href="Pictures/2000000D000000DF000000DF22419743.svm" xlink:type="simple" xlink:actuate="onLoad"/>
      </style:chart-properties>
      <style:graphic-properties draw:stroke-dash="Ultrafine_20_Dashed" svg:stroke-width="0.08cm" svg:stroke-color="#c5000b" draw:fill-color="#c5000b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095cm" svg:height="15.361cm" xlink:href=".." xlink:type="simple" chart:class="chart:scatter" chart:column-mapping="0 6 1 5 4 2 3" chart:style-name="ch1">
        <chart:legend chart:legend-position="bottom" svg:x="6.863cm" svg:y="14.577cm" style:legend-expansion="wide" chart:style-name="ch2"/>
        <chart:plot-area chart:style-name="ch3" table:cell-range-address="Sheet1.A3:Sheet1.B53 Sheet1.M1:Sheet1.N1 Sheet1.M3:Sheet1.N53 Sheet1.B1:Sheet1.B1 Sheet1.J1:Sheet1.J1 Sheet1.J3:Sheet1.J53 Sheet1.D1:Sheet1.D1 Sheet1.D3:Sheet1.D53 Sheet1.H1:Sheet1.H1 Sheet1.H3:Sheet1.H53" chart:data-source-has-labels="row" svg:x="1.552cm" svg:y="1.363cm" svg:width="24.461cm" svg:height="11.927cm">
          <chartooo:coordinate-region svg:x="3.099cm" svg:y="1.563cm" svg:width="22.727cm" svg:height="11.08cm"/>
          <chart:axis chart:dimension="x" chart:name="primary-x" chart:style-name="ch4">
            <chart:title svg:x="12.891cm" svg:y="13.597cm" chart:style-name="ch5">
              <text:p>True Height</text:p>
            </chart:title>
            <chart:grid chart:style-name="ch6" chart:class="major"/>
          </chart:axis>
          <chart:axis chart:dimension="y" chart:name="primary-y" chart:style-name="ch7">
            <chart:title svg:x="0.451cm" svg:y="8.561cm" chart:style-name="ch8">
              <text:p>Minimum Nodes</text:p>
            </chart:title>
            <chart:grid chart:style-name="ch6" chart:class="major"/>
          </chart:axis>
          <chart:series chart:style-name="ch9" chart:values-cell-range-address="Sheet1.N3:Sheet1.N53" chart:label-cell-address="Sheet1.N1:Sheet1.N1" chart:class="chart:scatter">
            <chart:domain table:cell-range-address="Sheet1.A3:Sheet1.A53"/>
            <chart:data-point chart:repeated="51"/>
          </chart:series>
          <chart:series chart:style-name="ch10" chart:values-cell-range-address="Sheet1.B3:Sheet1.B53" chart:label-cell-address="Sheet1.B1:Sheet1.B1" chart:class="chart:scatter">
            <chart:data-point chart:repeated="51"/>
          </chart:series>
          <chart:series chart:style-name="ch11" chart:values-cell-range-address="Sheet1.M3:Sheet1.M53" chart:label-cell-address="Sheet1.M1:Sheet1.M1" chart:class="chart:scatter">
            <chart:data-point chart:repeated="51"/>
          </chart:series>
          <chart:series chart:style-name="ch12" chart:values-cell-range-address="Sheet1.J3:Sheet1.J53" chart:label-cell-address="Sheet1.J1:Sheet1.J1" chart:class="chart:scatter">
            <chart:data-point chart:repeated="51"/>
          </chart:series>
          <chart:series chart:style-name="ch13" chart:values-cell-range-address="Sheet1.D3:Sheet1.D53" chart:label-cell-address="Sheet1.D1:Sheet1.D1" chart:class="chart:scatter">
            <chart:data-point chart:repeated="51"/>
          </chart:series>
          <chart:series chart:style-name="ch14" chart:values-cell-range-address="Sheet1.H3:Sheet1.H53" chart:label-cell-address="Sheet1.H1:Sheet1.H1" chart:class="chart:scatter">
            <chart:data-point chart:repeated="5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lanced</text:p>
                <draw:g>
                  <svg:desc>Sheet1.N1:Sheet1.N1</svg:desc>
                </draw:g>
              </table:table-cell>
              <table:table-cell office:value-type="string">
                <text:p>AVL</text:p>
                <draw:g>
                  <svg:desc>Sheet1.B1:Sheet1.B1</svg:desc>
                </draw:g>
              </table:table-cell>
              <table:table-cell office:value-type="string">
                <text:p>Pair</text:p>
                <draw:g>
                  <svg:desc>Sheet1.M1:Sheet1.M1</svg:desc>
                </draw:g>
              </table:table-cell>
              <table:table-cell office:value-type="string">
                <text:p>Left-Hybrid</text:p>
                <draw:g>
                  <svg:desc>Sheet1.J1:Sheet1.J1</svg:desc>
                </draw:g>
              </table:table-cell>
              <table:table-cell office:value-type="string">
                <text:p>Gap</text:p>
                <draw:g>
                  <svg:desc>Sheet1.D1:Sheet1.D1</svg:desc>
                </draw:g>
              </table:table-cell>
              <table:table-cell office:value-type="string">
                <text:p>Red-Black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53</svg:desc>
                </draw:g>
              </table:table-cell>
              <table:table-cell office:value-type="float" office:value="0">
                <text:p>0</text:p>
                <draw:g>
                  <svg:desc>Sheet1.N3:Sheet1.N53</svg:desc>
                </draw:g>
              </table:table-cell>
              <table:table-cell office:value-type="float" office:value="0">
                <text:p>0</text:p>
                <draw:g>
                  <svg:desc>Sheet1.B3:Sheet1.B53</svg:desc>
                </draw:g>
              </table:table-cell>
              <table:table-cell office:value-type="float" office:value="0">
                <text:p>0</text:p>
                <draw:g>
                  <svg:desc>Sheet1.M3:Sheet1.M53</svg:desc>
                </draw:g>
              </table:table-cell>
              <table:table-cell office:value-type="float" office:value="0">
                <text:p>0</text:p>
                <draw:g>
                  <svg:desc>Sheet1.J3:Sheet1.J53</svg:desc>
                </draw:g>
              </table:table-cell>
              <table:table-cell office:value-type="float" office:value="0">
                <text:p>0</text:p>
                <draw:g>
                  <svg:desc>Sheet1.D3:Sheet1.D53</svg:desc>
                </draw:g>
              </table:table-cell>
              <table:table-cell office:value-type="float" office:value="0">
                <text:p>0</text:p>
                <draw:g>
                  <svg:desc>Sheet1.H3:Sheet1.H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7">
                <text:p>127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1">
                <text:p>511</text:p>
              </table:table-cell>
              <table:table-cell office:value-type="float" office:value="88">
                <text:p>88</text:p>
              </table:table-cell>
              <table:table-cell office:value-type="float" office:value="72">
                <text:p>72</text:p>
              </table:table-cell>
              <table:table-cell office:value-type="float" office:value="61">
                <text:p>61</text:p>
              </table:table-cell>
              <table:table-cell office:value-type="float" office:value="53">
                <text:p>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23">
                <text:p>1023</text:p>
              </table:table-cell>
              <table:table-cell office:value-type="float" office:value="143">
                <text:p>143</text:p>
              </table:table-cell>
              <table:table-cell office:value-type="float" office:value="111">
                <text:p>111</text:p>
              </table:table-cell>
              <table:table-cell office:value-type="float" office:value="93">
                <text:p>93</text:p>
              </table:table-cell>
              <table:table-cell office:value-type="float" office:value="77">
                <text:p>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047">
                <text:p>2047</text:p>
              </table:table-cell>
              <table:table-cell office:value-type="float" office:value="232">
                <text:p>232</text:p>
              </table:table-cell>
              <table:table-cell office:value-type="float" office:value="170">
                <text:p>170</text:p>
              </table:table-cell>
              <table:table-cell office:value-type="float" office:value="141">
                <text:p>141</text:p>
              </table:table-cell>
              <table:table-cell office:value-type="float" office:value="109">
                <text:p>10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095">
                <text:p>4095</text:p>
              </table:table-cell>
              <table:table-cell office:value-type="float" office:value="376">
                <text:p>376</text:p>
              </table:table-cell>
              <table:table-cell office:value-type="float" office:value="259">
                <text:p>259</text:p>
              </table:table-cell>
              <table:table-cell office:value-type="float" office:value="214">
                <text:p>214</text:p>
              </table:table-cell>
              <table:table-cell office:value-type="float" office:value="157">
                <text:p>15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191">
                <text:p>8191</text:p>
              </table:table-cell>
              <table:table-cell office:value-type="float" office:value="609">
                <text:p>609</text:p>
              </table:table-cell>
              <table:table-cell office:value-type="float" office:value="396">
                <text:p>396</text:p>
              </table:table-cell>
              <table:table-cell office:value-type="float" office:value="324">
                <text:p>324</text:p>
              </table:table-cell>
              <table:table-cell office:value-type="float" office:value="221">
                <text:p>22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383">
                <text:p>16383</text:p>
              </table:table-cell>
              <table:table-cell office:value-type="float" office:value="986">
                <text:p>986</text:p>
              </table:table-cell>
              <table:table-cell office:value-type="float" office:value="603">
                <text:p>603</text:p>
              </table:table-cell>
              <table:table-cell office:value-type="float" office:value="491">
                <text:p>491</text:p>
              </table:table-cell>
              <table:table-cell office:value-type="float" office:value="317">
                <text:p>31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2767">
                <text:p>32767</text:p>
              </table:table-cell>
              <table:table-cell office:value-type="float" office:value="1596">
                <text:p>1596</text:p>
              </table:table-cell>
              <table:table-cell office:value-type="float" office:value="918">
                <text:p>918</text:p>
              </table:table-cell>
              <table:table-cell office:value-type="float" office:value="743">
                <text:p>743</text:p>
              </table:table-cell>
              <table:table-cell office:value-type="float" office:value="445">
                <text:p>44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5535">
                <text:p>65535</text:p>
              </table:table-cell>
              <table:table-cell office:value-type="float" office:value="2583">
                <text:p>2583</text:p>
              </table:table-cell>
              <table:table-cell office:value-type="float" office:value="1399">
                <text:p>1399</text:p>
              </table:table-cell>
              <table:table-cell office:value-type="float" office:value="1125">
                <text:p>1125</text:p>
              </table:table-cell>
              <table:table-cell office:value-type="float" office:value="637">
                <text:p>63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31071">
                <text:p>131071</text:p>
              </table:table-cell>
              <table:table-cell office:value-type="float" office:value="4180">
                <text:p>4180</text:p>
              </table:table-cell>
              <table:table-cell office:value-type="float" office:value="2128">
                <text:p>2128</text:p>
              </table:table-cell>
              <table:table-cell office:value-type="float" office:value="1702">
                <text:p>1702</text:p>
              </table:table-cell>
              <table:table-cell office:value-type="float" office:value="893">
                <text:p>893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62143">
                <text:p>262143</text:p>
              </table:table-cell>
              <table:table-cell office:value-type="float" office:value="6764">
                <text:p>6764</text:p>
              </table:table-cell>
              <table:table-cell office:value-type="float" office:value="3239">
                <text:p>3239</text:p>
              </table:table-cell>
              <table:table-cell office:value-type="float" office:value="2576">
                <text:p>2576</text:p>
              </table:table-cell>
              <table:table-cell office:value-type="float" office:value="1277">
                <text:p>1277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24287">
                <text:p>524287</text:p>
              </table:table-cell>
              <table:table-cell office:value-type="float" office:value="10945">
                <text:p>10945</text:p>
              </table:table-cell>
              <table:table-cell office:value-type="float" office:value="4930">
                <text:p>4930</text:p>
              </table:table-cell>
              <table:table-cell office:value-type="float" office:value="3897">
                <text:p>3897</text:p>
              </table:table-cell>
              <table:table-cell office:value-type="float" office:value="1789">
                <text:p>1789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48575">
                <text:p>1048575</text:p>
              </table:table-cell>
              <table:table-cell office:value-type="float" office:value="17710">
                <text:p>17710</text:p>
              </table:table-cell>
              <table:table-cell office:value-type="float" office:value="7499">
                <text:p>7499</text:p>
              </table:table-cell>
              <table:table-cell office:value-type="float" office:value="5897">
                <text:p>5897</text:p>
              </table:table-cell>
              <table:table-cell office:value-type="float" office:value="2557">
                <text:p>255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97151">
                <text:p>2097151</text:p>
              </table:table-cell>
              <table:table-cell office:value-type="float" office:value="28656">
                <text:p>28656</text:p>
              </table:table-cell>
              <table:table-cell office:value-type="float" office:value="11412">
                <text:p>11412</text:p>
              </table:table-cell>
              <table:table-cell office:value-type="float" office:value="8921">
                <text:p>8921</text:p>
              </table:table-cell>
              <table:table-cell office:value-type="float" office:value="3581">
                <text:p>3581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194303">
                <text:p>4194303</text:p>
              </table:table-cell>
              <table:table-cell office:value-type="float" office:value="46367">
                <text:p>46367</text:p>
              </table:table-cell>
              <table:table-cell office:value-type="float" office:value="17363">
                <text:p>17363</text:p>
              </table:table-cell>
              <table:table-cell office:value-type="float" office:value="13498">
                <text:p>13498</text:p>
              </table:table-cell>
              <table:table-cell office:value-type="float" office:value="5117">
                <text:p>5117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388607">
                <text:p>8388607</text:p>
              </table:table-cell>
              <table:table-cell office:value-type="float" office:value="75024">
                <text:p>75024</text:p>
              </table:table-cell>
              <table:table-cell office:value-type="float" office:value="26414">
                <text:p>26414</text:p>
              </table:table-cell>
              <table:table-cell office:value-type="float" office:value="20420">
                <text:p>20420</text:p>
              </table:table-cell>
              <table:table-cell office:value-type="float" office:value="7165">
                <text:p>7165</text:p>
              </table:table-cell>
              <table:table-cell office:value-type="float" office:value="6142">
                <text:p>61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6777215">
                <text:p>16777215</text:p>
              </table:table-cell>
              <table:table-cell office:value-type="float" office:value="121392">
                <text:p>121392</text:p>
              </table:table-cell>
              <table:table-cell office:value-type="float" office:value="40191">
                <text:p>40191</text:p>
              </table:table-cell>
              <table:table-cell office:value-type="float" office:value="30895">
                <text:p>30895</text:p>
              </table:table-cell>
              <table:table-cell office:value-type="float" office:value="10237">
                <text:p>10237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3554431">
                <text:p>33554431</text:p>
              </table:table-cell>
              <table:table-cell office:value-type="float" office:value="196417">
                <text:p>196417</text:p>
              </table:table-cell>
              <table:table-cell office:value-type="float" office:value="61144">
                <text:p>61144</text:p>
              </table:table-cell>
              <table:table-cell office:value-type="float" office:value="46739">
                <text:p>46739</text:p>
              </table:table-cell>
              <table:table-cell office:value-type="float" office:value="14333">
                <text:p>14333</text:p>
              </table:table-cell>
              <table:table-cell office:value-type="float" office:value="12286">
                <text:p>122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7108863">
                <text:p>67108863</text:p>
              </table:table-cell>
              <table:table-cell office:value-type="float" office:value="317810">
                <text:p>317810</text:p>
              </table:table-cell>
              <table:table-cell office:value-type="float" office:value="93023">
                <text:p>93023</text:p>
              </table:table-cell>
              <table:table-cell office:value-type="float" office:value="70713">
                <text:p>70713</text:p>
              </table:table-cell>
              <table:table-cell office:value-type="float" office:value="20477">
                <text:p>20477</text:p>
              </table:table-cell>
              <table:table-cell office:value-type="float" office:value="16382">
                <text:p>163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34217727">
                <text:p>134217727</text:p>
              </table:table-cell>
              <table:table-cell office:value-type="float" office:value="514228">
                <text:p>514228</text:p>
              </table:table-cell>
              <table:table-cell office:value-type="float" office:value="141530">
                <text:p>141530</text:p>
              </table:table-cell>
              <table:table-cell office:value-type="float" office:value="106978">
                <text:p>106978</text:p>
              </table:table-cell>
              <table:table-cell office:value-type="float" office:value="28669">
                <text:p>28669</text:p>
              </table:table-cell>
              <table:table-cell office:value-type="float" office:value="24574">
                <text:p>245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68435455">
                <text:p>268435455</text:p>
              </table:table-cell>
              <table:table-cell office:value-type="float" office:value="832039">
                <text:p>832039</text:p>
              </table:table-cell>
              <table:table-cell office:value-type="float" office:value="215315">
                <text:p>215315</text:p>
              </table:table-cell>
              <table:table-cell office:value-type="float" office:value="161848">
                <text:p>161848</text:p>
              </table:table-cell>
              <table:table-cell office:value-type="float" office:value="40957">
                <text:p>40957</text:p>
              </table:table-cell>
              <table:table-cell office:value-type="float" office:value="32766">
                <text:p>327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36870911">
                <text:p>536870911</text:p>
              </table:table-cell>
              <table:table-cell office:value-type="float" office:value="1346268">
                <text:p>1346268</text:p>
              </table:table-cell>
              <table:table-cell office:value-type="float" office:value="327580">
                <text:p>327580</text:p>
              </table:table-cell>
              <table:table-cell office:value-type="float" office:value="244853">
                <text:p>244853</text:p>
              </table:table-cell>
              <table:table-cell office:value-type="float" office:value="57341">
                <text:p>57341</text:p>
              </table:table-cell>
              <table:table-cell office:value-type="float" office:value="49150">
                <text:p>491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73741823">
                <text:p>1073741823</text:p>
              </table:table-cell>
              <table:table-cell office:value-type="float" office:value="2178308">
                <text:p>2178308</text:p>
              </table:table-cell>
              <table:table-cell office:value-type="float" office:value="498379">
                <text:p>498379</text:p>
              </table:table-cell>
              <table:table-cell office:value-type="float" office:value="370437">
                <text:p>370437</text:p>
              </table:table-cell>
              <table:table-cell office:value-type="float" office:value="81917">
                <text:p>81917</text:p>
              </table:table-cell>
              <table:table-cell office:value-type="float" office:value="65534">
                <text:p>655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147483647">
                <text:p>2147483647</text:p>
              </table:table-cell>
              <table:table-cell office:value-type="float" office:value="3524577">
                <text:p>3524577</text:p>
              </table:table-cell>
              <table:table-cell office:value-type="float" office:value="758214">
                <text:p>758214</text:p>
              </table:table-cell>
              <table:table-cell office:value-type="float" office:value="560421">
                <text:p>560421</text:p>
              </table:table-cell>
              <table:table-cell office:value-type="float" office:value="114685">
                <text:p>114685</text:p>
              </table:table-cell>
              <table:table-cell office:value-type="float" office:value="98302">
                <text:p>983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294967295">
                <text:p>4294967295</text:p>
              </table:table-cell>
              <table:table-cell office:value-type="float" office:value="5702886">
                <text:p>5702886</text:p>
              </table:table-cell>
              <table:table-cell office:value-type="float" office:value="1153543">
                <text:p>1153543</text:p>
              </table:table-cell>
              <table:table-cell office:value-type="float" office:value="847854">
                <text:p>847854</text:p>
              </table:table-cell>
              <table:table-cell office:value-type="float" office:value="163837">
                <text:p>163837</text:p>
              </table:table-cell>
              <table:table-cell office:value-type="float" office:value="131070">
                <text:p>1310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589934591">
                <text:p>8589934591</text:p>
              </table:table-cell>
              <table:table-cell office:value-type="float" office:value="9227464">
                <text:p>9227464</text:p>
              </table:table-cell>
              <table:table-cell office:value-type="float" office:value="1754976">
                <text:p>1754976</text:p>
              </table:table-cell>
              <table:table-cell office:value-type="float" office:value="1282692">
                <text:p>1282692</text:p>
              </table:table-cell>
              <table:table-cell office:value-type="float" office:value="229373">
                <text:p>229373</text:p>
              </table:table-cell>
              <table:table-cell office:value-type="float" office:value="196606">
                <text:p>1966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7179869183">
                <text:p>17179869183</text:p>
              </table:table-cell>
              <table:table-cell office:value-type="float" office:value="14930351">
                <text:p>14930351</text:p>
              </table:table-cell>
              <table:table-cell office:value-type="float" office:value="2669975">
                <text:p>2669975</text:p>
              </table:table-cell>
              <table:table-cell office:value-type="float" office:value="1940563">
                <text:p>1940563</text:p>
              </table:table-cell>
              <table:table-cell office:value-type="float" office:value="327677">
                <text:p>327677</text:p>
              </table:table-cell>
              <table:table-cell office:value-type="float" office:value="262142">
                <text:p>2621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4359738367">
                <text:p>34359738367</text:p>
              </table:table-cell>
              <table:table-cell office:value-type="float" office:value="24157816">
                <text:p>24157816</text:p>
              </table:table-cell>
              <table:table-cell office:value-type="float" office:value="4062066">
                <text:p>4062066</text:p>
              </table:table-cell>
              <table:table-cell office:value-type="float" office:value="2935823">
                <text:p>2935823</text:p>
              </table:table-cell>
              <table:table-cell office:value-type="float" office:value="458749">
                <text:p>458749</text:p>
              </table:table-cell>
              <table:table-cell office:value-type="float" office:value="393214">
                <text:p>393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8719476735">
                <text:p>68719476735</text:p>
              </table:table-cell>
              <table:table-cell office:value-type="float" office:value="39088168">
                <text:p>39088168</text:p>
              </table:table-cell>
              <table:table-cell office:value-type="float" office:value="6179931">
                <text:p>6179931</text:p>
              </table:table-cell>
              <table:table-cell office:value-type="float" office:value="4441549">
                <text:p>4441549</text:p>
              </table:table-cell>
              <table:table-cell office:value-type="float" office:value="655357">
                <text:p>655357</text:p>
              </table:table-cell>
              <table:table-cell office:value-type="float" office:value="524286">
                <text:p>5242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37438953471">
                <text:p>137438953471</text:p>
              </table:table-cell>
              <table:table-cell office:value-type="float" office:value="63245985">
                <text:p>63245985</text:p>
              </table:table-cell>
              <table:table-cell office:value-type="float" office:value="9402020">
                <text:p>9402020</text:p>
              </table:table-cell>
              <table:table-cell office:value-type="float" office:value="6719502">
                <text:p>6719502</text:p>
              </table:table-cell>
              <table:table-cell office:value-type="float" office:value="917501">
                <text:p>917501</text:p>
              </table:table-cell>
              <table:table-cell office:value-type="float" office:value="786430">
                <text:p>7864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74877906943">
                <text:p>274877906943</text:p>
              </table:table-cell>
              <table:table-cell office:value-type="float" office:value="102334154">
                <text:p>102334154</text:p>
              </table:table-cell>
              <table:table-cell office:value-type="float" office:value="14304067">
                <text:p>14304067</text:p>
              </table:table-cell>
              <table:table-cell office:value-type="float" office:value="10165792">
                <text:p>10165792</text:p>
              </table:table-cell>
              <table:table-cell office:value-type="float" office:value="1310717">
                <text:p>1310717</text:p>
              </table:table-cell>
              <table:table-cell office:value-type="float" office:value="1048574">
                <text:p>10485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49755813887">
                <text:p>549755813887</text:p>
              </table:table-cell>
              <table:table-cell office:value-type="float" office:value="165580140">
                <text:p>165580140</text:p>
              </table:table-cell>
              <table:table-cell office:value-type="float" office:value="21761886">
                <text:p>21761886</text:p>
              </table:table-cell>
              <table:table-cell office:value-type="float" office:value="15379569">
                <text:p>15379569</text:p>
              </table:table-cell>
              <table:table-cell office:value-type="float" office:value="1835005">
                <text:p>1835005</text:p>
              </table:table-cell>
              <table:table-cell office:value-type="float" office:value="1572862">
                <text:p>15728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99511627775">
                <text:p>1099511627775</text:p>
              </table:table-cell>
              <table:table-cell office:value-type="float" office:value="267914295">
                <text:p>267914295</text:p>
              </table:table-cell>
              <table:table-cell office:value-type="float" office:value="33108111">
                <text:p>33108111</text:p>
              </table:table-cell>
              <table:table-cell office:value-type="float" office:value="23267409">
                <text:p>23267409</text:p>
              </table:table-cell>
              <table:table-cell office:value-type="float" office:value="2621437">
                <text:p>2621437</text:p>
              </table:table-cell>
              <table:table-cell office:value-type="float" office:value="2097150">
                <text:p>20971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199023255551">
                <text:p>2199023255551</text:p>
              </table:table-cell>
              <table:table-cell office:value-type="float" office:value="433494436">
                <text:p>433494436</text:p>
              </table:table-cell>
              <table:table-cell office:value-type="float" office:value="50370024">
                <text:p>50370024</text:p>
              </table:table-cell>
              <table:table-cell office:value-type="float" office:value="35200689">
                <text:p>35200689</text:p>
              </table:table-cell>
              <table:table-cell office:value-type="float" office:value="3670013">
                <text:p>3670013</text:p>
              </table:table-cell>
              <table:table-cell office:value-type="float" office:value="3145726">
                <text:p>31457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398046511103">
                <text:p>4398046511103</text:p>
              </table:table-cell>
              <table:table-cell office:value-type="float" office:value="701408732">
                <text:p>701408732</text:p>
              </table:table-cell>
              <table:table-cell office:value-type="float" office:value="76631887">
                <text:p>76631887</text:p>
              </table:table-cell>
              <table:table-cell office:value-type="float" office:value="53254322">
                <text:p>53254322</text:p>
              </table:table-cell>
              <table:table-cell office:value-type="float" office:value="5242877">
                <text:p>5242877</text:p>
              </table:table-cell>
              <table:table-cell office:value-type="float" office:value="4194302">
                <text:p>41943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796093022207">
                <text:p>8796093022207</text:p>
              </table:table-cell>
              <table:table-cell office:value-type="float" office:value="1134903169">
                <text:p>1134903169</text:p>
              </table:table-cell>
              <table:table-cell office:value-type="float" office:value="116586250">
                <text:p>116586250</text:p>
              </table:table-cell>
              <table:table-cell office:value-type="float" office:value="80567172">
                <text:p>80567172</text:p>
              </table:table-cell>
              <table:table-cell office:value-type="float" office:value="7340029">
                <text:p>7340029</text:p>
              </table:table-cell>
              <table:table-cell office:value-type="float" office:value="6291454">
                <text:p>62914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7592186044415">
                <text:p>17592186044415</text:p>
              </table:table-cell>
              <table:table-cell office:value-type="float" office:value="1836311902">
                <text:p>1836311902</text:p>
              </table:table-cell>
              <table:table-cell office:value-type="float" office:value="177371939">
                <text:p>177371939</text:p>
              </table:table-cell>
              <table:table-cell office:value-type="float" office:value="121888215">
                <text:p>121888215</text:p>
              </table:table-cell>
              <table:table-cell office:value-type="float" office:value="10485757">
                <text:p>10485757</text:p>
              </table:table-cell>
              <table:table-cell office:value-type="float" office:value="8388606">
                <text:p>83886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5184372088831">
                <text:p>35184372088831</text:p>
              </table:table-cell>
              <table:table-cell office:value-type="float" office:value="2971215072">
                <text:p>2971215072</text:p>
              </table:table-cell>
              <table:table-cell office:value-type="float" office:value="269850028">
                <text:p>269850028</text:p>
              </table:table-cell>
              <table:table-cell office:value-type="float" office:value="184401755">
                <text:p>184401755</text:p>
              </table:table-cell>
              <table:table-cell office:value-type="float" office:value="14680061">
                <text:p>14680061</text:p>
              </table:table-cell>
              <table:table-cell office:value-type="float" office:value="12582910">
                <text:p>125829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70368744177663">
                <text:p>70368744177663</text:p>
              </table:table-cell>
              <table:table-cell office:value-type="float" office:value="4807526975">
                <text:p>4807526975</text:p>
              </table:table-cell>
              <table:table-cell office:value-type="float" office:value="410544443">
                <text:p>410544443</text:p>
              </table:table-cell>
              <table:table-cell office:value-type="float" office:value="278977121">
                <text:p>278977121</text:p>
              </table:table-cell>
              <table:table-cell office:value-type="float" office:value="20971517">
                <text:p>20971517</text:p>
              </table:table-cell>
              <table:table-cell office:value-type="float" office:value="16777214">
                <text:p>167772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40737488355327">
                <text:p>140737488355327</text:p>
              </table:table-cell>
              <table:table-cell office:value-type="float" office:value="7778742048">
                <text:p>7778742048</text:p>
              </table:table-cell>
              <table:table-cell office:value-type="float" office:value="624593910">
                <text:p>624593910</text:p>
              </table:table-cell>
              <table:table-cell office:value-type="float" office:value="422057834">
                <text:p>422057834</text:p>
              </table:table-cell>
              <table:table-cell office:value-type="float" office:value="29360125">
                <text:p>29360125</text:p>
              </table:table-cell>
              <table:table-cell office:value-type="float" office:value="25165822">
                <text:p>25165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1474976710655">
                <text:p>281474976710655</text:p>
              </table:table-cell>
              <table:table-cell office:value-type="float" office:value="12586269024">
                <text:p>12586269024</text:p>
              </table:table-cell>
              <table:table-cell office:value-type="float" office:value="950244503">
                <text:p>950244503</text:p>
              </table:table-cell>
              <table:table-cell office:value-type="float" office:value="638521416">
                <text:p>638521416</text:p>
              </table:table-cell>
              <table:table-cell office:value-type="float" office:value="41943037">
                <text:p>41943037</text:p>
              </table:table-cell>
              <table:table-cell office:value-type="float" office:value="33554430">
                <text:p>335544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62949953421311">
                <text:p>562949953421311</text:p>
              </table:table-cell>
              <table:table-cell office:value-type="float" office:value="20365011073">
                <text:p>20365011073</text:p>
              </table:table-cell>
              <table:table-cell office:value-type="float" office:value="1445682800">
                <text:p>1445682800</text:p>
              </table:table-cell>
              <table:table-cell office:value-type="float" office:value="966003885">
                <text:p>966003885</text:p>
              </table:table-cell>
              <table:table-cell office:value-type="float" office:value="58720253">
                <text:p>58720253</text:p>
              </table:table-cell>
              <table:table-cell office:value-type="float" office:value="50331646">
                <text:p>503316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12589990684262E+015">
                <text:p>1.12589990684262E+015</text:p>
              </table:table-cell>
              <table:table-cell office:value-type="float" office:value="32951280098">
                <text:p>32951280098</text:p>
              </table:table-cell>
              <table:table-cell office:value-type="float" office:value="2199432327">
                <text:p>2199432327</text:p>
              </table:table-cell>
              <table:table-cell office:value-type="float" office:value="1461444589">
                <text:p>1461444589</text:p>
              </table:table-cell>
              <table:table-cell office:value-type="float" office:value="83886077">
                <text:p>83886077</text:p>
              </table:table-cell>
              <table:table-cell office:value-type="float" office:value="67108862">
                <text:p>671088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